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OpenSymbol" svg:font-family="OpenSymbol" style:font-family-generic="system" style:font-charset="x-symbol"/>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37e85a"/>
    </style:style>
    <style:style style:name="P3" style:family="paragraph" style:parent-style-name="Standard">
      <style:text-properties officeooo:paragraph-rsid="003a1116"/>
    </style:style>
    <style:style style:name="P4" style:family="paragraph" style:parent-style-name="Standard">
      <style:text-properties style:font-name="Verdana" fo:font-size="10pt" style:font-size-asian="10pt" style:font-size-complex="10pt"/>
    </style:style>
    <style:style style:name="P5" style:family="paragraph" style:parent-style-name="Standard">
      <style:paragraph-properties fo:text-align="justify" style:justify-single-word="false"/>
      <style:text-properties style:font-name="Verdana" fo:font-size="10pt" style:font-size-asian="10pt" style:font-size-complex="10pt"/>
    </style:style>
    <style:style style:name="P6" style:family="paragraph" style:parent-style-name="Standard">
      <style:paragraph-properties fo:text-align="center" style:justify-single-word="false"/>
      <style:text-properties style:font-name="Verdana" fo:font-size="10pt" style:font-size-asian="10pt" style:font-size-complex="10pt"/>
    </style:style>
    <style:style style:name="P7" style:family="paragraph" style:parent-style-name="Standard">
      <style:text-properties style:font-name="Verdana" fo:font-size="10pt" officeooo:paragraph-rsid="002fe7b7" style:font-size-asian="10pt" style:font-size-complex="10pt"/>
    </style:style>
    <style:style style:name="P8" style:family="paragraph" style:parent-style-name="Standard">
      <style:text-properties style:font-name="Verdana" fo:font-size="10pt" officeooo:paragraph-rsid="0037e85a" style:font-size-asian="10pt" style:font-size-complex="10pt"/>
    </style:style>
    <style:style style:name="P9" style:family="paragraph" style:parent-style-name="Standard">
      <style:text-properties style:font-name="Verdana" fo:font-size="10pt" fo:font-weight="bold" style:font-size-asian="10pt" style:font-weight-asian="bold" style:font-size-complex="10pt" style:font-weight-complex="bold"/>
    </style:style>
    <style:style style:name="P10" style:family="paragraph" style:parent-style-name="Standard">
      <style:text-properties style:font-name="Verdana" fo:font-size="10pt" fo:font-weight="bold" officeooo:rsid="002d791c" officeooo:paragraph-rsid="0037e85a" style:font-size-asian="10pt" style:font-weight-asian="bold" style:font-size-complex="10pt" style:font-weight-complex="bold"/>
    </style:style>
    <style:style style:name="P11" style:family="paragraph" style:parent-style-name="Standard">
      <style:paragraph-properties fo:text-align="justify" style:justify-single-word="false"/>
      <style:text-properties officeooo:paragraph-rsid="002fe7b7"/>
    </style:style>
    <style:style style:name="P12" style:family="paragraph" style:parent-style-name="Standard">
      <style:paragraph-properties fo:text-align="justify" style:justify-single-word="false"/>
      <style:text-properties officeooo:paragraph-rsid="00374e75"/>
    </style:style>
    <style:style style:name="P13" style:family="paragraph" style:parent-style-name="Standard">
      <style:text-properties style:font-name="Verdana1" fo:font-size="10pt" fo:font-weight="bold" officeooo:paragraph-rsid="001fa6d3" style:font-size-asian="10pt" style:font-weight-asian="bold" style:font-size-complex="10pt" style:font-weight-complex="bold"/>
    </style:style>
    <style:style style:name="P14" style:family="paragraph" style:parent-style-name="Standard">
      <style:text-properties style:font-name="Verdana1" fo:font-size="10pt" fo:font-weight="bold" officeooo:paragraph-rsid="003a1116" style:font-size-asian="10pt" style:font-weight-asian="bold" style:font-size-complex="10pt" style:font-weight-complex="bold"/>
    </style:style>
    <style:style style:name="P15" style:family="paragraph" style:parent-style-name="Standard">
      <style:text-properties style:font-name="Verdana1" fo:font-size="10pt" fo:font-weight="bold" officeooo:paragraph-rsid="0037e85a" style:font-size-asian="10pt" style:font-weight-asian="bold" style:font-size-complex="10pt" style:font-weight-complex="bold"/>
    </style:style>
    <style:style style:name="P16" style:family="paragraph" style:parent-style-name="Standard">
      <style:text-properties fo:color="#000000" loext:opacity="100%" style:font-name="Verdana" fo:font-size="10pt" style:font-size-asian="10pt" style:font-name-complex="Times New Roman" style:font-size-complex="10pt"/>
    </style:style>
    <style:style style:name="P17" style:family="paragraph" style:parent-style-name="Standard">
      <style:paragraph-properties fo:margin-left="0.635cm" fo:margin-right="0cm" fo:text-align="justify" style:justify-single-word="false" fo:text-indent="0cm" style:auto-text-indent="false">
        <style:tab-stops/>
      </style:paragraph-properties>
    </style:style>
    <style:style style:name="P18"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4505e"/>
    </style:style>
    <style:style style:name="P19"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3fe7df"/>
    </style:style>
    <style:style style:name="P20" style:family="paragraph" style:parent-style-name="Standard">
      <style:paragraph-properties fo:margin-left="0.635cm" fo:margin-right="0cm" fo:text-align="justify" style:justify-single-word="false" fo:text-indent="0cm" style:auto-text-indent="false">
        <style:tab-stops/>
      </style:paragraph-properties>
      <style:text-properties style:font-name="Verdana" fo:font-size="10pt" style:font-size-asian="10pt" style:font-size-complex="10pt"/>
    </style:style>
    <style:style style:name="P21" style:family="paragraph" style:parent-style-name="Standard">
      <style:paragraph-properties fo:margin-left="0.635cm" fo:margin-right="0cm" fo:text-indent="0cm" style:auto-text-indent="false">
        <style:tab-stops/>
      </style:paragraph-properties>
      <style:text-properties style:font-name="Verdana" fo:font-size="10pt" style:font-size-asian="10pt" style:font-size-complex="10pt"/>
    </style:style>
    <style:style style:name="P22" style:family="paragraph" style:parent-style-name="Standard">
      <style:paragraph-properties fo:margin-left="0.635cm" fo:margin-right="0cm" fo:text-align="justify" style:justify-single-word="false" fo:text-indent="1.251cm" style:auto-text-indent="false">
        <style:tab-stops/>
      </style:paragraph-properties>
    </style:style>
    <style:style style:name="P23" style:family="paragraph" style:parent-style-name="Standard">
      <style:paragraph-properties fo:margin-left="1.905cm" fo:margin-right="0cm" fo:text-align="justify" style:justify-single-word="false" fo:text-indent="1.251cm" style:auto-text-indent="false">
        <style:tab-stops/>
      </style:paragraph-properties>
    </style:style>
    <style:style style:name="P24" style:family="paragraph" style:parent-style-name="Standard">
      <style:paragraph-properties fo:margin-left="1.905cm" fo:margin-right="0cm" fo:text-align="justify" style:justify-single-word="false" fo:text-indent="1.251cm" style:auto-text-indent="false">
        <style:tab-stops/>
      </style:paragraph-properties>
      <style:text-properties style:font-name="Verdana" fo:font-size="10pt" style:font-size-asian="10pt" style:font-size-complex="10pt"/>
    </style:style>
    <style:style style:name="P25" style:family="paragraph" style:parent-style-name="Normal">
      <style:paragraph-properties fo:margin-left="0cm" fo:margin-right="0cm" fo:text-align="justify" style:justify-single-word="false" fo:hyphenation-ladder-count="no-limit" fo:text-indent="-0.635cm" style:auto-text-indent="false" style:vertical-align="auto"/>
      <style:text-properties fo:hyphenate="true" loext:hyphenation-no-caps="false"/>
    </style:style>
    <style:style style:name="P26" style:family="paragraph" style:parent-style-name="Normal">
      <style:paragraph-properties fo:margin-left="0cm" fo:margin-right="0cm" fo:hyphenation-ladder-count="no-limit" fo:text-indent="-0.635cm" style:auto-text-indent="false" style:vertical-align="auto"/>
      <style:text-properties fo:hyphenate="true" loext:hyphenation-no-caps="false"/>
    </style:style>
    <style:style style:name="P27" style:family="paragraph" style:parent-style-name="Normal">
      <style:paragraph-properties fo:hyphenation-ladder-count="no-limit" style:vertical-align="auto"/>
      <style:text-properties fo:hyphenate="true" loext:hyphenation-no-caps="false"/>
    </style:style>
    <style:style style:name="P28" style:family="paragraph" style:parent-style-name="Normal">
      <style:paragraph-properties fo:text-align="justify" style:justify-single-word="false" fo:hyphenation-ladder-count="no-limit" style:text-autospace="none" style:vertical-align="auto"/>
      <style:text-properties fo:hyphenate="true" loext:hyphenation-no-caps="false"/>
    </style:style>
    <style:style style:name="P29" style:family="paragraph" style:parent-style-name="Normal">
      <style:paragraph-properties fo:hyphenation-ladder-count="no-limit" style:vertical-align="auto"/>
      <style:text-properties style:font-name="Verdana"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fo:hyphenate="true" loext:hyphenation-no-caps="false"/>
    </style:style>
    <style:style style:name="P30" style:family="paragraph" style:parent-style-name="Normal">
      <style:paragraph-properties fo:hyphenation-ladder-count="no-limit" style:vertical-align="auto"/>
      <style:text-properties style:font-name="Verdana" fo:font-size="10pt" fo:language="en" fo:country="US" style:letter-kerning="false" style:font-name-asian="Times New Roman" style:font-size-asian="10pt" style:language-asian="en" style:country-asian="US" style:font-name-complex="Times New Roman" style:font-size-complex="10pt" style:language-complex="ar" style:country-complex="SA" fo:hyphenate="true" loext:hyphenation-no-caps="false"/>
    </style:style>
    <style:style style:name="P31" style:family="paragraph" style:parent-style-name="Normal">
      <style:paragraph-properties fo:hyphenation-ladder-count="no-limit" style:vertical-align="auto"/>
      <style:text-properties style:font-name="Verdana" fo:font-size="10pt" style:font-size-asian="10pt" style:font-size-complex="10pt" fo:hyphenate="true" loext:hyphenation-no-caps="false"/>
    </style:style>
    <style:style style:name="P32" style:family="paragraph" style:parent-style-name="Normal">
      <style:paragraph-properties fo:margin-left="0cm" fo:margin-right="0cm" fo:text-align="justify" style:justify-single-word="false" fo:hyphenation-ladder-count="no-limit" fo:text-indent="-0.7cm" style:auto-text-indent="false" style:vertical-align="auto"/>
      <style:text-properties fo:hyphenate="true" loext:hyphenation-no-caps="false"/>
    </style:style>
    <style:style style:name="P33" style:family="paragraph" style:parent-style-name="Standard">
      <style:paragraph-properties fo:margin-left="1.251cm" fo:margin-right="0cm" fo:text-align="justify" style:justify-single-word="false" fo:text-indent="0cm" style:auto-text-indent="false"/>
      <style:text-properties style:font-name="Verdana" fo:font-size="10pt" officeooo:rsid="002a3972" officeooo:paragraph-rsid="002fe7b7" style:font-size-asian="10pt" style:font-size-complex="10pt"/>
    </style:style>
    <style:style style:name="P34" style:family="paragraph" style:parent-style-name="Standard">
      <style:paragraph-properties fo:margin-left="1.251cm" fo:margin-right="0cm" fo:text-align="justify" style:justify-single-word="false" fo:text-indent="0cm" style:auto-text-indent="false"/>
      <style:text-properties style:font-name="Verdana" fo:font-size="10pt" officeooo:paragraph-rsid="002fe7b7" style:font-size-asian="10pt" style:font-size-complex="10pt"/>
    </style:style>
    <style:style style:name="P35" style:family="paragraph" style:parent-style-name="Standard">
      <style:paragraph-properties fo:margin-left="1.251cm" fo:margin-right="0cm" fo:text-align="justify" style:justify-single-word="false" fo:text-indent="0cm" style:auto-text-indent="false"/>
      <style:text-properties style:font-name="Verdana" fo:font-size="10pt" officeooo:paragraph-rsid="0037e85a" style:font-size-asian="10pt" style:font-size-complex="10pt"/>
    </style:style>
    <style:style style:name="P36" style:family="paragraph" style:parent-style-name="Standard">
      <style:paragraph-properties fo:margin-left="1.251cm" fo:margin-right="0cm" fo:text-align="justify" style:justify-single-word="false" fo:text-indent="0cm" style:auto-text-indent="false"/>
      <style:text-properties style:font-name="Verdana" fo:font-size="10pt" fo:font-weight="normal" officeooo:rsid="002d791c" officeooo:paragraph-rsid="0037e85a" style:font-size-asian="10pt" style:font-weight-asian="normal" style:font-size-complex="10pt"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style:font-name="Verdana" fo:font-size="10pt" fo:font-weight="normal" officeooo:rsid="0034f5d8" officeooo:paragraph-rsid="0037e85a" style:font-size-asian="10pt" style:font-weight-asian="normal" style:font-size-complex="10pt" style:font-weight-complex="normal"/>
    </style:style>
    <style:style style:name="P38" style:family="paragraph" style:parent-style-name="Standard">
      <style:paragraph-properties fo:margin-left="1.251cm" fo:margin-right="0cm" fo:text-align="justify" style:justify-single-word="false" fo:text-indent="0cm" style:auto-text-indent="false"/>
      <style:text-properties officeooo:paragraph-rsid="002fe7b7"/>
    </style:style>
    <style:style style:name="P39" style:family="paragraph" style:parent-style-name="Standard">
      <style:paragraph-properties fo:margin-left="1.27cm" fo:margin-right="0cm" fo:text-indent="0cm" style:auto-text-indent="false">
        <style:tab-stops/>
      </style:paragraph-properties>
      <style:text-properties style:font-name="Verdana" fo:font-size="10pt" style:font-size-asian="10pt" style:font-size-complex="10pt"/>
    </style:style>
    <style:style style:name="P40" style:family="paragraph" style:parent-style-name="Standard">
      <style:paragraph-properties fo:margin-left="1.27cm" fo:margin-right="0cm" fo:text-indent="0cm" style:auto-text-indent="false">
        <style:tab-stops/>
      </style:paragraph-properties>
      <style:text-properties style:font-name="Verdana" fo:font-size="10pt" officeooo:paragraph-rsid="002fe7b7" style:font-size-asian="10pt" style:font-size-complex="10pt"/>
    </style:style>
    <style:style style:name="P41" style:family="paragraph" style:parent-style-name="Standard">
      <style:paragraph-properties fo:margin-left="2.54cm" fo:margin-right="0cm" fo:text-indent="0cm" style:auto-text-indent="false">
        <style:tab-stops/>
      </style:paragraph-properties>
      <style:text-properties style:font-name="Verdana" fo:font-size="10pt" style:font-size-asian="10pt" style:font-size-complex="10pt"/>
    </style:style>
    <style:style style:name="P42" style:family="paragraph" style:parent-style-name="Standard">
      <style:paragraph-properties fo:margin-left="1.251cm" fo:margin-right="0cm" fo:text-indent="0.616cm" style:auto-text-indent="false">
        <style:tab-stops/>
      </style:paragraph-properties>
      <style:text-properties style:font-name="Verdana" fo:font-size="10pt" officeooo:paragraph-rsid="002fe7b7" style:font-size-asian="10pt" style:font-size-complex="10pt"/>
    </style:style>
    <style:style style:name="P43" style:family="paragraph" style:parent-style-name="Standard">
      <style:paragraph-properties fo:margin-left="1.251cm" fo:margin-right="0cm" fo:text-align="justify" style:justify-single-word="false" fo:text-indent="1.251cm" style:auto-text-indent="false">
        <style:tab-stops/>
      </style:paragraph-properties>
    </style:style>
    <style:style style:name="P44" style:family="paragraph" style:parent-style-name="Standard" style:master-page-name="MP0">
      <style:paragraph-properties fo:text-align="center" style:justify-single-word="false" style:page-number="auto" fo:break-before="page"/>
      <style:text-properties style:font-name="Verdana" fo:font-size="10pt" style:font-size-asian="10pt" style:font-size-complex="10pt"/>
    </style:style>
    <style:style style:name="P45" style:family="paragraph" style:parent-style-name="Standard" style:list-style-name="L1"/>
    <style:style style:name="P46" style:family="paragraph" style:parent-style-name="Standard" style:list-style-name="L1">
      <style:text-properties officeooo:paragraph-rsid="0026b600"/>
    </style:style>
    <style:style style:name="P47" style:family="paragraph" style:parent-style-name="Standard" style:list-style-name="L1">
      <style:text-properties officeooo:paragraph-rsid="0034f5d8"/>
    </style:style>
    <style:style style:name="P48" style:family="paragraph" style:parent-style-name="Standard" style:list-style-name="L1">
      <style:text-properties officeooo:paragraph-rsid="002a3972"/>
    </style:style>
    <style:style style:name="P49" style:family="paragraph" style:parent-style-name="Standard" style:list-style-name="L1">
      <style:text-properties officeooo:paragraph-rsid="00284f68"/>
    </style:style>
    <style:style style:name="P50" style:family="paragraph" style:parent-style-name="Standard" style:list-style-name="L1">
      <style:text-properties officeooo:paragraph-rsid="002fe7b7"/>
    </style:style>
    <style:style style:name="P51" style:family="paragraph" style:parent-style-name="Standard" style:list-style-name="L1">
      <style:text-properties officeooo:paragraph-rsid="003a1116"/>
    </style:style>
    <style:style style:name="P52" style:family="paragraph" style:parent-style-name="Standard" style:list-style-name="L1">
      <style:text-properties officeooo:paragraph-rsid="0037e85a"/>
    </style:style>
    <style:style style:name="P53" style:family="paragraph" style:parent-style-name="Standard" style:list-style-name="L1">
      <style:text-properties officeooo:paragraph-rsid="00374e75"/>
    </style:style>
    <style:style style:name="P54" style:family="paragraph" style:parent-style-name="Standard" style:list-style-name="L1">
      <style:text-properties officeooo:paragraph-rsid="003e9a58"/>
    </style:style>
    <style:style style:name="P55" style:family="paragraph" style:parent-style-name="Standard" style:list-style-name="L1">
      <style:text-properties officeooo:paragraph-rsid="0039bd7c"/>
    </style:style>
    <style:style style:name="P56" style:family="paragraph" style:parent-style-name="Standard" style:list-style-name="L1">
      <style:text-properties officeooo:paragraph-rsid="00462296"/>
    </style:style>
    <style:style style:name="P57" style:family="paragraph" style:parent-style-name="Standard" style:list-style-name="L1">
      <style:text-properties officeooo:paragraph-rsid="004671e5"/>
    </style:style>
    <style:style style:name="P58" style:family="paragraph" style:parent-style-name="Standard" style:list-style-name="L1">
      <style:text-properties officeooo:paragraph-rsid="004e28f9"/>
    </style:style>
    <style:style style:name="P59" style:family="paragraph" style:parent-style-name="Standard" style:list-style-name="L2">
      <style:paragraph-properties fo:text-align="justify" style:justify-single-word="false">
        <style:tab-stops/>
      </style:paragraph-properties>
      <style:text-properties officeooo:paragraph-rsid="0034f5d8"/>
    </style:style>
    <style:style style:name="P60" style:family="paragraph" style:parent-style-name="Standard" style:list-style-name="L2">
      <style:paragraph-properties fo:text-align="justify" style:justify-single-word="false">
        <style:tab-stops/>
      </style:paragraph-properties>
      <style:text-properties officeooo:paragraph-rsid="00462296"/>
    </style:style>
    <style:style style:name="P61" style:family="paragraph" style:parent-style-name="Standard" style:list-style-name="L20">
      <style:paragraph-properties fo:text-align="justify" style:justify-single-word="false">
        <style:tab-stops/>
      </style:paragraph-properties>
      <style:text-properties officeooo:paragraph-rsid="00462296"/>
    </style:style>
    <style:style style:name="P62" style:family="paragraph" style:parent-style-name="Standard" style:list-style-name="L21">
      <style:paragraph-properties fo:text-align="justify" style:justify-single-word="false">
        <style:tab-stops/>
      </style:paragraph-properties>
      <style:text-properties officeooo:paragraph-rsid="00462296"/>
    </style:style>
    <style:style style:name="P63" style:family="paragraph" style:parent-style-name="Standard" style:list-style-name="L3">
      <style:paragraph-properties fo:text-align="justify" style:justify-single-word="false"/>
    </style:style>
    <style:style style:name="P64" style:family="paragraph" style:parent-style-name="Standard" style:list-style-name="L3">
      <style:paragraph-properties fo:text-align="justify" style:justify-single-word="false"/>
      <style:text-properties officeooo:paragraph-rsid="00284f68"/>
    </style:style>
    <style:style style:name="P65" style:family="paragraph" style:parent-style-name="Standard" style:list-style-name="L1">
      <style:paragraph-properties fo:text-align="justify" style:justify-single-word="false"/>
      <style:text-properties officeooo:paragraph-rsid="0028f3f4"/>
    </style:style>
    <style:style style:name="P66" style:family="paragraph" style:parent-style-name="Standard" style:list-style-name="L1">
      <style:paragraph-properties fo:text-align="justify" style:justify-single-word="false"/>
      <style:text-properties officeooo:paragraph-rsid="0036b1f8"/>
    </style:style>
    <style:style style:name="P67" style:family="paragraph" style:parent-style-name="Standard" style:list-style-name="L1">
      <style:paragraph-properties fo:text-align="justify" style:justify-single-word="false"/>
      <style:text-properties officeooo:paragraph-rsid="0034f5d8"/>
    </style:style>
    <style:style style:name="P68" style:family="paragraph" style:parent-style-name="Standard" style:list-style-name="L1">
      <style:paragraph-properties fo:text-align="justify" style:justify-single-word="false"/>
      <style:text-properties officeooo:paragraph-rsid="002a3972"/>
    </style:style>
    <style:style style:name="P69" style:family="paragraph" style:parent-style-name="Standard" style:list-style-name="L1">
      <style:paragraph-properties fo:text-align="justify" style:justify-single-word="false"/>
      <style:text-properties officeooo:paragraph-rsid="00462296"/>
    </style:style>
    <style:style style:name="P70" style:family="paragraph" style:parent-style-name="Standard" style:list-style-name="L1">
      <style:paragraph-properties fo:text-align="justify" style:justify-single-word="false"/>
      <style:text-properties officeooo:paragraph-rsid="004c0425"/>
    </style:style>
    <style:style style:name="P71" style:family="paragraph" style:parent-style-name="Standard" style:list-style-name="L1">
      <style:paragraph-properties fo:text-align="justify" style:justify-single-word="false"/>
      <style:text-properties officeooo:paragraph-rsid="004e28f9"/>
    </style:style>
    <style:style style:name="P72" style:family="paragraph" style:parent-style-name="Standard" style:list-style-name="L5">
      <style:paragraph-properties fo:text-align="justify" style:justify-single-word="false"/>
      <style:text-properties officeooo:paragraph-rsid="0034f5d8"/>
    </style:style>
    <style:style style:name="P73" style:family="paragraph" style:parent-style-name="Standard" style:list-style-name="L5">
      <style:paragraph-properties fo:text-align="justify" style:justify-single-word="false"/>
      <style:text-properties officeooo:paragraph-rsid="003a1116"/>
    </style:style>
    <style:style style:name="P74" style:family="paragraph" style:parent-style-name="Standard" style:list-style-name="L5">
      <style:paragraph-properties fo:text-align="justify" style:justify-single-word="false"/>
      <style:text-properties officeooo:paragraph-rsid="0036b1f8"/>
    </style:style>
    <style:style style:name="P75" style:family="paragraph" style:parent-style-name="Standard" style:list-style-name="L5">
      <style:paragraph-properties fo:text-align="justify" style:justify-single-word="false"/>
      <style:text-properties officeooo:paragraph-rsid="00374e75"/>
    </style:style>
    <style:style style:name="P76" style:family="paragraph" style:parent-style-name="Standard" style:list-style-name="L9">
      <style:paragraph-properties fo:text-align="justify" style:justify-single-word="false"/>
      <style:text-properties officeooo:paragraph-rsid="002fe7b7"/>
    </style:style>
    <style:style style:name="P77" style:family="paragraph" style:parent-style-name="Standard" style:list-style-name="L15">
      <style:paragraph-properties fo:text-align="justify" style:justify-single-word="false"/>
      <style:text-properties officeooo:paragraph-rsid="0039bd7c"/>
    </style:style>
    <style:style style:name="P78" style:family="paragraph" style:parent-style-name="Standard" style:list-style-name="L18">
      <style:paragraph-properties fo:text-align="justify" style:justify-single-word="false"/>
      <style:text-properties officeooo:paragraph-rsid="0039bd7c"/>
    </style:style>
    <style:style style:name="P79" style:family="paragraph" style:parent-style-name="Standard" style:list-style-name="L22">
      <style:paragraph-properties fo:text-align="justify" style:justify-single-word="false"/>
      <style:text-properties officeooo:paragraph-rsid="004837c8"/>
    </style:style>
    <style:style style:name="P80" style:family="paragraph" style:parent-style-name="Standard" style:list-style-name="L22">
      <style:paragraph-properties fo:text-align="justify" style:justify-single-word="false"/>
      <style:text-properties officeooo:paragraph-rsid="004ab832"/>
    </style:style>
    <style:style style:name="P81" style:family="paragraph" style:parent-style-name="Standard" style:list-style-name="L23">
      <style:paragraph-properties fo:text-align="justify" style:justify-single-word="false"/>
      <style:text-properties officeooo:paragraph-rsid="00494f08"/>
    </style:style>
    <style:style style:name="P82" style:family="paragraph" style:parent-style-name="Standard" style:list-style-name="L27">
      <style:paragraph-properties fo:text-align="justify" style:justify-single-word="false"/>
      <style:text-properties officeooo:paragraph-rsid="004e28f9"/>
    </style:style>
    <style:style style:name="P83" style:family="paragraph" style:parent-style-name="Standard" style:list-style-name="L26">
      <style:paragraph-properties fo:text-align="justify" style:justify-single-word="false"/>
      <style:text-properties officeooo:paragraph-rsid="004e28f9"/>
    </style:style>
    <style:style style:name="P84" style:family="paragraph" style:parent-style-name="Standard" style:list-style-name="L1">
      <style:text-properties style:font-name="Verdana" fo:font-size="10pt" officeooo:paragraph-rsid="002fe7b7" style:font-size-asian="10pt" style:font-size-complex="10pt"/>
    </style:style>
    <style:style style:name="P85" style:family="paragraph" style:parent-style-name="Standard" style:list-style-name="L1">
      <style:text-properties style:font-name="Verdana" fo:font-size="10pt" officeooo:paragraph-rsid="0037e85a" style:font-size-asian="10pt" style:font-size-complex="10pt"/>
    </style:style>
    <style:style style:name="P86" style:family="paragraph" style:parent-style-name="Standard" style:list-style-name="L1">
      <style:text-properties style:font-name="Verdana" fo:font-size="10pt" officeooo:paragraph-rsid="003f85b8" style:font-size-asian="10pt" style:font-size-complex="10pt"/>
    </style:style>
    <style:style style:name="P87" style:family="paragraph" style:parent-style-name="Standard" style:list-style-name="L1">
      <style:text-properties style:font-name="Verdana" fo:font-size="10pt" officeooo:paragraph-rsid="003fe7df" style:font-size-asian="10pt" style:font-size-complex="10pt"/>
    </style:style>
    <style:style style:name="P88" style:family="paragraph" style:parent-style-name="Standard" style:list-style-name="L1">
      <style:text-properties style:font-name="Verdana" fo:font-size="10pt" officeooo:paragraph-rsid="004707fc" style:font-size-asian="10pt" style:font-size-complex="10pt"/>
    </style:style>
    <style:style style:name="P89" style:family="paragraph" style:parent-style-name="Standard" style:list-style-name="L1">
      <style:paragraph-properties fo:text-align="justify" style:justify-single-word="false"/>
      <style:text-properties style:font-name="Verdana" fo:font-size="10pt" officeooo:paragraph-rsid="0028f3f4" style:font-size-asian="10pt" style:font-size-complex="10pt"/>
    </style:style>
    <style:style style:name="P90" style:family="paragraph" style:parent-style-name="Standard" style:list-style-name="L1">
      <style:paragraph-properties fo:text-align="justify" style:justify-single-word="false"/>
      <style:text-properties style:font-name="Verdana" fo:font-size="10pt" officeooo:paragraph-rsid="002fe7b7" style:font-size-asian="10pt" style:font-size-complex="10pt"/>
    </style:style>
    <style:style style:name="P91" style:family="paragraph" style:parent-style-name="Standard" style:list-style-name="L1">
      <style:paragraph-properties fo:text-align="justify" style:justify-single-word="false"/>
      <style:text-properties style:font-name="Verdana" fo:font-size="10pt" officeooo:paragraph-rsid="0037e85a" style:font-size-asian="10pt" style:font-size-complex="10pt"/>
    </style:style>
    <style:style style:name="P92" style:family="paragraph" style:parent-style-name="Standard" style:list-style-name="L11">
      <style:paragraph-properties fo:text-align="justify" style:justify-single-word="false"/>
      <style:text-properties style:font-name="Verdana" fo:font-size="10pt" officeooo:rsid="0037e85a" officeooo:paragraph-rsid="0037e85a" style:font-size-asian="10pt" style:font-size-complex="10pt"/>
    </style:style>
    <style:style style:name="P93" style:family="paragraph" style:parent-style-name="Standard" style:list-style-name="L1">
      <style:paragraph-properties fo:text-align="justify" style:justify-single-word="false"/>
      <style:text-properties style:font-name="Verdana" fo:font-size="10pt" officeooo:rsid="0037e85a" officeooo:paragraph-rsid="003fe7df" style:font-size-asian="10pt" style:font-size-complex="10pt"/>
    </style:style>
    <style:style style:name="P94" style:family="paragraph" style:parent-style-name="Standard" style:list-style-name="L1">
      <style:text-properties style:font-name="Verdana" fo:font-size="10pt" officeooo:rsid="0037e85a" officeooo:paragraph-rsid="0037e85a" style:font-size-asian="10pt" style:font-size-complex="10pt"/>
    </style:style>
    <style:style style:name="P95" style:family="paragraph" style:parent-style-name="Standard" style:list-style-name="L1">
      <style:text-properties style:font-name="Verdana" fo:font-size="10pt" officeooo:rsid="0037e85a" officeooo:paragraph-rsid="00462296" style:font-size-asian="10pt" style:font-size-complex="10pt"/>
    </style:style>
    <style:style style:name="P96" style:family="paragraph" style:parent-style-name="Standard" style:list-style-name="L1">
      <style:text-properties style:font-name="Verdana" fo:font-size="10pt" officeooo:rsid="003f85b8" officeooo:paragraph-rsid="003f85b8" style:font-size-asian="10pt" style:font-size-complex="10pt"/>
    </style:style>
    <style:style style:name="P97" style:family="paragraph" style:parent-style-name="Standard" style:list-style-name="L15">
      <style:paragraph-properties fo:text-align="justify" style:justify-single-word="false"/>
      <style:text-properties style:font-name="Verdana" fo:font-size="10pt" officeooo:rsid="003a1116" officeooo:paragraph-rsid="0039bd7c" style:font-size-asian="10pt" style:font-size-complex="10pt"/>
    </style:style>
    <style:style style:name="P98" style:family="paragraph" style:parent-style-name="Standard" style:list-style-name="L17">
      <style:text-properties style:font-name="Verdana" fo:font-size="10pt" officeooo:rsid="003a1116" officeooo:paragraph-rsid="003a1116" style:font-size-asian="10pt" style:font-size-complex="10pt"/>
    </style:style>
    <style:style style:name="P99" style:family="paragraph" style:parent-style-name="Standard" style:list-style-name="L16">
      <style:text-properties style:font-name="Verdana" fo:font-size="10pt" officeooo:rsid="0039bd7c" officeooo:paragraph-rsid="0039bd7c" style:font-size-asian="10pt" style:font-size-complex="10pt"/>
    </style:style>
    <style:style style:name="P100" style:family="paragraph" style:parent-style-name="Standard" style:list-style-name="L1">
      <style:text-properties style:font-name="Verdana" fo:font-size="10pt" fo:font-weight="bold" officeooo:paragraph-rsid="002fe7b7" style:font-size-asian="10pt" style:font-weight-asian="bold" style:font-size-complex="10pt" style:font-weight-complex="bold"/>
    </style:style>
    <style:style style:name="P101" style:family="paragraph" style:parent-style-name="Standard" style:list-style-name="L1">
      <style:text-properties style:font-name="Verdana" fo:font-size="10pt" fo:font-weight="bold" officeooo:rsid="003f85b8" officeooo:paragraph-rsid="003f85b8" style:font-size-asian="10pt" style:font-weight-asian="bold" style:font-size-complex="10pt" style:font-weight-complex="bold"/>
    </style:style>
    <style:style style:name="P102" style:family="paragraph" style:parent-style-name="Standard" style:list-style-name="L1">
      <style:text-properties style:font-name="Verdana" fo:font-size="10pt" fo:font-weight="bold" officeooo:rsid="002d791c" officeooo:paragraph-rsid="0037e85a" style:font-size-asian="10pt" style:font-weight-asian="bold" style:font-size-complex="10pt" style:font-weight-complex="bold"/>
    </style:style>
    <style:style style:name="P103" style:family="paragraph" style:parent-style-name="Standard" style:list-style-name="L1">
      <style:text-properties style:font-name="Verdana" fo:font-size="10pt" fo:font-weight="bold" officeooo:rsid="00374e75" officeooo:paragraph-rsid="003f85b8" style:font-size-asian="10pt" style:font-weight-asian="bold" style:font-size-complex="10pt" style:font-weight-complex="bold"/>
    </style:style>
    <style:style style:name="P104" style:family="paragraph" style:parent-style-name="Standard" style:list-style-name="L1">
      <style:text-properties style:font-name="Verdana" fo:font-size="10pt" fo:font-weight="bold" officeooo:rsid="00374e75" officeooo:paragraph-rsid="0037e85a" style:font-size-asian="10pt" style:font-weight-asian="bold" style:font-size-complex="10pt" style:font-weight-complex="bold"/>
    </style:style>
    <style:style style:name="P105" style:family="paragraph" style:parent-style-name="Standard">
      <style:text-properties style:font-name="Verdana" fo:font-size="10pt" fo:font-weight="bold" officeooo:rsid="00374e75" officeooo:paragraph-rsid="0037e85a" style:font-size-asian="10pt" style:font-weight-asian="bold" style:font-size-complex="10pt" style:font-weight-complex="bold"/>
    </style:style>
    <style:style style:name="P106" style:family="paragraph" style:parent-style-name="Standard" style:list-style-name="L1">
      <style:text-properties style:font-name="Verdana" fo:font-size="10pt" fo:font-weight="bold" officeooo:rsid="0037e85a" officeooo:paragraph-rsid="0037e85a" style:font-size-asian="10pt" style:font-weight-asian="bold" style:font-size-complex="10pt" style:font-weight-complex="bold"/>
    </style:style>
    <style:style style:name="P107" style:family="paragraph" style:parent-style-name="Standard" style:list-style-name="L1">
      <style:text-properties style:font-name="Verdana" fo:font-size="10pt" fo:font-weight="bold" officeooo:rsid="004da880" officeooo:paragraph-rsid="004da880" style:font-size-asian="10pt" style:font-weight-asian="bold" style:font-size-complex="10pt" style:font-weight-complex="bold"/>
    </style:style>
    <style:style style:name="P108" style:family="paragraph" style:parent-style-name="Standard" style:list-style-name="L1">
      <style:text-properties style:font-name="Verdana" fo:font-size="10pt" fo:font-weight="normal" officeooo:rsid="003e9a58" officeooo:paragraph-rsid="003e9a58" style:font-size-asian="10pt" style:font-weight-asian="normal" style:font-size-complex="10pt" style:font-weight-complex="normal"/>
    </style:style>
    <style:style style:name="P109" style:family="paragraph" style:parent-style-name="Standard" style:list-style-name="L1">
      <style:paragraph-properties fo:text-align="justify" style:justify-single-word="false"/>
      <style:text-properties style:font-name="Verdana" fo:font-size="10pt" fo:font-weight="normal" officeooo:rsid="003f85b8" officeooo:paragraph-rsid="003f85b8" style:font-size-asian="10pt" style:font-weight-asian="normal" style:font-size-complex="10pt" style:font-weight-complex="normal"/>
    </style:style>
    <style:style style:name="P110" style:family="paragraph" style:parent-style-name="Standard" style:list-style-name="L1">
      <style:text-properties style:font-name="Verdana" fo:font-size="10pt" fo:font-weight="normal" officeooo:rsid="003f85b8" officeooo:paragraph-rsid="003f85b8" style:font-size-asian="10pt" style:font-weight-asian="normal" style:font-size-complex="10pt" style:font-weight-complex="normal"/>
    </style:style>
    <style:style style:name="P111" style:family="paragraph" style:parent-style-name="Standard" style:list-style-name="L1">
      <style:text-properties style:font-name="Verdana" fo:font-size="10pt" fo:font-weight="normal" officeooo:rsid="003fe7df" officeooo:paragraph-rsid="003fe7df" style:font-size-asian="10pt" style:font-weight-asian="normal" style:font-size-complex="10pt" style:font-weight-complex="normal"/>
    </style:style>
    <style:style style:name="P112" style:family="paragraph" style:parent-style-name="Standard" style:list-style-name="L1">
      <style:text-properties style:font-name="Verdana" fo:font-size="10pt" fo:font-weight="normal" officeooo:rsid="003b4a29" officeooo:paragraph-rsid="003b4a29" style:font-size-asian="10pt" style:font-weight-asian="normal" style:font-size-complex="10pt" style:font-weight-complex="normal"/>
    </style:style>
    <style:style style:name="P113" style:family="paragraph" style:parent-style-name="Standard" style:list-style-name="L1">
      <style:text-properties style:font-name="Verdana" fo:font-size="10pt" fo:font-weight="normal" officeooo:paragraph-rsid="0037e85a" style:font-size-asian="10pt" style:font-weight-asian="normal" style:font-size-complex="10pt" style:font-weight-complex="normal"/>
    </style:style>
    <style:style style:name="P114" style:family="paragraph" style:parent-style-name="Standard" style:list-style-name="L28">
      <style:paragraph-properties fo:text-align="justify" style:justify-single-word="false"/>
      <style:text-properties style:font-name="Verdana" fo:font-size="10pt" fo:font-weight="normal" officeooo:rsid="004e28f9" officeooo:paragraph-rsid="004e28f9" style:font-size-asian="10pt" style:font-weight-asian="normal" style:font-size-complex="10pt" style:font-weight-complex="normal"/>
    </style:style>
    <style:style style:name="P115" style:family="paragraph" style:parent-style-name="Standard" style:list-style-name="L4"/>
    <style:style style:name="P116" style:family="paragraph" style:parent-style-name="Standard" style:list-style-name="L5">
      <style:text-properties officeooo:paragraph-rsid="0034f5d8"/>
    </style:style>
    <style:style style:name="P117" style:family="paragraph" style:parent-style-name="Standard" style:list-style-name="L1">
      <style:text-properties style:font-name="Verdana1" fo:font-size="10pt" fo:font-weight="bold" officeooo:paragraph-rsid="001fa6d3" style:font-size-asian="10pt" style:font-weight-asian="bold" style:font-size-complex="10pt" style:font-weight-complex="bold"/>
    </style:style>
    <style:style style:name="P118" style:family="paragraph" style:parent-style-name="Standard" style:list-style-name="L1">
      <style:text-properties style:font-name="Verdana1" fo:font-size="10pt" fo:font-weight="bold" officeooo:paragraph-rsid="003a1116" style:font-size-asian="10pt" style:font-weight-asian="bold" style:font-size-complex="10pt" style:font-weight-complex="bold"/>
    </style:style>
    <style:style style:name="P119" style:family="paragraph" style:parent-style-name="Standard" style:list-style-name="L1">
      <style:text-properties style:font-name="Verdana1" fo:font-size="10pt" fo:font-weight="bold" officeooo:paragraph-rsid="002fe7b7" style:font-size-asian="10pt" style:font-weight-asian="bold" style:font-size-complex="10pt" style:font-weight-complex="bold"/>
    </style:style>
    <style:style style:name="P120" style:family="paragraph" style:parent-style-name="Standard" style:list-style-name="L1">
      <style:text-properties style:font-name="Verdana1" fo:font-size="10pt" fo:font-weight="bold" officeooo:paragraph-rsid="004ab832" style:font-size-asian="10pt" style:font-weight-asian="bold" style:font-size-complex="10pt" style:font-weight-complex="bold"/>
    </style:style>
    <style:style style:name="P121" style:family="paragraph" style:parent-style-name="Standard" style:list-style-name="L12">
      <style:paragraph-properties fo:text-align="justify" style:justify-single-word="false"/>
      <style:text-properties style:font-name="Verdana1" fo:font-size="10pt" fo:font-weight="bold" officeooo:paragraph-rsid="003d2021" style:font-size-asian="10pt" style:font-weight-asian="bold" style:font-size-complex="10pt" style:font-weight-complex="bold"/>
    </style:style>
    <style:style style:name="P122" style:family="paragraph" style:parent-style-name="Standard" style:list-style-name="L12">
      <style:paragraph-properties fo:text-align="justify" style:justify-single-word="false"/>
      <style:text-properties style:font-name="Verdana1" fo:font-size="10pt" fo:font-weight="bold" officeooo:paragraph-rsid="004707fc" style:font-size-asian="10pt" style:font-weight-asian="bold" style:font-size-complex="10pt" style:font-weight-complex="bold"/>
    </style:style>
    <style:style style:name="P123" style:family="paragraph" style:parent-style-name="Standard" style:list-style-name="L1">
      <style:paragraph-properties fo:text-align="justify" style:justify-single-word="false"/>
      <style:text-properties style:font-name="Verdana1" fo:font-size="10pt" fo:font-weight="bold" officeooo:paragraph-rsid="004707fc" style:font-size-asian="10pt" style:font-weight-asian="bold" style:font-size-complex="10pt" style:font-weight-complex="bold"/>
    </style:style>
    <style:style style:name="P124" style:family="paragraph" style:parent-style-name="Standard" style:list-style-name="L23">
      <style:paragraph-properties fo:text-align="justify" style:justify-single-word="false"/>
      <style:text-properties style:font-name="Verdana1" fo:font-size="10pt" fo:font-weight="bold" officeooo:paragraph-rsid="00494f08" style:font-size-asian="10pt" style:font-weight-asian="bold" style:font-size-complex="10pt" style:font-weight-complex="bold"/>
    </style:style>
    <style:style style:name="P125" style:family="paragraph" style:parent-style-name="Standard" style:list-style-name="L23">
      <style:paragraph-properties fo:text-align="justify" style:justify-single-word="false"/>
      <style:text-properties style:font-name="Verdana1" fo:font-size="10pt" fo:font-weight="bold" officeooo:paragraph-rsid="004ab832" style:font-size-asian="10pt" style:font-weight-asian="bold" style:font-size-complex="10pt" style:font-weight-complex="bold"/>
    </style:style>
    <style:style style:name="P126" style:family="paragraph" style:parent-style-name="Standard" style:list-style-name="L23">
      <style:paragraph-properties fo:text-align="justify" style:justify-single-word="false"/>
      <style:text-properties style:font-name="Verdana1" fo:font-size="10pt" fo:font-weight="bold" officeooo:paragraph-rsid="004c0425" style:font-size-asian="10pt" style:font-weight-asian="bold" style:font-size-complex="10pt" style:font-weight-complex="bold"/>
    </style:style>
    <style:style style:name="P127" style:family="paragraph" style:parent-style-name="Standard" style:list-style-name="L6">
      <style:text-properties officeooo:paragraph-rsid="002fe7b7"/>
    </style:style>
    <style:style style:name="P128" style:family="paragraph" style:parent-style-name="Standard" style:list-style-name="L7">
      <style:text-properties officeooo:paragraph-rsid="003a1116"/>
    </style:style>
    <style:style style:name="P129" style:family="paragraph" style:parent-style-name="Standard" style:list-style-name="L8">
      <style:text-properties officeooo:paragraph-rsid="002fe7b7"/>
    </style:style>
    <style:style style:name="P130" style:family="paragraph" style:parent-style-name="Standard" style:list-style-name="L10">
      <style:text-properties officeooo:paragraph-rsid="0037e85a"/>
    </style:style>
    <style:style style:name="P131" style:family="paragraph" style:parent-style-name="Standard" style:list-style-name="L13">
      <style:text-properties officeooo:paragraph-rsid="003d2021"/>
    </style:style>
    <style:style style:name="P132" style:family="paragraph" style:parent-style-name="Standard" style:list-style-name="L13">
      <style:text-properties officeooo:paragraph-rsid="004837c8"/>
    </style:style>
    <style:style style:name="P133" style:family="paragraph" style:parent-style-name="Standard" style:list-style-name="L14">
      <style:text-properties officeooo:paragraph-rsid="0037e85a"/>
    </style:style>
    <style:style style:name="P134" style:family="paragraph" style:parent-style-name="Standard" style:list-style-name="L16">
      <style:text-properties officeooo:paragraph-rsid="0039bd7c"/>
    </style:style>
    <style:style style:name="P135" style:family="paragraph" style:parent-style-name="Standard" style:list-style-name="L19">
      <style:text-properties officeooo:paragraph-rsid="0039bd7c"/>
    </style:style>
    <style:style style:name="P136" style:family="paragraph" style:parent-style-name="Standard" style:list-style-name="L20">
      <style:paragraph-properties fo:text-align="justify" style:justify-single-word="false">
        <style:tab-stops/>
      </style:paragraph-properties>
      <style:text-properties officeooo:rsid="004e28f9" officeooo:paragraph-rsid="004e28f9"/>
    </style:style>
    <style:style style:name="P137" style:family="paragraph" style:parent-style-name="Standard" style:list-style-name="L1">
      <style:paragraph-properties fo:margin-left="1.886cm" fo:margin-right="0cm" fo:text-align="justify" style:justify-single-word="false" fo:text-indent="0cm" style:auto-text-indent="false">
        <style:tab-stops/>
      </style:paragraph-properties>
    </style:style>
    <style:style style:name="P138" style:family="paragraph" style:parent-style-name="Standard">
      <style:paragraph-properties fo:margin-left="0.635cm" fo:margin-right="0cm" fo:text-align="justify" style:justify-single-word="false" fo:text-indent="0cm" style:auto-text-indent="false">
        <style:tab-stops/>
      </style:paragraph-properties>
    </style:style>
    <style:style style:name="P139"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671e5"/>
    </style:style>
    <style:style style:name="P140" style:family="paragraph" style:parent-style-name="Standard" style:list-style-name="L1">
      <style:paragraph-properties fo:margin-left="0.635cm" fo:margin-right="0cm" fo:text-align="justify" style:justify-single-word="false" fo:text-indent="0cm" style:auto-text-indent="false">
        <style:tab-stops/>
      </style:paragraph-properties>
      <style:text-properties officeooo:paragraph-rsid="004671e5"/>
    </style:style>
    <style:style style:name="P141"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28f3f4"/>
    </style:style>
    <style:style style:name="P142"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c0425"/>
    </style:style>
    <style:style style:name="P143" style:family="paragraph" style:parent-style-name="Standard">
      <style:paragraph-properties fo:margin-left="0.635cm" fo:margin-right="0cm" fo:text-align="justify" style:justify-single-word="false" fo:text-indent="0cm" style:auto-text-indent="false">
        <style:tab-stops/>
      </style:paragraph-properties>
      <style:text-properties style:font-name="Verdana" fo:font-size="10pt" style:font-size-asian="10pt" style:font-size-complex="10pt"/>
    </style:style>
    <style:style style:name="P144" style:family="paragraph" style:parent-style-name="Standard" style:list-style-name="L1">
      <style:paragraph-properties fo:margin-left="0.635cm" fo:margin-right="0cm" fo:text-align="justify" style:justify-single-word="false" fo:text-indent="0cm" style:auto-text-indent="false">
        <style:tab-stops/>
      </style:paragraph-properties>
      <style:text-properties style:font-name="Verdana" fo:font-size="10pt" officeooo:paragraph-rsid="00462296" style:font-size-asian="10pt" style:font-size-complex="10pt"/>
    </style:style>
    <style:style style:name="T1" style:family="text">
      <style:text-properties fo:color="#000000" loext:opacity="100%" style:font-name="Verdana" fo:font-size="10pt" fo:font-weight="bold" style:font-size-asian="10pt" style:font-weight-asian="bold" style:font-size-complex="10pt" style:font-weight-complex="bold"/>
    </style:style>
    <style:style style:name="T2" style:family="text">
      <style:text-properties fo:color="#000000" loext:opacity="100%" style:font-name="Verdana" fo:font-size="10pt" style:font-size-asian="10pt" style:font-name-complex="Times New Roman" style:font-size-complex="10pt"/>
    </style:style>
    <style:style style:name="T3" style:family="text">
      <style:text-properties fo:color="#000000" loext:opacity="100%" style:font-name="Verdana" fo:font-size="10pt" style:font-size-asian="10pt" style:font-size-complex="10pt"/>
    </style:style>
    <style:style style:name="T4" style:family="text">
      <style:text-properties style:use-window-font-color="true" loext:opacity="0%" style:font-name="Verdana" fo:font-size="10pt" fo:font-weight="bold" style:font-name-asian="Noto Serif CJK SC" style:font-size-asian="10pt" style:font-weight-asian="bold" style:font-name-complex="Lohit Devanagari" style:font-size-complex="10pt" style:font-weight-complex="bold"/>
    </style:style>
    <style:style style:name="T5" style:family="text">
      <style:text-properties style:use-window-font-color="true" loext:opacity="0%" style:font-name="Verdana" fo:font-size="10pt" fo:font-weight="bold" officeooo:rsid="004e28f9" style:font-name-asian="Noto Serif CJK SC" style:font-size-asian="10pt" style:font-weight-asian="bold" style:font-name-complex="Lohit Devanagari" style:font-size-complex="10pt" style:font-weight-complex="bold"/>
    </style:style>
    <style:style style:name="T6" style:family="text">
      <style:text-properties style:use-window-font-color="true" loext:opacity="0%" style:font-name="Verdana" fo:font-size="10pt" style:font-name-asian="Noto Serif CJK SC" style:font-size-asian="10pt" style:font-name-complex="Lohit Devanagari" style:font-size-complex="10pt"/>
    </style:style>
    <style:style style:name="T7" style:family="text">
      <style:text-properties style:use-window-font-color="true" loext:opacity="0%" style:font-name="Verdana" fo:font-size="10pt" officeooo:rsid="0036b1f8" style:font-name-asian="Noto Serif CJK SC" style:font-size-asian="10pt" style:font-name-complex="Lohit Devanagari" style:font-size-complex="10pt"/>
    </style:style>
    <style:style style:name="T8" style:family="text">
      <style:text-properties style:use-window-font-color="true" loext:opacity="0%" style:font-name="Verdana" fo:font-size="10pt" style:font-name-asian="Noto Serif CJK SC" style:font-size-asian="10pt" style:font-size-complex="10pt"/>
    </style:style>
    <style:style style:name="T9" style:family="text">
      <style:text-properties style:use-window-font-color="true" loext:opacity="0%" style:font-name="Verdana" fo:font-size="10pt" officeooo:rsid="0037e85a" style:font-name-asian="Noto Serif CJK SC" style:font-size-asian="10pt" style:font-size-complex="10pt"/>
    </style:style>
    <style:style style:name="T10" style:family="text">
      <style:text-properties style:use-window-font-color="true" loext:opacity="0%" style:font-name="Verdana" fo:font-size="10pt" officeooo:rsid="004707fc" style:font-name-asian="Noto Serif CJK SC" style:font-size-asian="10pt" style:font-size-complex="10pt"/>
    </style:style>
    <style:style style:name="T11" style:family="text">
      <style:text-properties style:use-window-font-color="true" loext:opacity="0%" style:font-name="Verdana" fo:font-size="10pt" style:font-size-asian="10pt" style:font-size-complex="10pt"/>
    </style:style>
    <style:style style:name="T12" style:family="text">
      <style:text-properties style:use-window-font-color="true" loext:opacity="0%" style:font-name="Verdana" fo:font-size="10pt" fo:font-weight="normal" style:font-name-asian="Noto Serif CJK SC" style:font-size-asian="10pt" style:font-weight-asian="normal" style:font-size-complex="10pt" style:font-weight-complex="normal"/>
    </style:style>
    <style:style style:name="T13" style:family="text">
      <style:text-properties style:use-window-font-color="true" loext:opacity="0%" style:font-name="Verdana" fo:font-size="10pt" fo:font-weight="normal" officeooo:rsid="004707fc" style:font-name-asian="Noto Serif CJK SC" style:font-size-asian="10pt" style:font-weight-asian="normal" style:font-size-complex="10pt" style:font-weight-complex="normal"/>
    </style:style>
    <style:style style:name="T14" style:family="text">
      <style:text-properties fo:font-weight="bold" style:font-weight-asian="bold" style:font-weight-complex="bold"/>
    </style:style>
    <style:style style:name="T15" style:family="text">
      <style:text-properties fo:font-weight="bold" officeooo:rsid="002d791c" style:font-weight-asian="bold" style:font-weight-complex="bold"/>
    </style:style>
    <style:style style:name="T16" style:family="text">
      <style:text-properties fo:font-weight="bold" officeooo:rsid="00374e75" style:font-weight-asian="bold" style:font-weight-complex="bold"/>
    </style:style>
    <style:style style:name="T17" style:family="text">
      <style:text-properties fo:font-weight="bold" officeooo:rsid="0039bd7c" style:font-weight-asian="bold" style:font-weight-complex="bold"/>
    </style:style>
    <style:style style:name="T18" style:family="text">
      <style:text-properties fo:font-weight="bold" officeooo:rsid="003a1116" style:font-weight-asian="bold" style:font-weight-complex="bold"/>
    </style:style>
    <style:style style:name="T19" style:family="text">
      <style:text-properties fo:font-weight="bold" officeooo:rsid="003e9a58" style:font-weight-asian="bold" style:font-weight-complex="bold"/>
    </style:style>
    <style:style style:name="T20" style:family="text">
      <style:text-properties fo:font-weight="bold" officeooo:rsid="003f85b8" style:font-weight-asian="bold" style:font-weight-complex="bold"/>
    </style:style>
    <style:style style:name="T21" style:family="text">
      <style:text-properties fo:font-weight="bold" officeooo:rsid="003fe7d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74e75" style:font-weight-asian="normal" style:font-weight-complex="normal"/>
    </style:style>
    <style:style style:name="T24" style:family="text">
      <style:text-properties fo:font-weight="normal" officeooo:rsid="003fe7df" style:font-weight-asian="normal" style:font-weight-complex="normal"/>
    </style:style>
    <style:style style:name="T25" style:family="text">
      <style:text-properties officeooo:rsid="002a3972"/>
    </style:style>
    <style:style style:name="T26" style:family="text">
      <style:text-properties officeooo:rsid="002c3b0e"/>
    </style:style>
    <style:style style:name="T27" style:family="text">
      <style:text-properties style:font-name="Verdana" fo:font-weight="normal" officeooo:rsid="003b4a29" style:font-weight-asian="normal" style:font-weight-complex="normal"/>
    </style:style>
    <style:style style:name="T28" style:family="text">
      <style:text-properties style:font-name="Verdana" fo:font-weight="normal" officeooo:rsid="004707fc" style:font-weight-asian="normal" style:font-weight-complex="normal"/>
    </style:style>
    <style:style style:name="T29" style:family="text">
      <style:text-properties style:font-name="Verdana" fo:font-weight="normal" officeooo:rsid="004837c8" style:font-weight-asian="normal" style:font-weight-complex="normal"/>
    </style:style>
    <style:style style:name="T30" style:family="text">
      <style:text-properties style:font-name="Verdana" fo:font-weight="normal" officeooo:rsid="00494f08" style:font-weight-asian="normal" style:font-weight-complex="normal"/>
    </style:style>
    <style:style style:name="T31" style:family="text">
      <style:text-properties style:font-name="Verdana" fo:font-weight="normal" officeooo:rsid="004ab832" style:font-weight-asian="normal" style:font-weight-complex="normal"/>
    </style:style>
    <style:style style:name="T32" style:family="text">
      <style:text-properties style:font-name="Verdana" fo:font-weight="normal" officeooo:rsid="004c0425" style:font-weight-asian="normal" style:font-weight-complex="normal"/>
    </style:style>
    <style:style style:name="T33" style:family="text">
      <style:text-properties style:font-name="Verdana" fo:font-size="10pt" fo:font-weight="bold" style:font-size-asian="10pt" style:font-weight-asian="bold" style:font-size-complex="10pt" style:font-weight-complex="bold"/>
    </style:style>
    <style:style style:name="T34" style:family="text">
      <style:text-properties style:font-name="Verdana" fo:font-size="10pt" fo:font-weight="bold" officeooo:rsid="0024505e" style:font-size-asian="10pt" style:font-weight-asian="bold" style:font-size-complex="10pt" style:font-weight-complex="bold"/>
    </style:style>
    <style:style style:name="T35" style:family="text">
      <style:text-properties style:font-name="Verdana" fo:font-size="10pt" fo:font-weight="bold" officeooo:rsid="0028f3f4" style:font-size-asian="10pt" style:font-weight-asian="bold" style:font-size-complex="10pt" style:font-weight-complex="bold"/>
    </style:style>
    <style:style style:name="T36" style:family="text">
      <style:text-properties style:font-name="Verdana" fo:font-size="10pt" fo:font-weight="bold" officeooo:rsid="002d791c" style:font-size-asian="10pt" style:font-weight-asian="bold" style:font-size-complex="10pt" style:font-weight-complex="bold"/>
    </style:style>
    <style:style style:name="T37" style:family="text">
      <style:text-properties style:font-name="Verdana" fo:font-size="10pt" fo:font-weight="bold" officeooo:rsid="00374e75" style:font-size-asian="10pt" style:font-weight-asian="bold" style:font-size-complex="10pt" style:font-weight-complex="bold"/>
    </style:style>
    <style:style style:name="T38" style:family="text">
      <style:text-properties style:font-name="Verdana" fo:font-size="10pt" fo:font-weight="bold" officeooo:rsid="0037e85a" style:font-size-asian="10pt" style:font-weight-asian="bold" style:font-size-complex="10pt" style:font-weight-complex="bold"/>
    </style:style>
    <style:style style:name="T39" style:family="text">
      <style:text-properties style:font-name="Verdana" fo:font-size="10pt" fo:font-weight="bold" officeooo:rsid="0039bd7c" style:font-size-asian="10pt" style:font-weight-asian="bold" style:font-size-complex="10pt" style:font-weight-complex="bold"/>
    </style:style>
    <style:style style:name="T40" style:family="text">
      <style:text-properties style:font-name="Verdana" fo:font-size="10pt" fo:font-weight="bold" officeooo:rsid="003fe7df" style:font-size-asian="10pt" style:font-weight-asian="bold" style:font-size-complex="10pt" style:font-weight-complex="bold"/>
    </style:style>
    <style:style style:name="T41" style:family="text">
      <style:text-properties style:font-name="Verdana" fo:font-size="10pt" fo:font-weight="bold" officeooo:rsid="003a1116" style:font-size-asian="10pt" style:font-weight-asian="bold" style:font-size-complex="10pt" style:font-weight-complex="bold"/>
    </style:style>
    <style:style style:name="T42" style:family="text">
      <style:text-properties style:font-name="Verdana" fo:font-size="10pt" fo:font-weight="bold" officeooo:rsid="004671e5" style:font-size-asian="10pt" style:font-weight-asian="bold" style:font-size-complex="10pt" style:font-weight-complex="bold"/>
    </style:style>
    <style:style style:name="T43" style:family="text">
      <style:text-properties style:font-name="Verdana" fo:font-size="10pt" fo:font-weight="bold" officeooo:rsid="004ab832" style:font-size-asian="10pt" style:font-weight-asian="bold" style:font-size-complex="10pt" style:font-weight-complex="bold"/>
    </style:style>
    <style:style style:name="T44" style:family="text">
      <style:text-properties style:font-name="Verdana" fo:font-size="10pt" fo:font-weight="bold" officeooo:rsid="00494f08" style:font-size-asian="10pt" style:font-weight-asian="bold" style:font-size-complex="10pt" style:font-weight-complex="bold"/>
    </style:style>
    <style:style style:name="T45" style:family="text">
      <style:text-properties style:font-name="Verdana" fo:font-size="10pt" fo:font-weight="bold" officeooo:rsid="004c0425" style:font-size-asian="10pt" style:font-weight-asian="bold" style:font-size-complex="10pt" style:font-weight-complex="bold"/>
    </style:style>
    <style:style style:name="T46" style:family="text">
      <style:text-properties style:font-name="Verdana" fo:font-size="10pt" style:font-size-asian="10pt" style:font-size-complex="10pt"/>
    </style:style>
    <style:style style:name="T47" style:family="text">
      <style:text-properties style:font-name="Verdana" fo:font-size="10pt" officeooo:rsid="00284f68" style:font-size-asian="10pt" style:font-size-complex="10pt"/>
    </style:style>
    <style:style style:name="T48" style:family="text">
      <style:text-properties style:font-name="Verdana" fo:font-size="10pt" officeooo:rsid="0028f3f4" style:font-size-asian="10pt" style:font-size-complex="10pt"/>
    </style:style>
    <style:style style:name="T49" style:family="text">
      <style:text-properties style:font-name="Verdana" fo:font-size="10pt" officeooo:rsid="001fa6d3" style:font-size-asian="10pt" style:font-size-complex="10pt"/>
    </style:style>
    <style:style style:name="T50" style:family="text">
      <style:text-properties style:font-name="Verdana" fo:font-size="10pt" officeooo:rsid="002d791c" style:font-size-asian="10pt" style:font-size-complex="10pt"/>
    </style:style>
    <style:style style:name="T51" style:family="text">
      <style:text-properties style:font-name="Verdana" fo:font-size="10pt" officeooo:rsid="00374e75" style:font-size-asian="10pt" style:font-size-complex="10pt"/>
    </style:style>
    <style:style style:name="T52" style:family="text">
      <style:text-properties style:font-name="Verdana" fo:font-size="10pt" officeooo:rsid="002fe7b7" style:font-size-asian="10pt" style:font-size-complex="10pt"/>
    </style:style>
    <style:style style:name="T53" style:family="text">
      <style:text-properties style:font-name="Verdana" fo:font-size="10pt" officeooo:rsid="0037e85a" style:font-size-asian="10pt" style:font-size-complex="10pt"/>
    </style:style>
    <style:style style:name="T54" style:family="text">
      <style:text-properties style:font-name="Verdana" fo:font-size="10pt" officeooo:rsid="0039bd7c" style:font-size-asian="10pt" style:font-size-complex="10pt"/>
    </style:style>
    <style:style style:name="T55" style:family="text">
      <style:text-properties style:font-name="Verdana" fo:font-size="10pt" officeooo:rsid="003a1116" style:font-size-asian="10pt" style:font-size-complex="10pt"/>
    </style:style>
    <style:style style:name="T56" style:family="text">
      <style:text-properties style:font-name="Verdana" fo:font-size="10pt" officeooo:rsid="003b4a29" style:font-size-asian="10pt" style:font-size-complex="10pt"/>
    </style:style>
    <style:style style:name="T57" style:family="text">
      <style:text-properties style:font-name="Verdana" fo:font-size="10pt" officeooo:rsid="00462296" style:font-size-asian="10pt" style:font-size-complex="10pt"/>
    </style:style>
    <style:style style:name="T58" style:family="text">
      <style:text-properties style:font-name="Verdana" fo:font-size="10pt" officeooo:rsid="0025a25d" style:font-size-asian="10pt" style:font-size-complex="10pt"/>
    </style:style>
    <style:style style:name="T59" style:family="text">
      <style:text-properties style:font-name="Verdana" fo:font-size="10pt" officeooo:rsid="004671e5" style:font-size-asian="10pt" style:font-size-complex="10pt"/>
    </style:style>
    <style:style style:name="T60" style:family="text">
      <style:text-properties style:font-name="Verdana" fo:font-size="10pt" officeooo:rsid="004707fc" style:font-size-asian="10pt" style:font-size-complex="10pt"/>
    </style:style>
    <style:style style:name="T61" style:family="text">
      <style:text-properties style:font-name="Verdana" fo:font-size="10pt" officeooo:rsid="004da880" style:font-size-asian="10pt" style:font-size-complex="10pt"/>
    </style:style>
    <style:style style:name="T62" style:family="text">
      <style:text-properties style:font-name="Verdana" fo:font-size="10pt" fo:font-weight="normal" style:font-size-asian="10pt" style:font-weight-asian="normal" style:font-size-complex="10pt" style:font-weight-complex="normal"/>
    </style:style>
    <style:style style:name="T63" style:family="text">
      <style:text-properties style:font-name="Verdana" fo:font-size="10pt" fo:font-weight="normal" officeooo:rsid="0024505e" style:font-size-asian="10pt" style:font-weight-asian="normal" style:font-size-complex="10pt" style:font-weight-complex="normal"/>
    </style:style>
    <style:style style:name="T64" style:family="text">
      <style:text-properties style:font-name="Verdana" fo:font-size="10pt" fo:font-weight="normal" officeooo:rsid="0028f3f4" style:font-size-asian="10pt" style:font-weight-asian="normal" style:font-size-complex="10pt" style:font-weight-complex="normal"/>
    </style:style>
    <style:style style:name="T65" style:family="text">
      <style:text-properties style:font-name="Verdana" fo:font-size="10pt" fo:font-weight="normal" officeooo:rsid="0025a25d" style:font-size-asian="10pt" style:font-weight-asian="normal" style:font-size-complex="10pt" style:font-weight-complex="normal"/>
    </style:style>
    <style:style style:name="T66" style:family="text">
      <style:text-properties style:font-name="Verdana" fo:font-size="10pt" fo:font-weight="normal" officeooo:rsid="00284f68" style:font-size-asian="10pt" style:font-weight-asian="normal" style:font-size-complex="10pt" style:font-weight-complex="normal"/>
    </style:style>
    <style:style style:name="T67" style:family="text">
      <style:text-properties style:font-name="Verdana" fo:font-size="10pt" fo:font-weight="normal" officeooo:rsid="002a3972" style:font-size-asian="10pt" style:font-weight-asian="normal" style:font-size-complex="10pt" style:font-weight-complex="normal"/>
    </style:style>
    <style:style style:name="T68" style:family="text">
      <style:text-properties style:font-name="Verdana" fo:font-size="10pt" fo:font-weight="normal" officeooo:rsid="002c0525" style:font-size-asian="10pt" style:font-weight-asian="normal" style:font-size-complex="10pt" style:font-weight-complex="normal"/>
    </style:style>
    <style:style style:name="T69" style:family="text">
      <style:text-properties style:font-name="Verdana" fo:font-size="10pt" fo:font-weight="normal" officeooo:rsid="002c3b0e" style:font-size-asian="10pt" style:font-weight-asian="normal" style:font-size-complex="10pt" style:font-weight-complex="normal"/>
    </style:style>
    <style:style style:name="T70" style:family="text">
      <style:text-properties style:font-name="Verdana" fo:font-size="10pt" fo:font-weight="normal" officeooo:rsid="0034f5d8" style:font-size-asian="10pt" style:font-weight-asian="normal" style:font-size-complex="10pt" style:font-weight-complex="normal"/>
    </style:style>
    <style:style style:name="T71" style:family="text">
      <style:text-properties style:font-name="Verdana" fo:font-size="10pt" fo:font-weight="normal" officeooo:rsid="0036b1f8" style:font-size-asian="10pt" style:font-weight-asian="normal" style:font-size-complex="10pt" style:font-weight-complex="normal"/>
    </style:style>
    <style:style style:name="T72" style:family="text">
      <style:text-properties style:font-name="Verdana" fo:font-size="10pt" fo:font-weight="normal" officeooo:rsid="00374e75" style:font-size-asian="10pt" style:font-weight-asian="normal" style:font-size-complex="10pt" style:font-weight-complex="normal"/>
    </style:style>
    <style:style style:name="T73" style:family="text">
      <style:text-properties style:font-name="Verdana" fo:font-size="10pt" fo:font-weight="normal" officeooo:rsid="002fe7b7" style:font-size-asian="10pt" style:font-weight-asian="normal" style:font-size-complex="10pt" style:font-weight-complex="normal"/>
    </style:style>
    <style:style style:name="T74" style:family="text">
      <style:text-properties style:font-name="Verdana" fo:font-size="10pt" fo:font-weight="normal" officeooo:rsid="0037e85a" style:font-size-asian="10pt" style:font-weight-asian="normal" style:font-size-complex="10pt" style:font-weight-complex="normal"/>
    </style:style>
    <style:style style:name="T75" style:family="text">
      <style:text-properties style:font-name="Verdana" fo:font-size="10pt" fo:font-weight="normal" officeooo:rsid="0039bd7c" style:font-size-asian="10pt" style:font-weight-asian="normal" style:font-size-complex="10pt" style:font-weight-complex="normal"/>
    </style:style>
    <style:style style:name="T76" style:family="text">
      <style:text-properties style:font-name="Verdana" fo:font-size="10pt" fo:font-weight="normal" officeooo:rsid="003a1116" style:font-size-asian="10pt" style:font-weight-asian="normal" style:font-size-complex="10pt" style:font-weight-complex="normal"/>
    </style:style>
    <style:style style:name="T77" style:family="text">
      <style:text-properties style:font-name="Verdana" fo:font-size="10pt" fo:font-weight="normal" officeooo:rsid="003b4a29" style:font-size-asian="10pt" style:font-weight-asian="normal" style:font-size-complex="10pt" style:font-weight-complex="normal"/>
    </style:style>
    <style:style style:name="T78" style:family="text">
      <style:text-properties style:font-name="Verdana" fo:font-size="10pt" fo:font-weight="normal" officeooo:rsid="003d2021" style:font-size-asian="10pt" style:font-weight-asian="normal" style:font-size-complex="10pt" style:font-weight-complex="normal"/>
    </style:style>
    <style:style style:name="T79" style:family="text">
      <style:text-properties style:font-name="Verdana" fo:font-size="10pt" fo:font-weight="normal" officeooo:rsid="003fe7df" style:font-size-asian="10pt" style:font-weight-asian="normal" style:font-size-complex="10pt" style:font-weight-complex="normal"/>
    </style:style>
    <style:style style:name="T80" style:family="text">
      <style:text-properties style:font-name="Verdana" fo:font-size="10pt" fo:font-weight="normal" officeooo:rsid="003e9a58" style:font-size-asian="10pt" style:font-weight-asian="normal" style:font-size-complex="10pt" style:font-weight-complex="normal"/>
    </style:style>
    <style:style style:name="T81" style:family="text">
      <style:text-properties style:font-name="Verdana" fo:font-size="10pt" fo:font-weight="normal" officeooo:rsid="0041dd2e" style:font-size-asian="10pt" style:font-weight-asian="normal" style:font-size-complex="10pt" style:font-weight-complex="normal"/>
    </style:style>
    <style:style style:name="T82" style:family="text">
      <style:text-properties style:font-name="Verdana" fo:font-size="10pt" fo:font-weight="normal" officeooo:rsid="004506e0" style:font-size-asian="10pt" style:font-weight-asian="normal" style:font-size-complex="10pt" style:font-weight-complex="normal"/>
    </style:style>
    <style:style style:name="T83" style:family="text">
      <style:text-properties style:font-name="Verdana" fo:font-size="10pt" fo:font-weight="normal" officeooo:rsid="00462296" style:font-size-asian="10pt" style:font-weight-asian="normal" style:font-size-complex="10pt" style:font-weight-complex="normal"/>
    </style:style>
    <style:style style:name="T84" style:family="text">
      <style:text-properties style:font-name="Verdana" fo:font-size="10pt" fo:font-weight="normal" officeooo:rsid="004671e5" style:font-size-asian="10pt" style:font-weight-asian="normal" style:font-size-complex="10pt" style:font-weight-complex="normal"/>
    </style:style>
    <style:style style:name="T85" style:family="text">
      <style:text-properties style:font-name="Verdana" fo:font-size="10pt" fo:font-weight="normal" officeooo:rsid="004707fc" style:font-size-asian="10pt" style:font-weight-asian="normal" style:font-size-complex="10pt" style:font-weight-complex="normal"/>
    </style:style>
    <style:style style:name="T86" style:family="text">
      <style:text-properties style:font-name="Verdana" fo:font-size="10pt" fo:font-weight="normal" officeooo:rsid="004837c8" style:font-size-asian="10pt" style:font-weight-asian="normal" style:font-size-complex="10pt" style:font-weight-complex="normal"/>
    </style:style>
    <style:style style:name="T87" style:family="text">
      <style:text-properties style:font-name="Verdana" fo:font-size="10pt" fo:font-weight="normal" officeooo:rsid="004ab832" style:font-size-asian="10pt" style:font-weight-asian="normal" style:font-size-complex="10pt" style:font-weight-complex="normal"/>
    </style:style>
    <style:style style:name="T88" style:family="text">
      <style:text-properties style:font-name="Verdana" fo:font-size="10pt" fo:font-weight="normal" officeooo:rsid="00494f08" style:font-size-asian="10pt" style:font-weight-asian="normal" style:font-size-complex="10pt" style:font-weight-complex="normal"/>
    </style:style>
    <style:style style:name="T89" style:family="text">
      <style:text-properties style:font-name="Verdana" fo:font-size="10pt" fo:font-weight="normal" officeooo:rsid="004c0425" style:font-size-asian="10pt" style:font-weight-asian="normal" style:font-size-complex="10pt" style:font-weight-complex="normal"/>
    </style:style>
    <style:style style:name="T90" style:family="text">
      <style:text-properties style:font-name="Verdana" fo:font-size="10pt" fo:font-weight="normal" officeooo:rsid="004da880" style:font-size-asian="10pt" style:font-weight-asian="normal" style:font-size-complex="10pt" style:font-weight-complex="normal"/>
    </style:style>
    <style:style style:name="T91" style:family="text">
      <style:text-properties style:font-name="Verdana" fo:font-size="10pt" fo:font-weight="normal" officeooo:rsid="004e28f9" style:font-size-asian="10pt" style:font-weight-asian="normal" style:font-size-complex="10pt" style:font-weight-complex="normal"/>
    </style:style>
    <style:style style:name="T92" style:family="text">
      <style:text-properties style:font-name="Verdana" fo:font-size="10pt" fo:font-weight="normal" officeooo:rsid="001fa6d3" style:font-size-asian="10pt" style:font-weight-asian="normal" style:font-size-complex="10pt" style:font-weight-complex="normal"/>
    </style:style>
    <style:style style:name="T93" style:family="text">
      <style:text-properties style:font-name="Verdana" fo:font-size="10pt" style:font-name-asian="Noto Serif CJK SC" style:font-size-asian="10pt" style:font-size-complex="10pt"/>
    </style:style>
    <style:style style:name="T94" style:family="text">
      <style:text-properties style:font-name="Verdana" fo:font-size="10pt" officeooo:rsid="0026b600" style:font-name-asian="Noto Serif CJK SC" style:font-size-asian="10pt" style:font-size-complex="10pt"/>
    </style:style>
    <style:style style:name="T95" style:family="text">
      <style:text-properties style:font-name="Verdana" fo:font-size="10pt" fo:language="en" fo:country="US" fo:font-weight="bold" style:letter-kerning="false"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T96" style:family="text">
      <style:text-properties style:font-name="Verdana" fo:font-size="10pt" fo:language="en" fo:country="US" style:letter-kerning="false" style:font-name-asian="Times New Roman" style:font-size-asian="10pt" style:language-asian="en" style:country-asian="US" style:font-name-complex="Times New Roman" style:font-size-complex="10pt" style:language-complex="ar" style:country-complex="SA"/>
    </style:style>
    <style:style style:name="T97" style:family="text">
      <style:text-properties style:font-name="Verdana" fo:font-size="10pt" fo:language="en" fo:country="US" fo:font-style="italic" fo:font-weight="bold" style:letter-kerning="false" style:font-name-asian="Times New Roman" style:font-size-asian="10pt" style:language-asian="en" style:country-asian="US" style:font-style-asian="italic" style:font-weight-asian="bold" style:font-name-complex="Times New Roman" style:font-size-complex="10pt" style:language-complex="ar" style:country-complex="SA" style:font-style-complex="italic" style:font-weight-complex="bold"/>
    </style:style>
    <style:style style:name="T98" style:family="text">
      <style:text-properties style:font-name="Verdana" officeooo:rsid="001fa6d3"/>
    </style:style>
    <style:style style:name="T99" style:family="text">
      <style:text-properties style:font-name="Verdana" officeooo:rsid="002fe7b7"/>
    </style:style>
    <style:style style:name="T100" style:family="text">
      <style:text-properties style:font-name="Verdana" officeooo:rsid="00318444"/>
    </style:style>
    <style:style style:name="T101" style:family="text">
      <style:text-properties style:font-name="Verdana" officeooo:rsid="0037e85a"/>
    </style:style>
    <style:style style:name="T102" style:family="text">
      <style:text-properties style:font-name="Verdana" officeooo:rsid="003a1116"/>
    </style:style>
    <style:style style:name="T103" style:family="text">
      <style:text-properties style:font-name="Verdana" officeooo:rsid="004707fc"/>
    </style:style>
    <style:style style:name="T104" style:family="text">
      <style:text-properties style:font-name="Verdana" fo:font-weight="bold" officeooo:rsid="004707fc" style:font-weight-asian="bold" style:font-weight-complex="bold"/>
    </style:style>
    <style:style style:name="T105" style:family="text">
      <style:text-properties style:font-name="Verdana" fo:font-weight="bold" officeooo:rsid="004837c8" style:font-weight-asian="bold" style:font-weight-complex="bold"/>
    </style:style>
    <style:style style:name="T106" style:family="text">
      <style:text-properties style:font-name="Verdana" fo:font-weight="bold" officeooo:rsid="004ab832" style:font-weight-asian="bold" style:font-weight-complex="bold"/>
    </style:style>
    <style:style style:name="T107" style:family="text">
      <style:text-properties style:font-name="Verdana" fo:font-weight="bold" officeooo:rsid="004c0425" style:font-weight-asian="bold" style:font-weight-complex="bold"/>
    </style:style>
    <style:style style:name="T108" style:family="text">
      <style:text-properties style:font-name="Verdana" officeooo:rsid="004837c8"/>
    </style:style>
    <style:style style:name="T109" style:family="text">
      <style:text-properties officeooo:rsid="002d791c"/>
    </style:style>
    <style:style style:name="T110" style:family="text">
      <style:text-properties officeooo:rsid="00374e75"/>
    </style:style>
    <style:style style:name="T111" style:family="text">
      <style:text-properties officeooo:rsid="0037e85a"/>
    </style:style>
    <style:style style:name="T112" style:family="text">
      <style:text-properties officeooo:rsid="0001e204"/>
    </style:style>
    <style:style style:name="T113" style:family="text">
      <style:text-properties officeooo:rsid="003e9a58"/>
    </style:style>
    <style:style style:name="T114" style:family="text">
      <style:text-properties officeooo:rsid="003f85b8"/>
    </style:style>
    <style:style style:name="T115" style:family="text">
      <style:text-properties officeooo:rsid="003fe7df"/>
    </style:style>
    <style:style style:name="T116" style:family="text">
      <style:text-properties officeooo:rsid="0041dd2e"/>
    </style:style>
    <style:style style:name="T117" style:family="text">
      <style:text-properties officeooo:rsid="00436474"/>
    </style:style>
    <text:list-style style:name="L1">
      <text:list-level-style-number text:level="1" text:style-name="WW_5f_CharLFO1LV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suffix="." style:num-format="I"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WW_5f_CharLFO1LVL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text:style-name="WW_5f_CharLFO1LVL4" style:num-suffix="." style:num-format="I" text:display-levels="4">
        <style:list-level-properties text:list-level-position-and-space-mode="label-alignment">
          <style:list-level-label-alignment text:label-followed-by="listtab" fo:text-indent="-0.635cm" fo:margin-left="2.54cm"/>
        </style:list-level-properties>
      </text:list-level-style-number>
      <text:list-level-style-number text:level="5" text:style-name="WW_5f_CharLFO1LVL5"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6" text:style-name="WW_5f_CharLFO1LVL6"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_5f_CharLFO1LV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text:style-name="WW_5f_CharLFO1LVL8"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9" text:style-name="WW_5f_CharLFO1LV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1"><text:span text:style-name="Varsayılan_20_Paragraf_20_Yazı_20_Tipi"><text:span text:style-name="T33">ARSA PAYI KARŞILIĞI KAT YAPIMI SÖZLEŞMESİ</text:span></text:span></text:p>
      <text:p text:style-name="P6"/>
      <text:list xml:id="list2510180121" text:style-name="L1">
        <text:list-item>
          <text:p text:style-name="P45"><text:span text:style-name="Güçlü"><text:span text:style-name="T46">SÖZLEŞME</text:span></text:span></text:p>
          <text:list>
            <text:list-item>
              <text:p text:style-name="P45"><text:span text:style-name="Güçlü"><text:span text:style-name="T46">TANIMLAR</text:span></text:span></text:p>
            </text:list-item>
          </text:list>
        </text:list-item>
      </text:list>
      <text:p text:style-name="P18"><text:span text:style-name="Güçlü"><text:span text:style-name="T62">İşbu sözleşmede kullanılan kısaltmalar ve içerikleri aşağıdaki gibidir.</text:span></text:span></text:p>
      <text:p text:style-name="P18"><text:span text:style-name="Güçlü"><text:span text:style-name="T62"/></text:span></text:p>
      <text:p text:style-name="P18"><text:span text:style-name="Güçlü"><text:span text:style-name="T34">SÖZLEŞME</text:span></text:span><text:span text:style-name="Güçlü"><text:span text:style-name="T63"><text:tab/>: Tarafları İŞ SAHİBİ ve YÜKLENİCİ olan, YÜKLENİCİ tarafından ARSA üzerine <text:tab/><text:tab/><text:tab/> <text:s/>yapılacak ESERin yapımında uygulanacak ve taraflarca imzalanan akittir.</text:span></text:span></text:p>
      <text:p text:style-name="P19"><text:span text:style-name="Güçlü"><text:span text:style-name="T40">HİSSEDAR</text:span></text:span><text:span text:style-name="Güçlü"><text:span text:style-name="T79"><text:tab/><text:tab/>: </text:span></text:span><text:span text:style-name="Güçlü"><text:span text:style-name="T63">ARSA üzerinde hak sahibi </text:span></text:span><text:span text:style-name="Güçlü"><text:span text:style-name="T79">olan ortakların herbiri</text:span></text:span><text:span text:style-name="Güçlü"><text:span text:style-name="T82">ni ifade eder</text:span></text:span><text:span text:style-name="Güçlü"><text:span text:style-name="T79">.</text:span></text:span></text:p>
      <text:p text:style-name="P18"><text:span text:style-name="Güçlü"><text:span text:style-name="T33">İŞ SAHİBİ</text:span></text:span><text:span text:style-name="Güçlü"><text:span text:style-name="T62"><text:tab/><text:tab/>: </text:span></text:span><text:span text:style-name="Güçlü"><text:span text:style-name="T82">ARSA </text:span></text:span><text:span text:style-name="Güçlü"><text:span text:style-name="T79">HİSSEDARların</text:span></text:span><text:span text:style-name="Güçlü"><text:span text:style-name="T82">ın</text:span></text:span><text:span text:style-name="Güçlü"><text:span text:style-name="T79"> tümünü ifade eder.</text:span></text:span></text:p>
      <text:p text:style-name="P18"><text:span text:style-name="Güçlü"><text:span text:style-name="T33">ARSA</text:span></text:span><text:span text:style-name="Güçlü"><text:span text:style-name="T62"> <text:tab/><text:tab/><text:tab/>: </text:span></text:span><text:span text:style-name="Güçlü"><text:span text:style-name="T63">Tapunun Tokat, Meydan Mahallesi, 12613425 Taşınmaz Kimlik No, 1768,44 m2 yüzölçümü olan, 278 Ada, 265 Parselde kayıtlı ü</text:span></text:span><text:span text:style-name="Güçlü"><text:span text:style-name="T62">zerine inşaat yapılacak arsa</text:span></text:span><text:span text:style-name="Güçlü"><text:span text:style-name="T63">dır.</text:span></text:span></text:p>
      <text:p text:style-name="P18"><text:span text:style-name="Güçlü"><text:span text:style-name="T33">PROJE<text:tab/></text:span></text:span><text:span text:style-name="Güçlü"><text:span text:style-name="T62"><text:tab/><text:tab/>: </text:span></text:span><text:span text:style-name="Güçlü"><text:span text:style-name="T63">ARSAda ESERi imal etmek için, imar yasalarına uygun, yasalarda belirtilen </text:span></text:span><text:span text:style-name="Güçlü"><text:span text:style-name="T79">ve ESERin oluşması için gerekli</text:span></text:span><text:span text:style-name="Güçlü"><text:span text:style-name="T63"> tüm</text:span></text:span><text:span text:style-name="Güçlü"><text:span text:style-name="T62"> proje</text:span></text:span><text:span text:style-name="Güçlü"><text:span text:style-name="T63">ler</text:span></text:span><text:span text:style-name="Güçlü"><text:span text:style-name="T79">i ifade eder.</text:span></text:span></text:p>
      <text:p text:style-name="P18"><text:span text:style-name="Güçlü"><text:span text:style-name="T33">ESER<text:tab/></text:span></text:span><text:span text:style-name="Güçlü"><text:span text:style-name="T62"><text:tab/><text:tab/>: PROJE </text:span></text:span><text:span text:style-name="Güçlü"><text:span text:style-name="T90">ve SÖZLEŞMEye</text:span></text:span><text:span text:style-name="Güçlü"><text:span text:style-name="T62"> uygun </text:span></text:span><text:span text:style-name="Güçlü"><text:span text:style-name="T63">olarak</text:span></text:span><text:span text:style-name="Güçlü"><text:span text:style-name="T62"> </text:span></text:span><text:span text:style-name="Güçlü"><text:span text:style-name="T63">ARSA üzerine </text:span></text:span><text:span text:style-name="Güçlü"><text:span text:style-name="T82">yapılacak</text:span></text:span><text:span text:style-name="Güçlü"><text:span text:style-name="T62"> yapılar</text:span></text:span><text:span text:style-name="Güçlü"><text:span text:style-name="T63">dır.</text:span></text:span></text:p>
      <text:p text:style-name="P139"><text:span text:style-name="Güçlü"><text:span text:style-name="T42">İŞ<text:tab/><text:tab/><text:tab/>: </text:span></text:span><text:span text:style-name="Güçlü"><text:span text:style-name="T84">ESERin ARSA üzerine, SÖZLEŞME ve PROJEye </text:span></text:span><text:span text:style-name="Güçlü"><text:span text:style-name="T90">uygun</text:span></text:span><text:span text:style-name="Güçlü"><text:span text:style-name="T84"> yapımını ifade eder.</text:span></text:span></text:p>
      <text:p text:style-name="P18"><text:span text:style-name="Güçlü"><text:span text:style-name="T33">YÜKLENİCİ</text:span></text:span><text:span text:style-name="Güçlü"><text:span text:style-name="T62"><text:tab/><text:tab/>: ARSAya, PROJE ve SÖZLEŞME şartlarına uygun </text:span></text:span><text:span text:style-name="Güçlü"><text:span text:style-name="T63">ESERi</text:span></text:span><text:span text:style-name="Güçlü"><text:span text:style-name="T62"> yapmayı taahhüt eden gerçek ve/veya tüzel kişi</text:span></text:span></text:p>
      <text:p text:style-name="P141"><text:span text:style-name="Güçlü"><text:span text:style-name="T35">YÖNETİCİ</text:span></text:span><text:span text:style-name="Güçlü"><text:span text:style-name="T64"><text:tab/><text:tab/>: Kat irifakının kurulması ile oluşturulan YÖNETİM PLANInda belirlenen ve İŞ SAHİBİ ve YÜKLENİCİnin seçtiği kişi veya kişilerdir. YÖNETİM PLANI ve işbu SÖZLEŞME <text:s text:c="2"/>kapsamında yetkilidir(ler). </text:span></text:span></text:p>
      <text:p text:style-name="P142"><text:span text:style-name="Güçlü"><text:span text:style-name="T45">GEÇİCİ KABUL<text:tab/></text:span></text:span><text:span text:style-name="Güçlü"><text:span text:style-name="T89">: </text:span></text:span><text:span text:style-name="Güçlü"><text:span text:style-name="T90">SÖZLEŞMEde belirlenen İşin bitim tarihinde yapılacak kabuldur ve varsa eksikliklerin YÜKLENİCİye, bu kabulden sonra bildirilmesi gerekir.</text:span></text:span></text:p>
      <text:p text:style-name="P142"><text:span text:style-name="Güçlü"><text:span text:style-name="T45">KESİN KABUL</text:span></text:span><text:span text:style-name="Güçlü"><text:span text:style-name="T89"><text:tab/>: </text:span></text:span><text:span text:style-name="Güçlü"><text:span text:style-name="T90">ESERin, İŞ SAHİBİ tarafından, SÖZLEŞMEye uygun olarak yapıldığını kabul ettiği ve teslim almayı kabul ettiğini beyan ettiği tarihtir. </text:span></text:span></text:p>
      <text:list xml:id="list172457416310225" text:continue-numbering="true" text:style-name="L1">
        <text:list-item>
          <text:list>
            <text:list-item>
              <text:list>
                <text:list-header>
                  <text:p text:style-name="P137"><text:span text:style-name="Güçlü"><text:span text:style-name="T62"><text:s/></text:span></text:span></text:p>
                </text:list-header>
              </text:list>
            </text:list-item>
            <text:list-item>
              <text:p text:style-name="P56"><text:span text:style-name="Güçlü"><text:span text:style-name="T61">SÖZLEŞMENİN </text:span></text:span><text:span text:style-name="Güçlü"><text:span text:style-name="T46">AMA</text:span></text:span><text:span text:style-name="Güçlü"><text:span text:style-name="T61">CI</text:span></text:span></text:p>
            </text:list-item>
          </text:list>
        </text:list-item>
      </text:list>
      <text:list xml:id="list1881629333" text:style-name="L21">
        <text:list-item>
          <text:p text:style-name="P62"><text:span text:style-name="T46">İşbu sözleşme ile YÜKLENİCİ, sözleşme şartlarına uygun olarak ÎŞ SAHİBİne, ARSA üzerine, PROJEye uygun, kat mülkiyetine çevrilebilecek bağımsız bölümler yapmayı taahhüt etmektedir. Sözleşme ile amaçlanan, sadece arsa sahibine ait bölümlere ilişkin dairelerin yapılması değil, yüklenicinin ücretine karşılık olarak aldığı arsa paylarına bağlı bölümlerin de tamamlanıp bütünlük taşıyan ESERin ortaya çıkarılmasıdır.</text:span></text:p>
        </text:list-item>
      </text:list>
      <text:list xml:id="list2051939486" text:style-name="L20">
        <text:list-item>
          <text:p text:style-name="P61"><text:span text:style-name="T49">İşbu sözleşme </text:span><text:span text:style-name="T46">taraflar</text:span><text:span text:style-name="T58">ı</text:span><text:span text:style-name="T46"> </text:span><text:span text:style-name="T49">karşılıklı olarak borçlan</text:span><text:span text:style-name="T58">dır</text:span><text:span text:style-name="T49">maktadır. İlk aşamada YÜKLENİCİ ortaya bir ESER çıkarmayı borçlanmaktadır. YÜKLENİCİnin ESERi </text:span><text:span text:style-name="T58">SÖZLEŞMEye uygun olarak</text:span><text:span text:style-name="T49"> ortaya çıkarması ile borcu sona erer. İŞ SAHİBİ ücret olarak, yapılan bağımsız bölümlerden </text:span><text:span text:style-name="T58">bir kısmını,</text:span><text:span text:style-name="T49"> sözleşmede belirtilen şar</text:span><text:span text:style-name="T58">t</text:span><text:span text:style-name="T49">larla devir etmeyi borçlanmaktadır. </text:span></text:p>
        </text:list-item>
        <text:list-item>
          <text:p text:style-name="P136"><text:span text:style-name="T46"/></text:p>
        </text:list-item>
      </text:list>
      <text:list xml:id="list172458038226980" text:continue-list="list172457416310225" text:style-name="L1">
        <text:list-item>
          <text:list>
            <text:list-header>
              <text:p text:style-name="P144"><text:span text:style-name="Güçlü"><text:span text:style-name="T57"/></text:span></text:p>
            </text:list-header>
            <text:list-item>
              <text:p text:style-name="P56"><text:span text:style-name="Güçlü"><text:span text:style-name="T57">YÜKLENİCİ</text:span></text:span><text:span text:style-name="Güçlü"><text:span text:style-name="T61">NİN</text:span></text:span><text:span text:style-name="Güçlü"><text:span text:style-name="T57"> A</text:span></text:span><text:span text:style-name="Güçlü"><text:span text:style-name="T61">MACI</text:span></text:span></text:p>
              <text:p text:style-name="P69"><text:span text:style-name="Güçlü"><text:span text:style-name="T83">YÜKLENİCİnin amacı, işin yapım aşamasında ve sonrasında payına düşen bağımsız bölümlerin bir kısmını veya tamamını satarak, yaptığı işten para kazanmaktır. YÜKLENİCİ</text:span></text:span><text:span text:style-name="Güçlü"><text:span text:style-name="T57"> <text:s/></text:span></text:span><text:span text:style-name="Güçlü"><text:span text:style-name="T83">işe başlamadan önce yeterli sermayesi olduğunu beyan ederek, TAPU DEVRİ bölümündeki pay devir şartlarının ekonomik olarak kendisini etkilemeyeceğini, </text:span></text:span><text:span text:style-name="Güçlü"><text:span text:style-name="T84">SÖZLEŞME </text:span></text:span><text:span text:style-name="Güçlü"><text:span text:style-name="T83">şartlar</text:span></text:span><text:span text:style-name="Güçlü"><text:span text:style-name="T84">ın</text:span></text:span><text:span text:style-name="Güçlü"><text:span text:style-name="T83">a bağlı olarak İŞ SAHİBİ tarafından kendisine devir yapılan bağımsız bölümleri satış ile devrebileceğini, sözleşmeye göre </text:span></text:span><text:span text:style-name="Güçlü"><text:span text:style-name="T84">ileride</text:span></text:span><text:span text:style-name="Güçlü"><text:span text:style-name="T83"> </text:span></text:span><text:span text:style-name="Güçlü"><text:span text:style-name="T84">devir alacağı</text:span></text:span><text:span text:style-name="Güçlü"><text:span text:style-name="T83">, fakat kendisine devri yapılmamış bağımsız bölümleri, herhangi bir şekilde, alacağın devri, <text:s/>noter satışı, </text:span></text:span><text:span text:style-name="Güçlü"><text:span text:style-name="T90">satış vaadi</text:span></text:span><text:span text:style-name="Güçlü"><text:span text:style-name="T83"> vb. </text:span></text:span><text:span text:style-name="Güçlü"><text:span text:style-name="T90">ş</text:span></text:span><text:span text:style-name="Güçlü"><text:span text:style-name="T83">ekillerle devir etmeyeceğini kabul, beyan ve taahhüt etmiştir.</text:span></text:span></text:p>
            </text:list-item>
            <text:list-item>
              <text:p text:style-name="P56"><text:span text:style-name="Güçlü"><text:span text:style-name="T57">İŞ SAHİBİ</text:span></text:span><text:span text:style-name="Güçlü"><text:span text:style-name="T61">NİN AMACI</text:span></text:span></text:p>
              <text:p text:style-name="P71"><text:span text:style-name="Güçlü"><text:span text:style-name="T84">HİSSEDARlar mevcut durumda, ARSA üzerinde bulunan mevcut binaları ve boş alanları kiraya vererek gelir elde etmektedirler. PROJE uygulanmaya başlamadan önce, mevcut kiracılar tahliye edilecek ve mevcut binalar yıktırılacaktır. </text:span></text:span><text:span text:style-name="Güçlü"><text:span text:style-name="T90">İŞin sona ermesi ile de </text:span></text:span><text:span text:style-name="Güçlü"><text:span text:style-name="T83">HİSSEDARlar, kendi arsası üzerine yapılacak yapıdaki bağımsız bölümlerden hissesine düşenlerin bir kısmını satarak veya kiraya vererek gelir elde etmek veya aile konutu olarak kendi kullanımına bırakmayı amaçlamaktadır.</text:span></text:span></text:p>
              <text:p text:style-name="P71"><text:span text:style-name="Güçlü"><text:span text:style-name="T92">Y</text:span></text:span><text:span text:style-name="Güçlü"><text:span text:style-name="T91">ÜKLENİCİ İŞi zamanında bitireceğini taahhüt etmiştir. </text:span></text:span><text:span text:style-name="Güçlü"><text:span text:style-name="T84">Gelir kaybı yaşamamak için, ESERin oluşturulacağı süre içerisinde </text:span></text:span><text:span text:style-name="Güçlü"><text:span text:style-name="T85">ve İŞin SÖZLEŞME süresi içerisinde bitirilememesi durumunda, </text:span></text:span><text:span text:style-name="Güçlü"><text:span text:style-name="T90">devamında,</text:span></text:span><text:span text:style-name="Güçlü"><text:span text:style-name="T85"> “KİRA” bölümündeki şartlar dahilinde, </text:span></text:span><text:span text:style-name="Güçlü"><text:span text:style-name="T90">İŞ SAHİBİ, </text:span></text:span><text:span text:style-name="Güçlü"><text:span text:style-name="T84">ARSAyı YÜKLENİCİye kiralamayı amaçlamaktadır. </text:span></text:span><text:span text:style-name="Güçlü"><text:span text:style-name="T91">Böylece, SÖZLEŞME süresince ve</text:span></text:span><text:span text:style-name="Güçlü"><text:span text:style-name="T83"> </text:span></text:span><text:span text:style-name="Güçlü"><text:span text:style-name="T91">YÜKLENİCİnin işi zamanında bitirememesi durumunda, devamında İŞ SAHBİnin gelir kaybı söz konusu olmayacaktır. Konuyla ilgili “cezai şartlar” bölümde ek şartlar bulunmaktadır.</text:span></text:span></text:p>
            </text:list-item>
          </text:list>
        </text:list-item>
      </text:list>
      <text:p text:style-name="P20"/>
      <text:list xml:id="list172458513136301" text:continue-numbering="true" text:style-name="L1">
        <text:list-item>
          <text:list>
            <text:list-item>
              <text:p text:style-name="P45"><text:span text:style-name="Güçlü"><text:span text:style-name="T46">SÖZLEŞMENİN DEĞERİ<text:tab/> <text:s text:c="109"/></text:span></text:span></text:p>
            </text:list-item>
          </text:list>
        </text:list-item>
      </text:list>
      <text:p text:style-name="P17"><text:span text:style-name="Güçlü"><text:span text:style-name="T62">Sözleşmenin değeri 1 TL’dir.</text:span></text:span></text:p>
      <text:p text:style-name="P17"><text:span text:style-name="Güçlü"><text:span text:style-name="T62"/></text:span></text:p>
      <text:list xml:id="list172457922000144" text:continue-numbering="true" text:style-name="L1">
        <text:list-item>
          <text:list>
            <text:list-item>
              <text:p text:style-name="P45"><text:soft-page-break/><text:span text:style-name="Güçlü"><text:span text:style-name="T46">SÖZLEŞMENİN GEÇERLİLİĞİ</text:span></text:span></text:p>
            </text:list-item>
          </text:list>
        </text:list-item>
      </text:list>
      <text:list xml:id="list3861102368" text:style-name="L2">
        <text:list-item>
          <text:p text:style-name="P59"><text:span text:style-name="Güçlü"><text:span text:style-name="T70">İşbu SÖZLEŞME, “Yükümlülükler” bölümünde, İŞ SAHİBİnin, “Bağımsız Bölümlerin YÜKLENİCİye Devir Borcu” dışındaki maddeleri yerine getirmesi ile geçerlilik kazanır ve hukuki sonu</text:span></text:span><text:span text:style-name="Güçlü"><text:span text:style-name="T83">ç</text:span></text:span><text:span text:style-name="Güçlü"><text:span text:style-name="T70"> doğurur.</text:span></text:span></text:p>
        </text:list-item>
        <text:list-item>
          <text:p text:style-name="P59"><text:span text:style-name="Güçlü"><text:span text:style-name="T62">YÜKLENİCİ, işbu sözleşme ile, ARSA üzerine yapılacak ESERin, imar yönetmelikleri ve ilgili kanunlara aykırı bir durumu olmadığını araştırmış, yapıların yapılmasında herhangi bir mevzuatın engel teşkil etmediğini belirlemiş ve kabul etmiştir. </text:span></text:span></text:p>
        </text:list-item>
        <text:list-item>
          <text:p text:style-name="P59"><text:span text:style-name="Güçlü"><text:span text:style-name="T62">YÜKLENİCİnin kat irtifakı kurulması dönemine kadar yapmış olduğu tüm harcamalar kendisine aittir ve kat irtifakının kendisinden ve/veya herhangi bir kurumdan kaynaklanan bir sebepten dolayı kurulamaması durumunda, </text:span></text:span><text:span text:style-name="Güçlü"><text:span text:style-name="T83">YÜKLENİCİ,</text:span></text:span><text:span text:style-name="Güçlü"><text:span text:style-name="T62"> İŞ SAHİBİnden, işbu sözleşmeye dayalı olarak, geçmişe ve/veya geleceğe yönelik herhangi bir hak ve ücret talep etmeyeceğini kabul ve beyan etmiştir. </text:span></text:span></text:p>
        </text:list-item>
        <text:list-item>
          <text:p text:style-name="P60"><text:span text:style-name="Güçlü"><text:span text:style-name="T65">Kat irtifakının İŞ SAHİBİ tarafından kaynaklanan </text:span></text:span><text:span text:style-name="Güçlü"><text:span text:style-name="T62"><text:s/></text:span></text:span><text:span text:style-name="Güçlü"><text:span text:style-name="T65">bir sebepten dolayı kurulamaması durumunda , İŞ SAHİBİ, SÖZLEŞMEnin “</text:span></text:span><text:span text:style-name="Güçlü"><text:span text:style-name="T38">Kat İrtifakının İŞ SAHİBİ sebebiyle kurulamaması”</text:span></text:span><text:span text:style-name="Güçlü"><text:span text:style-name="T65"> maddesinde belirtilen masrafları ödemekle yükümlüdür. </text:span></text:span></text:p>
        </text:list-item>
        <text:list-item>
          <text:p text:style-name="P59"><text:span text:style-name="Güçlü"><text:span text:style-name="T65">Kat irtifakının, kurulamaması durumunda, cezai şartlar uygulanır ve sözleşme kendiliğinden fesh olur. </text:span></text:span></text:p>
        </text:list-item>
      </text:list>
      <text:p text:style-name="P17"><text:span text:style-name="fontstyle21"><text:span text:style-name="T93">YÜKLENİCİnin bu aşamada herhangi bir sebeple işi bırakması durumunda YÜKLENİCİye herhangi </text:span></text:span></text:p>
      <text:list xml:id="list172457302888587" text:continue-list="list172457922000144" text:style-name="L1">
        <text:list-item>
          <text:list>
            <text:list-item>
              <text:p text:style-name="P45"><text:span text:style-name="Güçlü"><text:span text:style-name="T46"><text:s/>SÖZLEŞME TARİHİ – </text:span></text:span><text:span text:style-name="Güçlü"><text:span text:style-name="T60">İŞİN BAŞLAMA TARİHİ</text:span></text:span></text:p>
              <text:p text:style-name="P140"><text:span text:style-name="Güçlü"><text:span text:style-name="T62">İşbu sözleşme 1-1-2021 tarihinde taraflarca imzalanmıştır </text:span></text:span><text:span text:style-name="Güçlü"><text:span text:style-name="T90">ve İŞin yapım süresinin başlangıcı bu tarihtir. </text:span></text:span></text:p>
            </text:list-item>
            <text:list-item>
              <text:p text:style-name="P57"><text:span text:style-name="Güçlü"><text:span text:style-name="T59">İŞİN SÜRESİ – </text:span></text:span><text:span text:style-name="Güçlü"><text:span text:style-name="T60">İŞİN BİTİŞ TARİHİ</text:span></text:span></text:p>
            </text:list-item>
          </text:list>
        </text:list-item>
      </text:list>
      <text:p text:style-name="P139"><text:span text:style-name="Güçlü"><text:span text:style-name="T84">İşin süresi 24 aydır ve </text:span></text:span><text:span text:style-name="Güçlü"><text:span text:style-name="T85">SÖZLEŞME TARİHİnde başlar. 31-12-2023 tarihinde İŞ son</text:span></text:span><text:span text:style-name="Güçlü"><text:span text:style-name="T90">a</text:span></text:span><text:span text:style-name="Güçlü"><text:span text:style-name="T85"> erer. </text:span></text:span><text:span text:style-name="Güçlü"><text:span text:style-name="T90">Bu süre kesin olarak belirlenmiştir ve “mucbir sebepler” bölümünde belirlenen durumlar hariç ek süre talep edilemez ve verilemez. </text:span></text:span></text:p>
      <text:p text:style-name="P17"><text:span text:style-name="Güçlü"><text:span text:style-name="T62"/></text:span></text:p>
      <text:list xml:id="list172458623941331" text:continue-numbering="true" text:style-name="L1">
        <text:list-item>
          <text:list>
            <text:list-item>
              <text:p text:style-name="P45"><text:span text:style-name="Güçlü"><text:span text:style-name="T46">SÖZLEŞMENİN GEÇERLİLİK TARİHİ</text:span></text:span></text:p>
            </text:list-item>
          </text:list>
        </text:list-item>
      </text:list>
      <text:p text:style-name="P17"><text:span text:style-name="Güçlü"><text:span text:style-name="T62">Sözleşme imzalanmasıyla birlikte geçerlilik kazanır. </text:span></text:span></text:p>
      <text:p text:style-name="P20"><text:span text:style-name="fontstyle21"><text:span text:style-name="T93"/></text:span></text:p>
      <text:list xml:id="list172456751360209" text:continue-numbering="true" text:style-name="L1">
        <text:list-item>
          <text:list>
            <text:list-item>
              <text:p text:style-name="P46"><text:span text:style-name="Güçlü"><text:span text:style-name="T94">SÖZLEŞMENİN EKLERİ </text:span></text:span></text:p>
            </text:list-item>
          </text:list>
        </text:list-item>
      </text:list>
      <text:p text:style-name="P17"><text:span text:style-name="Varsayılan_20_Paragraf_20_Yazı_20_Tipi"><text:span text:style-name="T46">İşbu sözleşme aşağıdaki şartname ve ekleri içerir. Bu şartnameler kat irtifakının kurulması ile geçerlilik kazanır.</text:span></text:span></text:p>
      <text:list xml:id="list172456941682114" text:continue-numbering="true" text:style-name="L1">
        <text:list-item>
          <text:list>
            <text:list-item>
              <text:list>
                <text:list-item>
                  <text:p text:style-name="P58"><text:span text:style-name="fontstyle21"><text:span text:style-name="T4">Teknik Şartnam</text:span></text:span><text:span text:style-name="fontstyle21"><text:span text:style-name="T5">e</text:span></text:span></text:p>
                </text:list-item>
              </text:list>
            </text:list-item>
          </text:list>
        </text:list-item>
      </text:list>
      <text:list xml:id="list4155803330" text:style-name="L26">
        <text:list-item>
          <text:list>
            <text:list-item>
              <text:list>
                <text:list-item>
                  <text:p text:style-name="P83"><text:span text:style-name="fontstyle21"><text:span text:style-name="T6">ESERin yapımında kullanılacak malzeme, kalite vb. şartları içerir şartname</text:span></text:span><text:span text:style-name="fontstyle21"><text:span text:style-name="T7">dir.</text:span></text:span></text:p>
                </text:list-item>
              </text:list>
            </text:list-item>
          </text:list>
        </text:list-item>
      </text:list>
      <text:list xml:id="list172458183610112" text:continue-list="list172456941682114" text:style-name="L1">
        <text:list-item>
          <text:list>
            <text:list-item>
              <text:list>
                <text:list-item>
                  <text:p text:style-name="P58"><text:span text:style-name="fontstyle21"><text:span text:style-name="T4">Tapu Devir Şartnamesi</text:span></text:span></text:p>
                </text:list-item>
              </text:list>
            </text:list-item>
          </text:list>
        </text:list-item>
      </text:list>
      <text:list xml:id="list2141256998" text:style-name="L27">
        <text:list-item>
          <text:list>
            <text:list-item>
              <text:list>
                <text:list-item>
                  <text:p text:style-name="P82"><text:span text:style-name="fontstyle21"><text:span text:style-name="T6">ESERin tamamlanma evrelerine göre İŞ SAHİBİnin YÜKLENİCİye tapu tescili yapacağı bağımsız bölümleri belirleyen şartname</text:span></text:span><text:span text:style-name="fontstyle21"><text:span text:style-name="T7">dir.</text:span></text:span></text:p>
                </text:list-item>
              </text:list>
            </text:list-item>
          </text:list>
        </text:list-item>
      </text:list>
      <text:list xml:id="list172457272106795" text:continue-list="list172458183610112" text:style-name="L1">
        <text:list-item>
          <text:list>
            <text:list-item>
              <text:list>
                <text:list-item>
                  <text:p text:style-name="P107"><text:s/>Kira Şartnamesi</text:p>
                </text:list-item>
              </text:list>
            </text:list-item>
          </text:list>
        </text:list-item>
      </text:list>
      <text:list xml:id="list1452917438" text:style-name="L28">
        <text:list-item>
          <text:list>
            <text:list-item>
              <text:list>
                <text:list-item>
                  <text:p text:style-name="P114">İŞin başladığı tarihten KESİN KABULun yapılacağı tarihe kadar YÜKLENİCİ, ARSA için İŞ SAHİBİne kira ödeyecektir. Kira şartnamesi, bu konudaki şartları belirlemek üzere hazırlanmıştır.</text:p>
                </text:list-item>
              </text:list>
            </text:list-item>
          </text:list>
        </text:list-item>
      </text:list>
      <text:list xml:id="list172458210843868" text:continue-list="list172457272106795" text:style-name="L1">
        <text:list-item>
          <text:list>
            <text:list-item>
              <text:list>
                <text:list-item>
                  <text:p text:style-name="P107"/>
                </text:list-item>
              </text:list>
            </text:list-item>
          </text:list>
        </text:list-item>
      </text:list>
      <text:p text:style-name="P39"/>
      <text:p text:style-name="P39"/>
      <text:p text:style-name="P21"/>
      <text:p text:style-name="P4"/>
      <text:list xml:id="list172457692268180" text:continue-numbering="true" text:style-name="L1">
        <text:list-item>
          <text:p text:style-name="P45"><text:span text:style-name="Güçlü"><text:span text:style-name="T46">TARAFLAR</text:span></text:span></text:p>
          <text:list>
            <text:list-item>
              <text:p text:style-name="P45"><text:span text:style-name="Güçlü"><text:span text:style-name="T46"><text:s/>ARSA SAHİB</text:span></text:span><text:span text:style-name="Güçlü"><text:span text:style-name="T47">İ</text:span></text:span><text:span text:style-name="Güçlü"><text:span text:style-name="T66"> </text:span></text:span></text:p>
            </text:list-item>
          </text:list>
        </text:list-item>
      </text:list>
      <text:list xml:id="list33723648" text:style-name="L3">
        <text:list-item>
          <text:p text:style-name="P63"><text:span text:style-name="Güçlü"><text:span text:style-name="T62">Arsa sahipleri hisseleri oranında aşağıdaki gibidir ve sözleşme içerisinde tüm arsa sahipleri “</text:span></text:span><text:span text:style-name="Güçlü"><text:span text:style-name="T66">İŞ</text:span></text:span><text:span text:style-name="Güçlü"><text:span text:style-name="T62"> SAHİBİ” olarak anılmaktadır.</text:span></text:span></text:p>
        </text:list-item>
        <text:list-item>
          <text:p text:style-name="P64"><text:span text:style-name="Güçlü"><text:span text:style-name="T66">Arsa sahiplerinden herbiri, sözleşme şartlarından bireysel olarak sorumludur. Sözleşme şartlarını bireysel olarak yerine getirmeyen her bir arsa sahibi, cezai şartlara bireysel olarak katlanmayı kabul, beyan ve taahhüt etmiştir.</text:span></text:span></text:p>
        </text:list-item>
      </text:list>
      <text:list xml:id="list879524557" text:style-name="L4">
        <text:list-item>
          <text:list>
            <text:list-item>
              <text:list>
                <text:list-header>
                  <text:p text:style-name="P115"><text:span text:style-name="Güçlü"><text:span text:style-name="T62">Adı-Soyadı<text:tab/><text:tab/><text:tab/><text:tab/>Arsa hisse oranı</text:span></text:span></text:p>
                </text:list-header>
                <text:list-item>
                  <text:p text:style-name="P115"><text:span text:style-name="Güçlü"><text:span text:style-name="T62">Saliha<text:tab/><text:tab/><text:tab/><text:tab/><text:tab/></text:span></text:span></text:p>
                </text:list-item>
                <text:list-item>
                  <text:p text:style-name="P115"><text:span text:style-name="Güçlü"><text:span text:style-name="T62">Tahvil Işıklıyurt<text:tab/><text:tab/><text:tab/><text:tab/></text:span></text:span></text:p>
                </text:list-item>
                <text:list-item>
                  <text:p text:style-name="P115"><text:span text:style-name="Güçlü"><text:span text:style-name="T62">Ayla<text:tab/><text:tab/><text:tab/><text:tab/><text:tab/><text:tab/></text:span></text:span></text:p>
                </text:list-item>
                <text:list-item>
                  <text:p text:style-name="P115"><text:span text:style-name="Güçlü"><text:span text:style-name="T62">Talip Işıklıyurt<text:tab/><text:tab/><text:tab/><text:tab/></text:span></text:span></text:p>
                </text:list-item>
                <text:list-item>
                  <text:p text:style-name="P115"><text:span text:style-name="Güçlü"><text:span text:style-name="T62">Galip Işıklıyurt<text:tab/><text:tab/><text:tab/><text:tab/></text:span></text:span></text:p>
                </text:list-item>
                <text:list-item>
                  <text:p text:style-name="P115"><text:span text:style-name="Güçlü"><text:span text:style-name="T62">Leyla<text:tab/><text:tab/><text:tab/><text:tab/><text:tab/><text:tab/></text:span></text:span></text:p>
                </text:list-item>
                <text:list-item>
                  <text:p text:style-name="P115"><text:span text:style-name="Güçlü"><text:span text:style-name="T62">Hülya Işıklıyurt<text:tab/><text:tab/><text:tab/><text:tab/></text:span></text:span></text:p>
                </text:list-item>
                <text:list-item>
                  <text:p text:style-name="P115"><text:span text:style-name="Güçlü"><text:span text:style-name="T62">Ayşe BALCI<text:tab/><text:tab/><text:tab/><text:tab/><text:tab/>1/8</text:span></text:span></text:p>
                </text:list-item>
                <text:list-item>
                  <text:p text:style-name="P115"><text:span text:style-name="Güçlü"><text:span text:style-name="T62">Ali BALCI<text:tab/><text:tab/><text:tab/><text:tab/><text:tab/>1/8</text:span></text:span></text:p>
                </text:list-item>
                <text:list-item>
                  <text:p text:style-name="P115"><text:span text:style-name="Güçlü"><text:span text:style-name="T62">Atila BALCI<text:tab/><text:tab/><text:tab/><text:tab/><text:tab/>1/8</text:span></text:span></text:p>
                </text:list-item>
                <text:list-item>
                  <text:p text:style-name="P115"><text:soft-page-break/><text:span text:style-name="Güçlü"><text:span text:style-name="T62">Hacı Murat BALCI<text:tab/><text:tab/><text:tab/><text:tab/>1/8</text:span></text:span></text:p>
                  <text:p text:style-name="P115"><text:span text:style-name="Güçlü"><text:span text:style-name="T62"/></text:span></text:p>
                </text:list-item>
              </text:list>
            </text:list-item>
          </text:list>
        </text:list-item>
      </text:list>
      <text:list xml:id="list110008732007098" text:style-name="L1">
        <text:list-item>
          <text:list>
            <text:list-item>
              <text:p text:style-name="P45"><text:span text:style-name="Güçlü"><text:span text:style-name="T46"><text:s/><text:tab/> YÜKLENİCİ</text:span></text:span></text:p>
            </text:list-item>
          </text:list>
          <text:p text:style-name="P65"><text:span text:style-name="Güçlü"><text:span text:style-name="T62">YÜKLENİCİ, ARSA SAHİBİne ait arsa üzerine, bu sözleşmeye bağlı kalarak, ESERi imal etmeyi taahhüt eden ve aşağıda bilgileri bulunan kişiliktir. </text:span></text:span><text:span text:style-name="Güçlü"><text:span text:style-name="T66">Sözleşme şartlarını yerine getirmeyen YÜKLENİCİ cezai şartları peşinen kabul ettiğini kabul, beyan ve taahhüt etmiştir.</text:span></text:span></text:p>
          <text:list text:continue-numbering="true">
            <text:list-header>
              <text:p text:style-name="P89"><text:span text:style-name="Güçlü"><text:span text:style-name="T46"/></text:span></text:p>
            </text:list-header>
            <text:list-item>
              <text:p text:style-name="P47"><text:span text:style-name="Güçlü"><text:span text:style-name="T48"><text:s/>YÖNETİCİ</text:span></text:span></text:p>
            </text:list-item>
          </text:list>
          <text:p text:style-name="P66"><text:span text:style-name="Güçlü"><text:span text:style-name="T70">YÖNETİCİ, ESERin yapımı süresince SÖZLEŞME ve YÖNETİM PLANI şartlarına bağlı olarak, SÖZLEŞMEnin sona ermesi ile YÖNETİM PLANI şartları ile görevini ifa etmekle yükümlüdür.</text:span></text:span></text:p>
          <text:p text:style-name="P66"><text:span text:style-name="Güçlü"><text:span text:style-name="T70">YÖNETİCİ <text:s/>Kat İrtifakının kurulmasına bağlı olarak, YÖNETİM PLANInı uygulamak üzere seçilmiştir.</text:span></text:span></text:p>
          <text:p text:style-name="P66"><text:span text:style-name="Güçlü"><text:span text:style-name="T64">SÖZLEŞMEnin sona erdiği tarihten itibaren 5 (Beş) yıl süre ile YÖNETİCİ, YÖNETİM PLANIna göre hareket etmekle yetkilidir. Bu süre boyunca, salt çoğunlu</text:span></text:span><text:span text:style-name="Güçlü"><text:span text:style-name="T70">kla değil</text:span></text:span><text:span text:style-name="Güçlü"><text:span text:style-name="T64">, sadece kat maliklerinin 4/5 ‘nin oyu ile YÖNETİCİ değ</text:span></text:span><text:span text:style-name="Güçlü"><text:span text:style-name="T70">i</text:span></text:span><text:span text:style-name="Güçlü"><text:span text:style-name="T64">ştirilebilir. YÖNETİCİ, SÖZLEŞME süresince, aşağıdaki yetkilere sahiptir. </text:span></text:span></text:p>
          <text:p text:style-name="P67"><text:span text:style-name="Güçlü"><text:span text:style-name="T70"/></text:span></text:p>
        </text:list-item>
      </text:list>
      <text:list xml:id="list4288701050" text:style-name="L5">
        <text:list-item>
          <text:p text:style-name="P116"><text:span text:style-name="Güçlü"><text:span text:style-name="T64">YÖNETİCİ, işbu SÖZLEŞME kapsamında verilen yetkiler ile SÖZLEŞME süresi boyunca yetkilidir.</text:span></text:span></text:p>
        </text:list-item>
        <text:list-item>
          <text:p text:style-name="P72"><text:span text:style-name="Güçlü"><text:span text:style-name="T64">YÖNETİCİ, ESERin yapımında kontrol olarak görev yapar. </text:span></text:span></text:p>
        </text:list-item>
        <text:list-item>
          <text:p text:style-name="P73"><text:span text:style-name="Güçlü"><text:span text:style-name="T76">SÖZLEŞME şartlarında belirlenen tutanakların tutulmasında hazır bulunur ve imzalar.</text:span></text:span></text:p>
        </text:list-item>
        <text:list-item>
          <text:p text:style-name="P72"><text:span text:style-name="Güçlü"><text:span text:style-name="T64">SÖZLEŞME şartlarında oluşabilecek aksaklıklar konusunda tarafları bilgilendirir. </text:span></text:span></text:p>
        </text:list-item>
        <text:list-item>
          <text:p text:style-name="P72"><text:span text:style-name="Güçlü"><text:span text:style-name="T64">Taraflar arasında iletişimi sağlar.</text:span></text:span></text:p>
        </text:list-item>
        <text:list-item>
          <text:p text:style-name="P72"><text:span text:style-name="Güçlü"><text:span text:style-name="T64">Yapılan satışlar, YÖNETİCİye bildirilmek zorundadır. </text:span></text:span></text:p>
        </text:list-item>
        <text:list-item>
          <text:p text:style-name="P72"><text:span text:style-name="Güçlü"><text:span text:style-name="T64">YÖNETİCİi satış yapılan 3. kişiye SÖZLEŞME şartlarını, YÖNETİM PLANInı anlatmakla, uyacağı kuralları bildirmekle yükümlüdür. Tarafların yaptığı satışları YÖNETİCİye bildirmemesi ile oluşacak <text:s/>cezai şartlar işbu SÖZLEŞMEde belirlenmiştir. </text:span></text:span></text:p>
        </text:list-item>
        <text:list-item>
          <text:p text:style-name="P74"><text:span text:style-name="Güçlü"><text:span text:style-name="T64">YÖNETİCİ, SÖZLEŞME şartları uygun olarak yapılan satışlar ile ilgililere karşı hak sahibi olan 3. kişilerle de olan iletişimi sağlar. </text:span></text:span></text:p>
        </text:list-item>
        <text:list-item>
          <text:p text:style-name="P74"><text:span text:style-name="Güçlü"><text:span text:style-name="T68">YÖNETİCİ, işbu SÖZLEŞMEnin “</text:span></text:span><text:span text:style-name="Varsayılan_20_Paragraf_20_Yazı_20_Tipi"><text:span text:style-name="T68">Ayıba Karşı Tekeffül Borcu” maddesinde oluşabilecek aksaklıkları takip etmek ve taraflara bildirmek, </text:span></text:span><text:span text:style-name="Varsayılan_20_Paragraf_20_Yazı_20_Tipi"><text:span text:style-name="T69">SÖZLEŞME ve YÖNETİM PLANI dahilinde her türlü işlemi yapmakla</text:span></text:span><text:span text:style-name="Varsayılan_20_Paragraf_20_Yazı_20_Tipi"><text:span text:style-name="T68"> </text:span></text:span><text:span text:style-name="Varsayılan_20_Paragraf_20_Yazı_20_Tipi"><text:span text:style-name="T71">yetkili ve </text:span></text:span><text:span text:style-name="Varsayılan_20_Paragraf_20_Yazı_20_Tipi"><text:span text:style-name="T68">yükümlüdür.</text:span></text:span></text:p>
        </text:list-item>
        <text:list-item>
          <text:p text:style-name="P75"><text:span text:style-name="Varsayılan_20_Paragraf_20_Yazı_20_Tipi"><text:span text:style-name="T72">YÖNETİCİ, SÖZLEŞME şartları dahilinde uygulanan cezai şartlar</text:span></text:span><text:span text:style-name="Varsayılan_20_Paragraf_20_Yazı_20_Tipi"><text:span text:style-name="T76">ın uygulanması</text:span></text:span><text:span text:style-name="Varsayılan_20_Paragraf_20_Yazı_20_Tipi"><text:span text:style-name="T72"> hususunda, İŞ SAHİBİ adına, tahsilat dahil, her türlü yetkiye sahiptir.</text:span></text:span></text:p>
          <text:p text:style-name="P74"><text:span text:style-name="Varsayılan_20_Paragraf_20_Yazı_20_Tipi"><text:span text:style-name="T68"/></text:span></text:p>
        </text:list-item>
      </text:list>
      <text:list xml:id="list172457582621809" text:continue-list="list110008732007098" text:style-name="L1">
        <text:list-item>
          <text:list>
            <text:list-item>
              <text:p text:style-name="P45"><text:span text:style-name="Güçlü"><text:span text:style-name="T46"><text:s/>3. KİŞİLER</text:span></text:span></text:p>
            </text:list-item>
          </text:list>
        </text:list-item>
      </text:list>
      <text:p text:style-name="P22"><text:span text:style-name="Güçlü"><text:span text:style-name="T62">İşbu sözleşmenin tarafları “İŞ SAHİBİ” ve “YÜKLENİCİ” ‘dir. Sözleşmede üçüncü bir kişi, herhangi bir şekilde ve/veya zamanda taraf olamaz, sözleşme sonucu oluşan/oluşacak imalatta, </text:span></text:span><text:span text:style-name="Güçlü"><text:span text:style-name="T66">SÖZLEŞME sona ermediği sürece</text:span></text:span><text:span text:style-name="Güçlü"><text:span text:style-name="T62"> hak talep edemez. </text:span></text:span></text:p>
      <text:list xml:id="list172457143225491" text:continue-numbering="true" text:style-name="L1">
        <text:list-item>
          <text:list>
            <text:list-item>
              <text:list>
                <text:list-item>
                  <text:p text:style-name="P45"><text:span text:style-name="Güçlü"><text:span text:style-name="T46"><text:s/>Alt Yüklenici</text:span></text:span></text:p>
                </text:list-item>
              </text:list>
            </text:list-item>
          </text:list>
        </text:list-item>
      </text:list>
      <text:p text:style-name="P43"><text:span text:style-name="Güçlü"><text:span text:style-name="T62">YÜKLENİCİ, herhangi bir şekilde işbu sözleşmedeki haklarını başka bir gerçek ve/veya tüzel kişiliğe, Alt Yükleniciye devredemez. </text:span></text:span></text:p>
      <text:list xml:id="list172456689075124" text:continue-numbering="true" text:style-name="L1">
        <text:list-item>
          <text:list>
            <text:list-item>
              <text:list>
                <text:list-item>
                  <text:p text:style-name="P45"><text:span text:style-name="Güçlü"><text:span text:style-name="T46"><text:s/>Bağımsız bölüm satın alan kişiler</text:span></text:span></text:p>
                  <text:list>
                    <text:list-item>
                      <text:p text:style-name="P48"><text:span text:style-name="Güçlü"><text:span text:style-name="T46"><text:s/>YÜKLENİCİnin yap</text:span></text:span><text:span text:style-name="Güçlü"><text:span text:style-name="T57">acağı</text:span></text:span><text:span text:style-name="Güçlü"><text:span text:style-name="T46"> satışlar</text:span></text:span></text:p>
                    </text:list-item>
                  </text:list>
                  <text:p text:style-name="P65"><text:span text:style-name="Güçlü"><text:span text:style-name="T66">YÜKLENİCİ, TAPU DEVİR SÖZLEŞMESİnde belirlenen şartlarla, kendisine ait olacak bağımsız bölümleri, İŞ SAHİBİnden devir aldıktan sonra satabilir. Bağımsız bölümü satın alan özel-tüzel kişiliğe karşı YÜKLENİCİ münferiden sorumludur. </text:span></text:span></text:p>
                  <text:p text:style-name="P68"><text:span text:style-name="Güçlü"><text:span text:style-name="T64">YÜKLENİCİ, İŞ SAHİBİnin devir etmediği, </text:span></text:span><text:span text:style-name="Güçlü"><text:span text:style-name="T66">TAPU DEVİR SÖZLEŞMESİnde belirlenen şartlarla </text:span></text:span><text:span text:style-name="Güçlü"><text:span text:style-name="T67">d</text:span></text:span><text:span text:style-name="Güçlü"><text:span text:style-name="T64">evir alacağı bağımsız bölümlerin, 3. kişilere, herhangi bir şekilde, </text:span></text:span><text:span text:style-name="Güçlü"><text:span text:style-name="T82">devrini veya </text:span></text:span><text:span text:style-name="Güçlü"><text:span text:style-name="T64">satışını yapamaz. Bu sözleşme ile yükleniciye bırakılması TAPU DEVİR ŞARTNAMESİnde kararlaştırılan bağımsız bölümlerden herhangi birinin şahsi hakkın temliki suretiyle üçüncü kişilere satışı yapılamaz. </text:span></text:span><text:span text:style-name="Güçlü"><text:span text:style-name="T67">YÜKLENİCİ</text:span></text:span><text:span text:style-name="Güçlü"><text:span text:style-name="T64">den şahsi hakkını herhangi bir şekilde temellük eden üçüncü kişi de, temellük aldığı hakka dayanarak arsa sahiplerini tescile zorlayamaz. Bu sözleşmeye aykırı olarak yapılan satış sonrası, inşaat alanında, vekalet olmaksızın tasarrufta bulunan kimse tarafından yapılan imalatların muhatabı, kimin yararına olduğuna bakılmaksızın, YÜKLENİCİdir.</text:span></text:span></text:p>
                  <text:p text:style-name="P68"><text:span text:style-name="Güçlü"><text:span text:style-name="T64"><text:s/></text:span></text:span></text:p>
                  <text:p text:style-name="P68"><text:span text:style-name="Güçlü"><text:span text:style-name="T64">Her durumda, YÜKLENİCİ, </text:span></text:span><text:span text:style-name="Güçlü"><text:span text:style-name="T82">satış veya devir yaptığı </text:span></text:span><text:span text:style-name="Güçlü"><text:span text:style-name="T64">3. kişilere karşı münferiden sorumludur. </text:span></text:span></text:p>
                  <text:p text:style-name="P68"><text:span text:style-name="Güçlü"><text:span text:style-name="T64">3. kişiler, YÜKLENİCİ ile kendi aralarında yaptıkları anlaşmaya dayanarak, İŞ SAHİBİnden herhangi bir talepte bulunamaz. </text:span></text:span></text:p>
                  <text:p text:style-name="P68"><text:span text:style-name="Güçlü"><text:span text:style-name="T64">YÜKLENİCİ, yapacağı her türlü satışta. 3. kişileri bu SÖZLEŞME ve maddeleri hakkında bilgilendirmekle yükümlüdür.</text:span></text:span></text:p>
                  <text:p text:style-name="P68"><text:span text:style-name="Güçlü"><text:span text:style-name="T67">YÜKLENİCİ, yaptığı <text:s/>satışı YÖNETİCİye bildirmekle ve YÖNETİCİnin 3.kişi ile irtibata geçerek SÖZLEŞME ve YÖNETİM PLANI hakkında bilgi vermesini sağlamakla yükümlüdür.</text:span></text:span></text:p>
                  <text:list text:continue-numbering="true">
                    <text:list-header>
                      <text:p text:style-name="P49"><text:span text:style-name="Güçlü"><text:span text:style-name="T66"/></text:span></text:p>
                    </text:list-header>
                  </text:list>
                </text:list-item>
              </text:list>
            </text:list-item>
          </text:list>
        </text:list-item>
      </text:list>
      <text:p text:style-name="P24"/>
      <text:p text:style-name="P41"/>
      <text:list xml:id="list172457999066676" text:continue-numbering="true" text:style-name="L1">
        <text:list-item>
          <text:list>
            <text:list-item>
              <text:list>
                <text:list-item>
                  <text:list>
                    <text:list-item>
                      <text:p text:style-name="P45"><text:soft-page-break/><text:span text:style-name="Güçlü"><text:span text:style-name="T46">İŞ SAHİBİnin yaptığı satışlar</text:span></text:span></text:p>
                    </text:list-item>
                  </text:list>
                </text:list-item>
              </text:list>
            </text:list-item>
          </text:list>
        </text:list-item>
      </text:list>
      <text:p text:style-name="P23"><text:span text:style-name="Güçlü"><text:span text:style-name="T62">İŞ SAHİBİ inşaatın herhangi bir evresinde, TAPU DEVİR ŞARTNAMESİne bağlı kalarak <text:s/>kendilerine ait olan bağımsız bölümleri 3. kişilere satabilir ve tapu tescili yapabilirler. İŞ SAHİBİ 3. Kişilere </text:span></text:span><text:span text:style-name="Güçlü"><text:span text:style-name="T67">ve YÖNETİCİye</text:span></text:span><text:span text:style-name="Güçlü"><text:span text:style-name="T62"> yaptıkları satışta işbu sözleşme şartlarını bildirmek durumundadırlar. Satışı alan kişilere karşı YÜKLENİCİ, İŞ SAHİBİNe olduğu gibi sorumludur. İŞ SAHİBİnden bağımsız bölüm satın alan kişi, gelecekte oluşabilecek herhangi bir aksaklıkta, YÜKLENİCİ ile muhatap ol</text:span></text:span><text:span text:style-name="Güçlü"><text:span text:style-name="T67">a</text:span></text:span><text:span text:style-name="Güçlü"><text:span text:style-name="T62">cak, İŞ SAHİBİnden herhangi bir şekilde hak talep edemeyecektir. İŞ SAHİBİ, </text:span></text:span><text:span text:style-name="Güçlü"><text:span text:style-name="T82">YÖNETİCİ ve</text:span></text:span><text:span text:style-name="Güçlü"><text:span text:style-name="T62"> satış yaptığı kişiyi, sözleşmenin ilgili maddeleri ile ilgili bilgilendirmekle yükümlüdür.</text:span></text:span></text:p>
      <text:p text:style-name="P5"/>
      <text:p text:style-name="P4"/>
      <text:p text:style-name="P4"/>
      <text:p text:style-name="P4"/>
      <text:p text:style-name="P4"/>
      <text:p text:style-name="P4"/>
      <text:p text:style-name="P4"/>
      <text:p text:style-name="P4"/>
      <text:p text:style-name="P4"/>
      <text:p text:style-name="P4"/>
      <text:list xml:id="list172457624306319" text:continue-numbering="true" text:style-name="L1">
        <text:list-item>
          <text:p text:style-name="P117"><text:span text:style-name="Güçlü"><text:span text:style-name="T98">YÜKÜMLÜLÜKLER</text:span></text:span></text:p>
          <text:list>
            <text:list-item>
              <text:p text:style-name="P50"><text:span text:style-name="Güçlü"><text:span text:style-name="T46">İŞ SAHİBİNİN </text:span></text:span><text:span text:style-name="Güçlü"><text:span text:style-name="T49">YÜKÜMLÜLÜKLERİ</text:span></text:span></text:p>
              <text:list>
                <text:list-item>
                  <text:p text:style-name="P50"><text:span text:style-name="Varsayılan_20_Paragraf_20_Yazı_20_Tipi"><text:span text:style-name="T33">Arsanın Teslimi</text:span></text:span></text:p>
                </text:list-item>
              </text:list>
            </text:list-item>
          </text:list>
        </text:list-item>
      </text:list>
      <text:list xml:id="list545897544" text:style-name="L6">
        <text:list-item>
          <text:list>
            <text:list-item>
              <text:p text:style-name="P127"><text:span text:style-name="Varsayılan_20_Paragraf_20_Yazı_20_Tipi"><text:span text:style-name="T46">ARSAnın, YÜKLENİCİye teslimi İŞ SAHİBİnin ilk borcudur. Teslim, tarafların imzaladığı bir tutanak ile belirlenir. </text:span></text:span><text:span text:style-name="fontstyle21"><text:span text:style-name="T93">r</text:span></text:span></text:p>
            </text:list-item>
          </text:list>
        </text:list-item>
      </text:list>
      <text:list xml:id="list172456689408517" text:continue-list="list172457624306319" text:style-name="L1">
        <text:list-item>
          <text:list>
            <text:list-item>
              <text:list>
                <text:list-item>
                  <text:p text:style-name="P51"><text:span text:style-name="Güçlü"><text:span text:style-name="T46">Kiracılar</text:span></text:span></text:p>
                </text:list-item>
              </text:list>
            </text:list-item>
          </text:list>
        </text:list-item>
      </text:list>
      <text:list xml:id="list2794663290" text:style-name="L7">
        <text:list-item>
          <text:list>
            <text:list-item>
              <text:list>
                <text:list-item>
                  <text:p text:style-name="P128"><text:span text:style-name="Güçlü"><text:span text:style-name="T62">Arsada bulunan kiracılar İŞ SAHİBİ tarafından tahliye ettirilecektir</text:span></text:span></text:p>
                </text:list-item>
              </text:list>
            </text:list-item>
          </text:list>
        </text:list-item>
      </text:list>
      <text:list xml:id="list172456660748285" text:continue-list="list172456689408517" text:style-name="L1">
        <text:list-item>
          <text:list>
            <text:list-item>
              <text:list>
                <text:list-item>
                  <text:p text:style-name="P50"><text:span text:style-name="Güçlü"><text:span text:style-name="T46">Bina yıkımı</text:span></text:span></text:p>
                </text:list-item>
              </text:list>
            </text:list-item>
          </text:list>
        </text:list-item>
      </text:list>
      <text:list xml:id="list3251313633" text:style-name="L8">
        <text:list-item>
          <text:list>
            <text:list-item>
              <text:p text:style-name="P129"><text:span text:style-name="Güçlü"><text:span text:style-name="T62">Arsa üzerindeki yapılar İŞ SAHİBİ tarafından yıktırılacaktır.</text:span></text:span></text:p>
            </text:list-item>
          </text:list>
        </text:list-item>
      </text:list>
      <text:list xml:id="list172457989315681" text:continue-list="list172456660748285" text:style-name="L1">
        <text:list-item>
          <text:list>
            <text:list-item>
              <text:list>
                <text:list-item>
                  <text:p text:style-name="P50"><text:span text:style-name="Güçlü"><text:span text:style-name="T46">Vekaletname veya muvafakatname</text:span></text:span></text:p>
                </text:list-item>
              </text:list>
            </text:list-item>
          </text:list>
        </text:list-item>
      </text:list>
      <text:list xml:id="list2371887377" text:style-name="L9">
        <text:list-item>
          <text:list>
            <text:list-item>
              <text:p text:style-name="P76"><text:span text:style-name="Varsayılan_20_Paragraf_20_Yazı_20_Tipi"><text:span text:style-name="T46">İŞ SAHİBİnin, YÜKLENİCİ tarafından, belediye, tapu ve resmi-özel dairelerdeki işlerin takibi, inşaat ruhsatı alınması vb. işlemleri </text:span></text:span><text:span text:style-name="Güçlü"><text:span text:style-name="T62">için, inşaat işlerini yürütme konusunda kendisine yetki verilen kişiyi gösterir, sahibi oldukları ARSA üzerinde inşaat yapılmasına rızaları olduğunu gösterir noter tasdikli vekaletname veya muvafakatname vermesi gereklidir.</text:span></text:span></text:p>
            </text:list-item>
          </text:list>
        </text:list-item>
      </text:list>
      <text:list xml:id="list172456769658424" text:continue-list="list172457989315681" text:style-name="L1">
        <text:list-item>
          <text:list>
            <text:list-item>
              <text:list>
                <text:list-item>
                  <text:p text:style-name="P50"><text:span text:style-name="Güçlü"><text:span text:style-name="T46">Bağımsız Bölümlerin YÜKLENİCİye Devir Borcu</text:span></text:span></text:p>
                </text:list-item>
              </text:list>
            </text:list-item>
          </text:list>
        </text:list-item>
      </text:list>
      <text:p text:style-name="P11"><text:span text:style-name="Varsayılan_20_Paragraf_20_Yazı_20_Tipi"><text:span text:style-name="T46">İşbu sözleşme ile İŞ SAHİBİ kendisine verilecek bağımsız bölümlere isabet eden arsa payını kendi üzerinde bırakarak diğer payları devretme borcu altına girmektedir. </text:span></text:span></text:p>
      <text:p text:style-name="P11"><text:span text:style-name="Varsayılan_20_Paragraf_20_Yazı_20_Tipi"><text:span text:style-name="T46">Kat irtifakı ile belirlenen bağımsız bölümler başlangıçta, tapuda İŞ SAHİBİ üzerinde tescil edilecektir. İŞ SAHİBİnin tapuda devir borcu, ESERin geldiği evrelere bağlı olarak kademeli olarak yerine getirilecektir. Evrelere göre tapu devri TAPU DEVİR ŞARTNAMESİnde belirlenmiştir. </text:span></text:span><text:span text:style-name="fontstyle21"><text:span text:style-name="T93">YÜKLENİCİnin sözleşme uyarınca kendisine isabet eden bağımsız bölümlerin adına tescilini isteyebilmesi için, imar mevzuatına, TEKNİK ve TAPU DEVİR ŞARTNAMELERİneİ <text:s/>uygun bir şekilde ESERi tamamlaması gerekir. </text:span></text:span><text:span text:style-name="Varsayılan_20_Paragraf_20_Yazı_20_Tipi"><text:span text:style-name="T46"><text:s/></text:span></text:span></text:p>
      <text:p text:style-name="P7"/>
      <text:list xml:id="list172457535031659" text:continue-numbering="true" text:style-name="L1">
        <text:list-item>
          <text:list>
            <text:list-item>
              <text:p text:style-name="P50"><text:span text:style-name="Güçlü"><text:span text:style-name="T46">YÜKLENİCİNİN </text:span></text:span><text:span text:style-name="Güçlü"><text:span text:style-name="T49">YÜKÜMLÜLÜKLERİ</text:span></text:span></text:p>
              <text:list>
                <text:list-item>
                  <text:p text:style-name="P52"><text:span text:style-name="Varsayılan_20_Paragraf_20_Yazı_20_Tipi"><text:span text:style-name="T33"><text:s/></text:span></text:span><text:span text:style-name="fontstyle01"><text:span text:style-name="T8"><text:s/>İnşaat Ruhsatını Alma Borcu</text:span></text:span></text:p>
                </text:list-item>
              </text:list>
            </text:list-item>
          </text:list>
        </text:list-item>
      </text:list>
      <text:list xml:id="list3469971202" text:style-name="L10">
        <text:list-item>
          <text:list>
            <text:list-item>
              <text:list>
                <text:list-item>
                  <text:p text:style-name="P130"><text:span text:style-name="T46">İnşaat ruhsatı YÜKLENİCİ tarafından alınacaktır. YÜKLENİCİ işbu sözleşmeyi imzalamadan tüm hazırlıkları yapmış, inşaat ruhsatı en geç </text:span><text:span text:style-name="T33">sözleşme tarihinden itibaren 2 ay</text:span><text:span text:style-name="T46"> </text:span><text:span text:style-name="T33">içerisinde</text:span><text:span text:style-name="T46"> alacağını taahhüt etmiştir. İlgili kurumlarda olabilecek gecikmeler YÜKLENİCİyi temerrüde düşürür.</text:span></text:p>
                </text:list-item>
                <text:list-item>
                  <text:p text:style-name="P130"><text:span text:style-name="Varsayılan_20_Paragraf_20_Yazı_20_Tipi"><text:span text:style-name="T12">İnşaatın yapılmasını engelleyen durumlar varsa, yüklenicinin arsa sahibine bildirmesi gerekmektedir. Aksi takdirde ruhsat alınmadı diye işi sürüncemede bırakmak YÜKLENİCİyi temerrüde düşürecektir.</text:span></text:span></text:p>
                </text:list-item>
              </text:list>
            </text:list-item>
          </text:list>
        </text:list-item>
      </text:list>
      <text:list xml:id="list172457448941756" text:continue-list="list172457535031659" text:style-name="L1">
        <text:list-item>
          <text:list>
            <text:list-item>
              <text:list>
                <text:list-item>
                  <text:p text:style-name="P53"><text:span text:style-name="fontstyle01"><text:span text:style-name="T8"><text:s/></text:span></text:span><text:span text:style-name="fontstyle01"><text:span text:style-name="T9">Kat İrtifakını Kurma Borcu</text:span></text:span></text:p>
                </text:list-item>
              </text:list>
            </text:list-item>
          </text:list>
        </text:list-item>
      </text:list>
      <text:list xml:id="list1106390271" text:style-name="L11">
        <text:list-item>
          <text:p text:style-name="P92">YÜKLENİCİ Kat irtifakını kurmakla yükümlüdür. </text:p>
        </text:list-item>
      </text:list>
      <text:p text:style-name="P12"><text:span text:style-name="Varsayılan_20_Paragraf_20_Yazı_20_Tipi"><text:span text:style-name="T62"/></text:span></text:p>
      <text:list xml:id="list172456596109018" text:continue-list="list172457448941756" text:style-name="L1">
        <text:list-item>
          <text:list>
            <text:list-item>
              <text:list>
                <text:list-item>
                  <text:p text:style-name="P53"><text:span text:style-name="Varsayılan_20_Paragraf_20_Yazı_20_Tipi"><text:span text:style-name="T33">Bağımsız Bölüm Yapma Borcu</text:span></text:span></text:p>
                </text:list-item>
              </text:list>
            </text:list-item>
          </text:list>
        </text:list-item>
      </text:list>
      <text:p text:style-name="P42">Yüklenici işbu sözleşme ile, sözleşme şartlarına bağlı kalarak, kendine verilecek bağımsız bölümlere <text:s/>karşılık bu arsada bağımsız bölümlerden oluşan yapı(lar) yapmayı taahhüt etmektedir.</text:p>
      <text:p text:style-name="P40">YÜKLENİCİ, inşaatı, sözleşmede belirtilen biçimde, öngörülen sürede bitirip teslim etmelidir. YÜKLENİCİ arsa sahibinin yararına iş yapmak ve zarar verici davranışlardan kaçınmak zorundadır</text:p>
      <text:list xml:id="list172458155874932" text:continue-numbering="true" text:style-name="L1">
        <text:list-item>
          <text:list>
            <text:list-item>
              <text:list>
                <text:list-item>
                  <text:p text:style-name="P50"><text:span text:style-name="Varsayılan_20_Paragraf_20_Yazı_20_Tipi"><text:span text:style-name="T33"><text:s/>Bağımsız Bölümü Bizzat Yapma Borcu</text:span></text:span></text:p>
                </text:list-item>
              </text:list>
            </text:list-item>
          </text:list>
        </text:list-item>
      </text:list>
      <text:p text:style-name="P33"><text:soft-page-break/>YÜKLENİCİ, işin tamamını veya bir kısmını ALT YÜKLENİCİye devredemez. YÜKLENİCİnin işi bizzat yapmayı üstlenmesi, yardımcı kişi kullanmasına engel değildir. İşçi, usta, kalfa gibi yardımcı şahıslar ile İŞ SAHİBİ arasında hukuki bir ilişki bulunmadığından, bu kişiler YÜKLENİCİye bağlıdır ve ona karşı sorumludurlar.</text:p>
      <text:list xml:id="list172458315796809" text:continue-numbering="true" text:style-name="L1">
        <text:list-item>
          <text:list>
            <text:list-item>
              <text:list>
                <text:list-item>
                  <text:p text:style-name="P50"><text:span text:style-name="Varsayılan_20_Paragraf_20_Yazı_20_Tipi"><text:span text:style-name="T33"><text:s/>Bağımsız Bölümü Teslim Etme Borcu</text:span></text:span></text:p>
                </text:list-item>
              </text:list>
            </text:list-item>
          </text:list>
        </text:list-item>
      </text:list>
      <text:p text:style-name="P34">YÜKLENİCİnin asıl borcu, sözleşmede öngörülen özellikte <text:span text:style-name="T25">ESERi </text:span>yapma ve bağımsız bölümleri İŞ SAHİBİne teslim etmektir. Teslim borcunun bildirim ile yerine getirildiği durumlarda, arsa sahibinin bina üzerinde fiili egemenliği sağlanmadıkça veya egemenliği engelleyici durumlar ortadan kaldırılmadıkça sadece eserin tamamlandığını bildirme ile ifa sağlamış olmaz. Teslim ve teslim alma birbirinin karşıtı olan biri YÜKLENİCİ, diğeri İŞ SAHİBİ açısından belirlenen borçlardır. Bu bakımdan bu borçlar aynı anda gerçekleşir. Teslimin yapılacağı tarih, işbu sözleşmede belirlenmiştir. <text:span text:style-name="T25">Teslim bir tutanak ile belirlendiği takdirde geçerlidir.</text:span></text:p>
      <text:list xml:id="list172457917436859" text:continue-numbering="true" text:style-name="L1">
        <text:list-item>
          <text:list>
            <text:list-item>
              <text:list>
                <text:list-item>
                  <text:p text:style-name="P50"><text:span text:style-name="Varsayılan_20_Paragraf_20_Yazı_20_Tipi"><text:span text:style-name="T33"><text:s/>Ayıba Karşı Tekeffül Borcu</text:span></text:span></text:p>
                </text:list-item>
              </text:list>
            </text:list-item>
          </text:list>
        </text:list-item>
      </text:list>
      <text:p text:style-name="P34">Ayıplı eserden amaç, YÜKLENİCİnin taahhüt ettiği nitelikte eseri şahsen gerçekleştirememesidir. İnşaatın eksik olan niteliklerine karşın, kararlaştırılan eserle aynı derecede kullanılabilir olması ayıbı ortadan kaldırmaz. İŞ SAHİBİ, eserin tesliminden sonra, işlerin olağan akışına göre imkân bulur bulmaz eseri gözden geçirmek ve ayıpları varsa, bunu uygun bir süre içinde <text:span text:style-name="T25">YÜKLENİCİ</text:span>ye bildirmek zorundadır. Ayıba karşı tekeffül için aranan şartlar inşaatın tamamlanarak teslim edilmiş olması ve eserin ayıplı olmasıdır. Teslim, ancak <text:span text:style-name="T25">ESERin</text:span> tamamlanmış olması halinde söz konusudur. <text:span text:style-name="T25">ESERin</text:span> tamamlanmış sayılabilmesi için, YÜKLENİCİnin sözleşmede kararlaştırılan <text:span text:style-name="T25">ve PROJEde bulunan</text:span> inşaat işlerinin bitirilmesi gerekmektedir. Ayıptan anlaşılması gereken bağımsız bölümün kullanılmayacak veya kabul edilemeyecek durumda olmasıdır. Ayıp bağımsız bölümün sözleşmeye aykırı olarak yapılmasını oluşturur. Bunun tespiti için <text:span text:style-name="T25">İŞ SAHİBİ</text:span>nin sözleşmenin içeriğine ve iyi niyet kurallarına göre nasıl bir <text:span text:style-name="T25">ESER</text:span> beklediği esas alınacaktır.</text:p>
      <text:p text:style-name="P34">İnşaatın eksik niteliklerine rağmen kararlaştırılanla aynı derecede kullanılabilir olması onun ayıplı niteliğini ortadan kaldırmayacaktır. Ayıplar açık ve gizli ayıp olarak ikili bir ayrıma tabi tutulacaktır. Açık ayıplar dikkatli bir muayene sonucunda anlaşılan ayıplardır. Görülmeyen ancak zaman içinde kullanılmakla ortaya çıkan ayıplar ise gizli ayıplardır. Bu ayıpların ortaya çıkmasıyla birlikte arsa sahibi bu durumu yükleniciye derhal bildirmelidir; aksi halde bağımsız bölümlerdeki ayıplar nedeniyle kendi borcunu yerine getirmekten kaçınma hakkını kaybeder. <text:s/>Ayıba karşı tekeffül borcu teslimin yapılmasından sonra 5 (beş) yıl süreyle geçerlidir.</text:p>
      <text:list xml:id="list172457713629269" text:continue-numbering="true" text:style-name="L1">
        <text:list-item>
          <text:list>
            <text:list-item>
              <text:list>
                <text:list-item>
                  <text:p text:style-name="P88"><text:span text:style-name="fontstyle01"><text:span text:style-name="T10">İŞi zamanında bitirme borcu</text:span></text:span></text:p>
                  <text:p text:style-name="P88"><text:span text:style-name="fontstyle01"><text:span text:style-name="T13">İşbu SÖZLEŞMEde İŞin süresi belirlidir ve herhangi bir sebeple uzatılamaz. İŞ normal süresinde bitirilememişse SÖZLEŞMEnin ilgili hükümleri uygulamaya konur.</text:span></text:span></text:p>
                </text:list-item>
                <text:list-item>
                  <text:p text:style-name="P50"><text:span text:style-name="fontstyle01"><text:span text:style-name="T8"><text:s/>Oturma İznini Alma Borcu</text:span></text:span></text:p>
                </text:list-item>
              </text:list>
            </text:list-item>
          </text:list>
        </text:list-item>
      </text:list>
      <text:p text:style-name="P34">Oturma izni, yüklenici tarafından alınacaktır.</text:p>
      <text:list xml:id="list172457008323515" text:continue-numbering="true" text:style-name="L1">
        <text:list-item>
          <text:list>
            <text:list-item>
              <text:list>
                <text:list-item>
                  <text:p text:style-name="P50"><text:span text:style-name="fontstyle01"><text:span text:style-name="T8"><text:s/>Kat İrtifakı Kurma Borcu</text:span></text:span></text:p>
                </text:list-item>
              </text:list>
            </text:list-item>
          </text:list>
        </text:list-item>
      </text:list>
      <text:p text:style-name="P34">Kat irtifakı yüklenici tarafından kurulacaktır. Bu borca uymayan yüklenicinin sorumluluğu vekâlete göre değil arsa payı karşılığı kat yapımı sözleşmesine göre tespit edilecektir.</text:p>
      <text:list xml:id="list172457199580011" text:continue-numbering="true" text:style-name="L1">
        <text:list-item>
          <text:list>
            <text:list-item>
              <text:list>
                <text:list-item>
                  <text:p text:style-name="P50"><text:span text:style-name="fontstyle01"><text:span text:style-name="T8"><text:s/>Kat Mülkiyetini Kurma Borcu</text:span></text:span></text:p>
                </text:list-item>
              </text:list>
            </text:list-item>
          </text:list>
        </text:list-item>
      </text:list>
      <text:p text:style-name="P34">Kat mülkiyeti yüklenici tarafından kurulacaktır. Bu borca uymayan yüklenicinin sorumluluğu vekâlete göre değil arsa payı karşılığı kat yapımı sözleşmesine göre tespit edilecektir.</text:p>
      <text:list xml:id="list172458009959051" text:continue-numbering="true" text:style-name="L1">
        <text:list-item>
          <text:list>
            <text:list-item>
              <text:list>
                <text:list-item>
                  <text:p text:style-name="P50"><text:span text:style-name="fontstyle01"><text:span text:style-name="T8"><text:s/>Vergi, Harç vb. Ödeme Borcu</text:span></text:span></text:p>
                </text:list-item>
              </text:list>
            </text:list-item>
          </text:list>
        </text:list-item>
      </text:list>
      <text:p text:style-name="P38"><text:span text:style-name="fontstyle21"><text:span text:style-name="T8">Arsa payı karşılığı kat yapımı sözleşmesine konu olan kat irtifakına veya kat mülkiyetine bağlanmış binalar, emlak vergisine tabidir. Vergi yükümlüsü tapuda malik olarak görünen kişidir. Yükleniciye arsa payları henüz devredilmediğinden vergi yükümlüsü arsa sahibi olmasına rağmen, YÜKLENİCİ, işbu sözleşme ile kat irtifakı kurulduktan sonra doğan tüm emlak vergilerini ve sözleşme sonucu ortaya çıkan ve kanunda arsa sahibi tarafından ödenmesi gereken tüm vergileri, </text:span></text:span><text:span text:style-name="Varsayılan_20_Paragraf_20_Yazı_20_Tipi"><text:span text:style-name="T11">sözleşme geçerli olduğu sürece ödemekle yükümlüdür.</text:span></text:span></text:p>
      <text:p text:style-name="P34">Sözleşme gereği veya sözleşmeyi ilgilendiren her türlü harçları YÜKLENİCİ ödemekle yükümlüdür.</text:p>
      <text:list xml:id="list172457008466668" text:continue-numbering="true" text:style-name="L1">
        <text:list-item>
          <text:list>
            <text:list-item>
              <text:list>
                <text:list-item>
                  <text:p text:style-name="P100">Diğer Borçlar</text:p>
                </text:list-item>
              </text:list>
            </text:list-item>
          </text:list>
        </text:list-item>
      </text:list>
      <text:p text:style-name="P34">İşbu sözleşme ile, YÜKLENİCİ, bağımsız bölümleri anahtar teslim yapmayı taahhüt etmiştir. Bu nedenle aşağıda listelenen <text:span text:style-name="T109">veya SÖZLEŞME ile ortaya çıkabilecek listeye dahil edilmemiş</text:span> işlemlerden doğacak her türlü harç, vergi, masraf YÜKLENİCİye ait olacaktır.</text:p>
      <text:list xml:id="list172458792872210" text:continue-numbering="true" text:style-name="L1">
        <text:list-item>
          <text:list>
            <text:list-item>
              <text:list>
                <text:list-item>
                  <text:list>
                    <text:list-item>
                      <text:p text:style-name="P90">İnşaat için gerekli araç ve gereçleri temin etmek, tamamlamak, proje, ruhsat ve idari işlemler.</text:p>
                    </text:list-item>
                    <text:list-item>
                      <text:p text:style-name="P84">Yapı denetim masrafları</text:p>
                    </text:list-item>
                    <text:list-item>
                      <text:p text:style-name="P90">YÜKLENİCİ, İŞ SAHİBİ ve üçüncü kişilerin menfaatlerini düşünerek hareket edecektir. Sadakat ve özen borcu, YÜKLENİCİnin, İŞ SAHİBİ yararına olacak şeyleri yapma, zararına olacak şeylerden kaçınmak anlamına gelir. Buna göre, YÜKLENİCİnin burada hem İŞ SAHİBİne karşı, hem de ileride bağımsız bölümleri satın alacak üçüncü kişilere karşı yükümlülüğü/borcu bulunmaktadır.</text:p>
                    </text:list-item>
                    <text:list-item>
                      <text:p text:style-name="P90"><text:soft-page-break/><text:s/>İnşaat işlemlerinde, kalite, uzmanlık ölçütleri ve işe gösterilecek özende, çalışmada görev alan işçinin yükümlülüğünden ziyade, arsa sahibinin muhatabı bu durumda işçi değil; işçiden ve sözleşme gereği yapılan işten sorumlu olan YÜKLENİCİdir.</text:p>
                    </text:list-item>
                    <text:list-item>
                      <text:p text:style-name="P90"><text:s/>YÜKLENİCİnin kullanacağı malzeme ayıplı veya kalitesiz ise, bu malzemenin ayıplı veya kalitesiz olmasından İŞ SAHİBİne karşı YÜKLENİCİ ‘SATICI’ gibi sorumludur.</text:p>
                    </text:list-item>
                    <text:list-item>
                      <text:p text:style-name="P90"><text:s/>İnşaat işlerinde kullanılan malzemelerin ayıp nedeniyle oluşturacağı diğer zararlardan, YÜKLENİCİ, hatası veya kusuru olmasa dahi birinci dereceden sorumlu olacaktır.</text:p>
                    </text:list-item>
                    <text:list-item>
                      <text:p text:style-name="P90"><text:s/>YÜKLENİCİ, inşaatta bulunan bir çok detay ve diğer ince işleri; uzman taşeronlara yaptırmak durumundadır. (cam, elektrik, sıhhi tesisat, asansör vs.) Fakat, bu işlerin gözetim, denetim ve yönetimi YÜKLENİCİ tarafından yapılacağından, bu tür işlerden çıkacak uyuşmazlıklarda da İŞ SAHİBİne karşı YÜKLENİCİ sorumlu olacaktır.</text:p>
                    </text:list-item>
                    <text:list-item>
                      <text:p text:style-name="P90">“YÜKLENİCİnin özen ve sadakat borcu”, sözleşmenin kurulması ile başlayan ve <text:span text:style-name="T26">SÖZLEŞME sonuna</text:span> kadar devam eden bir borçtur. Bu borç <text:span text:style-name="T26">ESERin</text:span> tesliminden sonra, “ayıba karşı tekeffül sorumluluğu” şeklinde de devam edecektir.</text:p>
                    </text:list-item>
                  </text:list>
                </text:list-item>
              </text:list>
            </text:list-item>
          </text:list>
        </text:list-item>
      </text:list>
      <text:p text:style-name="P7"/>
      <text:p text:style-name="P3"/>
      <text:p text:style-name="P14"><text:span text:style-name="Güçlü"><text:span text:style-name="T52"/></text:span></text:p>
      <text:list xml:id="list172457915746868" text:continue-numbering="true" text:style-name="L1">
        <text:list-header>
          <text:p text:style-name="P118"><text:span text:style-name="Güçlü"><text:span text:style-name="T99"/></text:span></text:p>
        </text:list-header>
        <text:list-item>
          <text:p text:style-name="P118"><text:span text:style-name="Güçlü"><text:span text:style-name="T99"><text:s text:c="2"/></text:span></text:span><text:span text:style-name="Güçlü"><text:span text:style-name="T102">TAPU DEVİR</text:span></text:span></text:p>
          <text:list>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pan></text:p>
            </text:list-item>
          </text:list>
        </text:list-item>
        <text:list-item>
          <text:p text:style-name="P118"><text:span text:style-name="Güçlü"><text:span text:style-name="T102"><text:s text:c="2"/>TEKNİK ŞARTNAME</text:span></text:span></text:p>
          <text:list>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text:span></text:span></text:p>
            </text:list-item>
            <text:list-item>
              <text:p text:style-name="P118"><text:span text:style-name="Güçlü"><text:span text:style-name="T102"/></text:span></text:p>
            </text:list-item>
          </text:list>
        </text:list-item>
        <text:list-item>
          <text:p text:style-name="P118"><text:span text:style-name="Güçlü"><text:span text:style-name="T102"><text:s/></text:span></text:span><text:span text:style-name="Güçlü"><text:span text:style-name="T99"><text:s/></text:span></text:span><text:span text:style-name="Güçlü"><text:span text:style-name="T102">KİRA</text:span></text:span><text:span text:style-name="Güçlü"><text:span text:style-name="T99"> </text:span></text:span></text:p>
          <text:list>
            <text:list-item>
              <text:p text:style-name="P118"><text:span text:style-name="Güçlü"><text:span text:style-name="T99"><text:s/><text:tab/> </text:span></text:span><text:span text:style-name="Güçlü"><text:span text:style-name="T108">Genel Kira Şartları</text:span></text:span></text:p>
            </text:list-item>
          </text:list>
          <text:p text:style-name="P120"><text:span text:style-name="Güçlü"><text:span text:style-name="T30">İŞ SAHİBİ ESERin yapımı sırasında ARSA kirasını YÜKLENİCİden almaya devam edecektir. ARSAnın, süresinde bağımsız bölümler haline gelmesi ile de, YÜKLENİ</text:span></text:span><text:span text:style-name="Güçlü"><text:span text:style-name="T31">Cİ</text:span></text:span><text:span text:style-name="Güçlü"><text:span text:style-name="T30">nin kira ödemesine gerek kalmayacaktır. İŞ SAHİBİ, bu bağımsız bölümleri yeni kiracılar bularak kiralayacaktır. </text:span></text:span></text:p>
          <text:p text:style-name="P120"><text:span text:style-name="Güçlü"><text:span text:style-name="T30">YÜKLENİCİnin İşi zamanında bitirememesi, kira şartlarının değişerek YÜKLENİCİnin kira bedeli ödemesini gerektirecektir. YÜKLENİCİ, bu durumda SÖZLEŞME süresince ve <text:s/>SÖZLEŞME süresinde bitiremesi durumunda, SÖZLEŞME BİTİM ttarihinden KESİN KABUL tarine kadar olan süre olmak üzere iki ayrı dönemde, kiracı olarak bedel ödeyecektir.</text:span></text:span></text:p>
        </text:list-item>
      </text:list>
      <text:list xml:id="list1960497041" text:style-name="L22">
        <text:list-item>
          <text:p text:style-name="P79"><text:span text:style-name="Güçlü"><text:span text:style-name="T77">Kira Bedeli YÖNETİCİ tarafından tahsil edilir. Ve hisseleri oranında arsa sahiplerinin banka hesaplarına yatırılır.</text:span></text:span></text:p>
        </text:list-item>
        <text:list-item>
          <text:p text:style-name="P79"><text:span text:style-name="Güçlü"><text:span text:style-name="T78">Kira stopaj vergisi, </text:span></text:span><text:span text:style-name="Güçlü"><text:span text:style-name="T87">damga vergisi, çevre temizlik vergisi</text:span></text:span><text:span text:style-name="Güçlü"><text:span text:style-name="T78"> kiracı tarafından ödenecektir.</text:span></text:span></text:p>
        </text:list-item>
        <text:list-item>
          <text:p text:style-name="P80"><text:span text:style-name="Güçlü"><text:span text:style-name="T78">TUIK ‘in belirlediği, yıllık TÜFE oranının <text:s/>on iki aylık ortalamasına göre artış yapılacak</text:span></text:span><text:span text:style-name="Güçlü"><text:span text:style-name="T87">tır.</text:span></text:span></text:p>
          <text:p text:style-name="P80"><text:span text:style-name="Güçlü"><text:span text:style-name="T87"/></text:span></text:p>
        </text:list-item>
      </text:list>
      <text:list xml:id="list172459099549941" text:continue-list="list172457915746868" text:style-name="L1">
        <text:list-item>
          <text:list>
            <text:list-item>
              <text:p text:style-name="P118"><text:span text:style-name="Güçlü"><text:span text:style-name="T99"><text:s/></text:span></text:span><text:span text:style-name="Güçlü"><text:span text:style-name="T103">SÖZLEŞME süresince uygulanacak </text:span></text:span><text:span text:style-name="Güçlü"><text:span text:style-name="T108">ek</text:span></text:span><text:span text:style-name="Güçlü"><text:span text:style-name="T103"> kira şartları</text:span></text:span></text:p>
            </text:list-item>
          </text:list>
        </text:list-item>
      </text:list>
      <text:list xml:id="list3089253244" text:style-name="L12">
        <text:list-item>
          <text:p text:style-name="P121"><text:span text:style-name="Güçlü"><text:span text:style-name="T27">ARSA, işbu SÖZLEŞMEnin imzalanması ile YÜKLENİCİye SÖZLEŞME süresince, ARSA olarak kiralanmıştır. </text:span></text:span></text:p>
        </text:list-item>
        <text:list-item>
          <text:p text:style-name="P122"><text:span text:style-name="Güçlü"><text:span text:style-name="T28">Kira başlangıç tarihi, İ</text:span></text:span><text:span text:style-name="Güçlü"><text:span text:style-name="T29">Ş</text:span></text:span><text:span text:style-name="Güçlü"><text:span text:style-name="T28">in başlama tarihidir.</text:span></text:span></text:p>
        </text:list-item>
        <text:list-item>
          <text:p text:style-name="P122"><text:span text:style-name="Güçlü"><text:span text:style-name="T28">Kira Bitiş tarihi, İ</text:span></text:span><text:span text:style-name="Güçlü"><text:span text:style-name="T29">Ş</text:span></text:span><text:span text:style-name="Güçlü"><text:span text:style-name="T28">in bitiş tarihidir.</text:span></text:span></text:p>
        </text:list-item>
      </text:list>
      <text:list xml:id="list3891643718" text:style-name="L13">
        <text:list-item>
          <text:list>
            <text:list-item>
              <text:p text:style-name="P131"><text:span text:style-name="Güçlü"><text:span text:style-name="T86">Kira bedeli </text:span></text:span><text:span text:style-name="Güçlü"><text:span text:style-name="T85">ilk</text:span></text:span><text:span text:style-name="Güçlü"><text:span text:style-name="T77"> yıl için </text:span></text:span><text:span text:style-name="Güçlü"><text:span text:style-name="T78">net </text:span></text:span><text:span text:style-name="Güçlü"><text:span text:style-name="T77">132,000.00 TL ’dir </text:span></text:span><text:span text:style-name="Güçlü"><text:span text:style-name="T86">ve peşin ödenecektir.</text:span></text:span><text:span text:style-name="Güçlü"><text:span text:style-name="T77"> </text:span></text:span></text:p>
            </text:list-item>
            <text:list-item>
              <text:p text:style-name="P132"><text:span text:style-name="Güçlü"><text:span text:style-name="T86">İ</text:span></text:span><text:span text:style-name="Güçlü"><text:span text:style-name="T85">kinci </text:span></text:span><text:span text:style-name="Güçlü"><text:span text:style-name="T78"><text:s/>yıl için </text:span></text:span><text:span text:style-name="Güçlü"><text:span text:style-name="T86">kira bedeli,</text:span></text:span><text:span text:style-name="Güçlü"><text:span text:style-name="T78"> net 132,000.00 TL ‘ye ek olarak </text:span></text:span><text:span text:style-name="Güçlü"><text:span text:style-name="T87">yıllık artış eklenecek ve </text:span></text:span><text:span text:style-name="Güçlü"><text:span text:style-name="T86">ödemesi </text:span></text:span><text:span text:style-name="Güçlü"><text:span text:style-name="T85">1. yılın sonunda</text:span></text:span><text:span text:style-name="Güçlü"><text:span text:style-name="T86"> peşin yapılacaktır.</text:span></text:span></text:p>
              <text:p text:style-name="P132"><text:span text:style-name="Güçlü"><text:span text:style-name="T86"/></text:span></text:p>
            </text:list-item>
          </text:list>
        </text:list-item>
      </text:list>
      <text:list xml:id="list172458618567486" text:continue-list="list172459099549941" text:style-name="L1">
        <text:list-item>
          <text:list>
            <text:list-item>
              <text:p text:style-name="P123"><text:span text:style-name="Güçlü"><text:span text:style-name="T104">İŞ zamanında bitirilememiş ise <text:s/>uygulanacak </text:span></text:span><text:span text:style-name="Güçlü"><text:span text:style-name="T105">ek</text:span></text:span><text:span text:style-name="Güçlü"><text:span text:style-name="T104"> kira şartları</text:span></text:span></text:p>
            </text:list-item>
          </text:list>
          <text:p text:style-name="P70"><text:span text:style-name="Güçlü"><text:span text:style-name="T85">İşin zam</text:span></text:span><text:span text:style-name="Güçlü"><text:span text:style-name="T88">a</text:span></text:span><text:span text:style-name="Güçlü"><text:span text:style-name="T85">nında, yani SÖZLEŞME süresi içerisinde bitirilemem</text:span></text:span><text:span text:style-name="Güçlü"><text:span text:style-name="T89">e</text:span></text:span><text:span text:style-name="Güçlü"><text:span text:style-name="T85">si durumunda, </text:span></text:span><text:span text:style-name="Güçlü"><text:span text:style-name="T89">GEÇİCİ KABUL </text:span></text:span><text:span text:style-name="Güçlü"><text:span text:style-name="T85">tarihinden KESİN KABUL tarihine kadar bu bölümdeki kira şartları genel kira şartlarına ek olarak uygulanacaktır. </text:span></text:span><text:span text:style-name="Güçlü"><text:span text:style-name="T88">K</text:span></text:span><text:span text:style-name="Güçlü"><text:span text:style-name="T77">ira bedeli, </text:span></text:span><text:span text:style-name="Güçlü"><text:span text:style-name="T88">bu şartlarla, </text:span></text:span><text:span text:style-name="Güçlü"><text:span text:style-name="T77">sözleşme sona erene kadar ödenmeye devam eder. </text:span></text:span></text:p>
        </text:list-item>
      </text:list>
      <text:list xml:id="list1354980522" text:style-name="L23">
        <text:list-item>
          <text:list>
            <text:list-item>
              <text:p text:style-name="P124"><text:span text:style-name="Güçlü"><text:span text:style-name="T30">Zamanında bitmeyen İŞ için YÜKLENİCİ, İŞ SAHİBİne kira bedelini bağımsız bölüm kiraları olarak ödemekle yükümlüdür.</text:span></text:span></text:p>
            </text:list-item>
            <text:list-item>
              <text:p text:style-name="P81"><text:span text:style-name="Güçlü"><text:span text:style-name="T88">Bağımsız bölümlerden 1+1 daire kira bedeli, </text:span></text:span><text:span text:style-name="Güçlü"><text:span text:style-name="T87">daire başı,</text:span></text:span><text:span text:style-name="Güçlü"><text:span text:style-name="T88"> ilk yıl için, </text:span></text:span><text:span text:style-name="Güçlü"><text:span text:style-name="T87">yıllık</text:span></text:span><text:span text:style-name="Güçlü"><text:span text:style-name="T88"> </text:span></text:span><text:span text:style-name="Güçlü"><text:span text:style-name="T43">14,400.00</text:span></text:span><text:span text:style-name="Güçlü"><text:span text:style-name="T87"> </text:span></text:span><text:span text:style-name="Güçlü"><text:span text:style-name="T44"><text:s/>(</text:span></text:span><text:span text:style-name="Güçlü"><text:span text:style-name="T43">OnDört</text:span></text:span><text:span text:style-name="Güçlü"><text:span text:style-name="T44">Bin</text:span></text:span><text:span text:style-name="Güçlü"><text:span text:style-name="T43">Dört</text:span></text:span><text:span text:style-name="Güçlü"><text:span text:style-name="T44">Yüz)</text:span></text:span><text:span text:style-name="Güçlü"><text:span text:style-name="T88"> </text:span></text:span><text:span text:style-name="Güçlü"><text:span text:style-name="T44">TL</text:span></text:span><text:span text:style-name="Güçlü"><text:span text:style-name="T88">/</text:span></text:span><text:span text:style-name="Güçlü"><text:span text:style-name="T45">YIL</text:span></text:span><text:span text:style-name="Güçlü"><text:span text:style-name="T88"> olarak belirlenmiştir.</text:span></text:span></text:p>
            </text:list-item>
            <text:list-item>
              <text:p text:style-name="P125"><text:span text:style-name="Güçlü"><text:span text:style-name="T31">Bağımsız bölümlerden işyeri kira bedeli, m2 ‘si, ilk yıl için, </text:span></text:span><text:span text:style-name="Güçlü"><text:span text:style-name="T106">yı</text:span></text:span><text:span text:style-name="Güçlü"><text:span text:style-name="T31">l</text:span></text:span><text:span text:style-name="Güçlü"><text:span text:style-name="T106">lık</text:span></text:span><text:span text:style-name="Güçlü"><text:span text:style-name="T31"> </text:span></text:span><text:span text:style-name="Güçlü"><text:span text:style-name="T107">250</text:span></text:span><text:span text:style-name="Güçlü"><text:span text:style-name="T32"> (</text:span></text:span><text:span text:style-name="Güçlü"><text:span text:style-name="T107">İkiYüzElli) TL/m2</text:span></text:span></text:p>
            </text:list-item>
            <text:list-item>
              <text:p text:style-name="P126"><text:soft-page-break/><text:span text:style-name="Güçlü"><text:span text:style-name="T32">GEÇİCİ KABUL tarihinden KESİN KABUL tarihine kadar, YÜKLENİCİ bağımsız bölümlerin bir kısmını teslim ederse, İŞ SAHİBİ bu bölümleri kiraya verdiği tarih itibarı ile YÜKLENİCİnin kira sorumluluğu, kiraya verilen bağımsız bölümler için sona erer.</text:span></text:span></text:p>
              <text:p text:style-name="P124"><text:span text:style-name="Güçlü"><text:span text:style-name="T27"/></text:span></text:p>
            </text:list-item>
          </text:list>
        </text:list-item>
      </text:list>
      <text:list xml:id="list172458341684163" text:continue-list="list172458618567486" text:style-name="L1">
        <text:list-item>
          <text:list>
            <text:list-item>
              <text:list>
                <text:list-item>
                  <text:p text:style-name="P118"><text:span text:style-name="Güçlü"><text:span text:style-name="T99"/></text:span></text:p>
                </text:list-item>
              </text:list>
            </text:list-item>
          </text:list>
        </text:list-item>
      </text:list>
      <text:p text:style-name="P13"><text:span text:style-name="Güçlü"><text:span text:style-name="T46"/></text:span></text:p>
      <text:p text:style-name="P13"><text:span text:style-name="Güçlü"><text:span text:style-name="T46"/></text:span></text:p>
      <text:list xml:id="list172459917264376" text:continue-numbering="true" text:style-name="L1">
        <text:list-item>
          <text:p text:style-name="P119"><text:span text:style-name="Güçlü"><text:span text:style-name="T99">TARAFLARIN YÜKÜMLÜLÜKLERİNİ YERİNE GETİRMEMESİ </text:span></text:span><text:span text:style-name="Güçlü"><text:span text:style-name="T100">ve </text:span></text:span><text:span text:style-name="Güçlü"><text:span text:style-name="T99">SONUÇLAR</text:span></text:span></text:p>
          <text:list>
            <text:list-item>
              <text:p text:style-name="P52"><text:span text:style-name="Güçlü"><text:span text:style-name="T49"><text:s/></text:span></text:span><text:span text:style-name="Güçlü"><text:span text:style-name="T46">TEMERRÜT</text:span></text:span></text:p>
            </text:list-item>
          </text:list>
          <text:p text:style-name="P85"><text:span text:style-name="Güçlü"><text:span text:style-name="T22">Sözleşmenin değişik maddelerinde tarafların temerrüde düşme şartları belirlenmiştir.</text:span></text:span></text:p>
          <text:list>
            <text:list-item>
              <text:list>
                <text:list-item text:start-value="1">
                  <text:p text:style-name="P52"><text:span text:style-name="Güçlü"><text:span text:style-name="T50">YÜKLENİCİNİN TEMERRÜDÜ</text:span></text:span></text:p>
                </text:list-item>
              </text:list>
              <text:p text:style-name="P91"><text:span text:style-name="T109">YÜKLENİCİnin, </text:span>borçlu temerrüdüne düşmesi halinde, <text:span text:style-name="T109">İŞ SAHİBİ</text:span> Türk Borçlar Kanunu’nun 125. Maddesi’ndeki dönme ve aynen ifa seçimlik haklarını kullanabilir.</text:p>
              <text:p text:style-name="P91">Temerrüde düşen <text:span text:style-name="T109">YÜKLENİCİ</text:span>, temerrüde düşmekte kusuru olmadığını ispat etmedikçe, borcu geç ifasından dolayı <text:span text:style-name="T109">İŞ SAHİBİnin</text:span> uğradığı zararı gidermekle yükümlüdür. Temerrüde düşen <text:span text:style-name="T109">YÜKLENİCİ</text:span>, verilen süre içinde, borcunu ifa etmemişse veya süre verilmesini gerektirmeyen bir durum söz konusu ise; <text:span text:style-name="T109">İŞ SAHİBİ</text:span>, her zaman borcun ifasını ve gecikme sebebiyle tazminat isteme hakkına sahiptir.</text:p>
              <text:list text:continue-numbering="true">
                <text:list-item>
                  <text:p text:style-name="P52"><text:span text:style-name="Güçlü"><text:span text:style-name="T50"><text:s/></text:span></text:span><text:span text:style-name="T36">İŞ SAHİBİNİN TEMERRÜDÜ</text:span></text:p>
                </text:list-item>
              </text:list>
            </text:list-item>
          </text:list>
        </text:list-item>
      </text:list>
      <text:p text:style-name="P37">İŞ SAHİBİ, “Yükümlülükler” bölümünde belirlenen borçlarından, tapu devri hariç, temerrüde düşmesi sözkonusu değildir. Bu yükümlülükleri yerine getirdiği takdirde, YÜKLENİCİ işlemlere başlayabilecektir.</text:p>
      <text:p text:style-name="P36">İşbu SÖZLEŞME ile İŞ SAHİBİnin temerrüdü sadece TAPU DEVİR SÖZLEŞMESİnde belirtilen durumlarda söz konusudur. Bu nedenle, İŞ SAHİBİ bu madde kapsamında bireysel olarak değerlendirilecektir. Arsa sahiplerinden herhangi birinin SÖZLEŞME şartlarına uymaması ile temerrüde düşmesi, bireysel olarak kendini bağlar. Yükümlülüklerini yerine getiren Arsa sahipleri bu durumdan sorumlu tutulamaz. Bu konudaki cezai şartlar bireysel olarak yükümlülüğünü yerine getirmeyen hak sahibine uygulanır.</text:p>
      <text:p text:style-name="P35"><text:span text:style-name="T109">İŞ SAHİBİnin, </text:span>borçlu temerrüdüne düşmesi halinde, <text:span text:style-name="T109">İŞ SAHİBİ</text:span> Türk Borçlar Kanunu’nun 125. Maddesi’ndeki <text:span text:style-name="T109">sadece</text:span> aynen ifa hak<text:span text:style-name="T109">kını</text:span> kullanabilir. <text:span text:style-name="T109">Bir hissedarın temerrüde düşmesi ile dönme hakkı kullanılamaz. YÜKLENİCİnin diğer hakları saklıdır.</text:span></text:p>
      <text:p text:style-name="P35">Temerrüde düşen <text:span text:style-name="T109">İŞ SAHİBİ</text:span>, temerrüde düşmekte kusuru olmadığını ispat etmedikçe, borcu geç ifasından dolayı <text:span text:style-name="T109">YÜKLENİCİnin</text:span> uğradığı zararı <text:span text:style-name="T109">bireysel olarak </text:span>gidermekle yükümlüdür. Temerrüde düşen <text:span text:style-name="T109">İŞ SAHİBİ</text:span>, verilen süre içinde, borcunu ifa etmemişse veya süre verilmesini gerektirmeyen bir durum söz konusu ise; <text:span text:style-name="T109">YÜKLENİCİ</text:span>, her zaman borcun ifasını ve gecikme sebebiyle <text:span text:style-name="T109">hissedardan bireysel olarak</text:span> tazminat isteme hakkına sahiptir.</text:p>
      <text:p text:style-name="P10"/>
      <text:list xml:id="list172459332110084" text:continue-numbering="true" text:style-name="L1">
        <text:list-item>
          <text:list>
            <text:list-item>
              <text:p text:style-name="P85"><text:span text:style-name="T15"><text:s text:c="2"/></text:span><text:span text:style-name="T16">SÖZLEŞMENİN FESHİ</text:span></text:p>
              <text:p text:style-name="P108">Taraflar SÖZLEŞMEyi aşağıdaki şartlar dahilinde fesh edebilirler. <text:span text:style-name="T115">Varsa cezai şartlar uygulanır. </text:span><text:span text:style-name="T116">SÖZLEŞMEde açıkça belirtilmeyen herhangi bir sebeple SÖZLEŞME fesh edilemez.</text:span></text:p>
              <text:list>
                <text:list-item>
                  <text:p text:style-name="P85"><text:span text:style-name="T16"><text:s/></text:span><text:span text:style-name="T19">Tarafların anlaşması ile f</text:span><text:span text:style-name="T20">e</text:span><text:span text:style-name="T19">sh</text:span></text:p>
                  <text:p text:style-name="P108"><text:span text:style-name="T113">T</text:span>araflar herhangi bir sebeple anlaşmaya vararak SÖZLEŞMEyi sona erdirebilirler. Tarafların enaz 4/5 ‘inin oybirliği ile SÖZLEŞME sona erer.</text:p>
                </text:list-item>
                <text:list-item>
                  <text:p text:style-name="P85"><text:span text:style-name="T16"><text:s/></text:span><text:span text:style-name="T19">YÜKLENİCİnin tek taraflı feshi</text:span></text:p>
                  <text:p text:style-name="P54"><text:span text:style-name="T80">YÜKLENİCİ tek taraflı olarak </text:span><text:span text:style-name="T81">SÖZLEŞMEyi fesh edemez.</text:span></text:p>
                  <text:list>
                    <text:list-item>
                      <text:p text:style-name="P85"><text:span text:style-name="T19"><text:s/></text:span><text:span text:style-name="T20">Kat İrtifakının İŞ SAHİBİ nedeni ile kurulamaması</text:span></text:p>
                      <text:p text:style-name="P109">Kat irtifakının arsa hissedarlarlarından biri veya birkaçının sebep olmasıyla kurulamaması ile , YÜKLENİCİ SÖZLEŞMEyi tek taraflı olarak fesh edemez. Bu durumda YÜKLENİCİ, SÖZLEŞMEden Dönme hakkını kullanabilir. </text:p>
                    </text:list-item>
                    <text:list-item>
                      <text:p text:style-name="P110"><text:s/><text:span text:style-name="T14">Tapu Devrinin yapılmaması ile fesh</text:span></text:p>
                      <text:p text:style-name="P110">TAPU DEVRİ bölümünde belirlenen şartlar dahilinde, <text:span text:style-name="T115">HİSSEDARlardan bir veya birkaçının devri yapmaması ile </text:span>YÜKLENİCİ, SÖZLEŞMEyi tek taraflı fesh edemez. YÜKLENİCİnin hakettiği devrin yapılmamasından doğan hakları saklıdır. <text:s/><text:span text:style-name="T115">Bu durumda hakedilen devri yapmayan HİSSEDAR tüm sorumluluğuda kendi üzerine almıştır.</text:span></text:p>
                    </text:list-item>
                  </text:list>
                </text:list-item>
                <text:list-item>
                  <text:p text:style-name="P85"><text:span text:style-name="T16"><text:s/></text:span><text:span text:style-name="T19">İŞ SAHİBİnin tek taraflı feshi</text:span></text:p>
                  <text:list>
                    <text:list-item>
                      <text:p text:style-name="P96"><text:span text:style-name="T19">K</text:span><text:span text:style-name="T14">at İrtifakının YÜKLENİCİ sebebi ile kurulamamsı</text:span></text:p>
                      <text:p text:style-name="P111">Kat irtifakının İŞ SAHİBİ dışında, herhangi bir sebeple kurulamaması durumundan YÜKLENİCİ doğrudan sorumludur. Verilen süre içerisinde YÜKLENİCİ kat irtifakını kuramazsa, İŞ SAHİBİ, YÜKLENİCİnin geriye veya ileriye dönük hiçbir hakkı olmadan, SÖZLEŞMEyi <text:span text:style-name="T117">tek taraflı olarak </text:span>fesh edebilir. </text:p>
                    </text:list-item>
                    <text:list-item>
                      <text:p text:style-name="P101"/>
                    </text:list-item>
                  </text:list>
                  <text:p text:style-name="P102"/>
                </text:list-item>
              </text:list>
            </text:list-item>
            <text:list-item>
              <text:p text:style-name="P86"><text:span text:style-name="T15"><text:s text:c="2"/></text:span><text:span text:style-name="T16">SÖZLEŞMEDEN DÖNME</text:span></text:p>
              <text:list>
                <text:list-item>
                  <text:p text:style-name="P103"><text:s/></text:p>
                </text:list-item>
              </text:list>
            </text:list-item>
            <text:list-item>
              <text:p text:style-name="P104"><text:s/>MUCBİR SEBEPLER VE SİGORTA</text:p>
              <text:list>
                <text:list-item>
                  <text:p text:style-name="P52"><text:soft-page-break/><text:span text:style-name="Varsayılan_20_Paragraf_20_Yazı_20_Tipi"><text:span text:style-name="T37">YÜKLENİCİNİN İFLASI VEYA </text:span></text:span><text:span text:style-name="Güçlü"><text:span text:style-name="T51">ÖLÜMÜ</text:span></text:span></text:p>
                  <text:p text:style-name="P52"><text:span text:style-name="Güçlü"><text:span text:style-name="T51"/></text:span></text:p>
                </text:list-item>
                <text:list-item>
                  <text:p text:style-name="P52"><text:span text:style-name="Varsayılan_20_Paragraf_20_Yazı_20_Tipi"><text:span text:style-name="T51">PAY SAHİPLERİNDEN HERHANGİ BİRİNİN İFLASI VEYA </text:span></text:span><text:span text:style-name="Güçlü"><text:span text:style-name="T51">ÖLÜMÜ</text:span></text:span></text:p>
                </text:list-item>
              </text:list>
            </text:list-item>
          </text:list>
        </text:list-item>
      </text:list>
      <text:p text:style-name="P2"><text:span text:style-name="Güçlü"><text:span text:style-name="T51"/></text:span></text:p>
      <text:list xml:id="list172459467371198" text:continue-numbering="true" text:style-name="L1">
        <text:list-item>
          <text:list>
            <text:list-item>
              <text:list>
                <text:list-item>
                  <text:p text:style-name="P52"><text:span text:style-name="Güçlü"><text:span text:style-name="T51"/></text:span></text:p>
                </text:list-item>
              </text:list>
            </text:list-item>
          </text:list>
        </text:list-item>
      </text:list>
      <text:p text:style-name="P105"/>
      <text:list xml:id="list172459422197019" text:continue-numbering="true" text:style-name="L1">
        <text:list-item>
          <text:list>
            <text:list-item>
              <text:p text:style-name="P104"><text:s text:c="2"/>CEZAİ ŞARTLAR</text:p>
              <text:p text:style-name="P112"><text:span text:style-name="T110">B</text:span>u bölümde, SÖZLEŞME şartlarına uyulmaması durumunda taraflarca ödenmesi gereken cezalar ve yaptırımlar belirlenmiştir. YÜKLENİCİnin hatası üzerine belirlenen ceza miktarları, <text:span text:style-name="T115">HİSSEDAR</text:span>ların herbirine ayrı ayrı ödenmek üzere belirlenmiştir. Cezai şartların oluşma durumunu YÖNETİCİ takip eder. Cezai şartların oluşması cezayı gerektirir. Ayrıyeten ihtara gerek yoktur.</text:p>
              <text:p text:style-name="P112"/>
              <text:list>
                <text:list-item>
                  <text:p text:style-name="P104"><text:s/>İnşaat ruhsatının gecikmesi</text:p>
                </text:list-item>
              </text:list>
            </text:list-item>
          </text:list>
        </text:list-item>
      </text:list>
      <text:p text:style-name="P35"><text:span text:style-name="T110">YÜKLENİCİden veya ilgili kurumlarda oluşabilecek gecikme sebeplerinin sorumluluğu YÜKLECİye aittir. </text:span><text:span text:style-name="T112">3194 Sayılı İmar Kanunu</text:span><text:span text:style-name="T110">nun 22 maddesinde; “ Belediyeler veya valiliklerce ruhsat ve ekleri incelenerek eksik ve yanlış bulunmuyorsa </text:span><text:span text:style-name="T16">müracaat tarihinden itibaren en geç otuz gün</text:span><text:span text:style-name="T110"> içinde yapı ruhsatiyesi verilir ”, </text:span><text:span text:style-name="T111">b</text:span><text:span text:style-name="T110">elgelerin eksikliği durumunda ise “ Eksik ve yanlışlar giderildikten sonra yapılacak </text:span><text:span text:style-name="T16">müracaattan itibaren en geç on beş gün içinde </text:span><text:span text:style-name="T23">yapı ruhsatiyesi verilir.” denilmektedir. Bu sebeple YÜKLENİCİye verilen süre ruhsatın alınması için yeterlidir. Ruhsatın gecikmesi durumunda, YÜKLENİCİ her iş günü için </text:span><text:span text:style-name="T24">her</text:span><text:span text:style-name="T23"> </text:span><text:span text:style-name="T24">HİSSEDARa</text:span><text:span text:style-name="T23"> günlük “1000 TL” ödemekle yükümlüdür.</text:span></text:p>
      <text:p text:style-name="P8"/>
      <text:list xml:id="list172460015054643" text:continue-numbering="true" text:style-name="L1">
        <text:list-item>
          <text:list>
            <text:list-item>
              <text:list>
                <text:list-item>
                  <text:p text:style-name="P106">Kat İrtifakının Kurulaması</text:p>
                  <text:p text:style-name="P106"/>
                  <text:list>
                    <text:list-item>
                      <text:p text:style-name="P56"><text:span text:style-name="T53"><text:s/></text:span><text:span text:style-name="T38">Kat İrtifakının YÜKLENİCİ sebebiyle kurulamaması</text:span></text:p>
                    </text:list-item>
                  </text:list>
                </text:list-item>
              </text:list>
            </text:list-item>
          </text:list>
        </text:list-item>
      </text:list>
      <text:list xml:id="list3573911377" text:style-name="L14">
        <text:list-item>
          <text:list>
            <text:list-item>
              <text:list>
                <text:list-item>
                  <text:list>
                    <text:list-item>
                      <text:p text:style-name="P133"><text:span text:style-name="T53">YÜKLENİCİnin Kat İrtifakını kurmada herhangi bir sebeple gecikmesi, ESERin yapım süresini uzatacağından, kendi sorumluluğundadır. Gecikme, ESERin yapım süresine, ek süre verilmesini gerektirmez. </text:span><text:span text:style-name="T54">Gecikme süresi </text:span><text:span text:style-name="T39">“3 (Üç)”</text:span><text:span text:style-name="T54"> ayı geçerse, YÜKLENİCİ, </text:span><text:span text:style-name="T56">İŞ SAHİBİnin </text:span><text:span text:style-name="T54">diğer cezai şartlardaki hakları sabit kalmak şartıyla, her iş günü için </text:span><text:span text:style-name="T39">“1000 (Bin) TL” </text:span><text:span text:style-name="T54">ceza öder. </text:span></text:p>
                    </text:list-item>
                  </text:list>
                </text:list-item>
              </text:list>
            </text:list-item>
          </text:list>
        </text:list-item>
      </text:list>
      <text:list xml:id="list172458745302173" text:continue-list="list172460015054643" text:style-name="L1">
        <text:list-item>
          <text:list>
            <text:list-item>
              <text:list>
                <text:list-item>
                  <text:list>
                    <text:list-header>
                      <text:p text:style-name="P94"/>
                    </text:list-header>
                    <text:list-item>
                      <text:p text:style-name="P95"><text:s/><text:span text:style-name="T14">Kat İrtifakının İŞ SAHİBİ sebebiyle kurulamaması</text:span></text:p>
                    </text:list-item>
                  </text:list>
                </text:list-item>
              </text:list>
            </text:list-item>
          </text:list>
        </text:list-item>
      </text:list>
      <text:list xml:id="list3336634618" text:style-name="L15">
        <text:list-item>
          <text:p text:style-name="P77"><text:span text:style-name="T53">Kat irtif</text:span><text:span text:style-name="T54">akının İŞ SAHİBİ tarafından kurulamaması durumunda, YÜKLENİCİ, PROJE ve diğer masraflar için İŞ SAHİBİnden </text:span><text:span text:style-name="T39">“10000 (OnBin) TL”</text:span><text:span text:style-name="T54"> talep ede</text:span><text:span text:style-name="T59">rek SÖZLEŞMEden dönme hakkını kullanabilir</text:span><text:span text:style-name="T54">. B</text:span><text:span text:style-name="T59">elirlenen b</text:span><text:span text:style-name="T54">edel soruna sebep olan hissedar(lar)ca öde</text:span><text:span text:style-name="T56">necektir. </text:span><text:span text:style-name="T55">Bunun dışında YÜKLENİCİnin geçmişe ve/veya geleceğe yönelik herhangi bir talebi olamaz.</text:span><text:span text:style-name="T54"> </text:span></text:p>
        </text:list-item>
        <text:list-item>
          <text:p text:style-name="P77"><text:span text:style-name="T54">Soruna neden olan hissedar</text:span><text:span text:style-name="T55">(</text:span><text:span text:style-name="T54">lar</text:span><text:span text:style-name="T55">)</text:span><text:span text:style-name="T54">, diğer hissedarlara karşıda sorumludurlar ve ARSAnın mevcut durumda bulunan binaların yıkımı ve kira gelirlerinin <text:s/>kaybı hususunda diğer hissedarlara karşı sorumlu olacaklardır. </text:span><text:span text:style-name="T55">Sorunlu her hissedar, diğer </text:span><text:span text:style-name="T56">her bir </text:span><text:span text:style-name="T55">hissedara, </text:span><text:span text:style-name="T59">mevcut b</text:span><text:span text:style-name="T55">ina Yıkımı cezası olarak </text:span><text:span text:style-name="T41">“50,000.00 (ElliBin) TL”,</text:span><text:span text:style-name="T55"> kira kayıpları içinde ARSAnın kiraya verilemediği süre boyunca kira ödemesi yapmakla yükümlüdürler. Kira bedeli Sözleşmenin Kira Sözleşmesi bölümünde belirlenmiştir.</text:span></text:p>
          <text:p text:style-name="P97"/>
        </text:list-item>
      </text:list>
      <text:list xml:id="list172459660898603" text:continue-list="list172458745302173" text:style-name="L1">
        <text:list-item>
          <text:list>
            <text:list-item>
              <text:list>
                <text:list-item>
                  <text:p text:style-name="P94"><text:s/><text:span text:style-name="T17">Alt Yüklenici</text:span></text:p>
                </text:list-item>
              </text:list>
            </text:list-item>
          </text:list>
        </text:list-item>
      </text:list>
      <text:list xml:id="list2216353539" text:style-name="L16">
        <text:list-item>
          <text:p text:style-name="P134"><text:span text:style-name="T54">YÜKLENİCİ, herhangi bir sebeple, Alt Yükleciye işi devrederse; İŞ SAHİBİne “100,000.00 (</text:span><text:span text:style-name="T56">YüzBin</text:span><text:span text:style-name="T54">) TL” öder.</text:span></text:p>
          <text:p text:style-name="P99"/>
        </text:list-item>
      </text:list>
      <text:list xml:id="list172458835512614" text:continue-list="list172459660898603" text:style-name="L1">
        <text:list-item>
          <text:list>
            <text:list-item>
              <text:list>
                <text:list-item>
                  <text:p text:style-name="P94"><text:s/><text:span text:style-name="T18">3. kişilere yapılan satışlar</text:span></text:p>
                </text:list-item>
              </text:list>
            </text:list-item>
          </text:list>
        </text:list-item>
      </text:list>
      <text:list xml:id="list4202726859" text:style-name="L17">
        <text:list-item>
          <text:list>
            <text:list-item>
              <text:p text:style-name="P98">YÜKLENİCİ, SÖZLEŞME şartlarına uymadan yaptığı her bir satış için, “10,000.00 (OnBin) TL” ceza ödemekle yükümlüdür.</text:p>
              <text:p text:style-name="P98"/>
            </text:list-item>
          </text:list>
        </text:list-item>
      </text:list>
      <text:list xml:id="list172459083249899" text:continue-list="list172458835512614" text:style-name="L1">
        <text:list-item>
          <text:list>
            <text:list-item>
              <text:list>
                <text:list-item>
                  <text:p text:style-name="P87"><text:span text:style-name="T20">H</text:span><text:span text:style-name="T21">İSSEDARın YÜKLENİCİnin h</text:span><text:span text:style-name="T20">ake</text:span><text:span text:style-name="T21">ttiği</text:span><text:span text:style-name="T20"> tapu devrini yapmaması</text:span><text:span text:style-name="T16"> <text:s/></text:span></text:p>
                  <text:p text:style-name="P93">TAPU DEVRİ bölümünde belirlenen ve YÜKLENİCİnin hakettiği <text:s/>tapu devrinin <text:span text:style-name="T115">HİSSEDARlar</text:span>d<text:span text:style-name="T115">a</text:span>n biri tarafından yapılmaması, YÜKLENİCİye SÖZLEŞMEnin feshi veya SÖZLEŞMEden dönme hakkı vermez. Tapu devrini haksız yere yapmayan HİSSEDAR, geciktirdiği sürece, aynı süre karşılığına <text:span text:style-name="T114">denk</text:span> gelen, aldığı kira bedelinin 5 katı olarak ceza öder. <text:s/></text:p>
                  <text:p text:style-name="P93"/>
                </text:list-item>
                <text:list-item>
                  <text:p text:style-name="P94"><text:s/></text:p>
                </text:list-item>
                <text:list-item>
                  <text:p text:style-name="P94"/>
                </text:list-item>
              </text:list>
            </text:list-item>
          </text:list>
        </text:list-item>
      </text:list>
      <text:p text:style-name="P35"/>
      <text:p text:style-name="P8"/>
      <text:p text:style-name="P8"/>
      <text:p text:style-name="P8"><text:soft-page-break/></text:p>
      <text:p text:style-name="P15"><text:span text:style-name="Güçlü"><text:span text:style-name="T102"/></text:span></text:p>
      <text:list xml:id="list172458745919055" text:continue-numbering="true" text:style-name="L1">
        <text:list-item>
          <text:p text:style-name="P119"><text:span text:style-name="Güçlü"><text:span text:style-name="T99"/></text:span></text:p>
        </text:list-item>
        <text:list-item>
          <text:p text:style-name="P119"><text:span text:style-name="Güçlü"><text:span text:style-name="T99"><text:s/></text:span></text:span><text:span text:style-name="Güçlü"><text:span text:style-name="T101">DİĞER ŞARTLAR</text:span></text:span></text:p>
          <text:list>
            <text:list-item>
              <text:p text:style-name="P52"><text:span text:style-name="Güçlü"><text:span text:style-name="T46"><text:s text:c="2"/><text:tab/>İ</text:span></text:span><text:span text:style-name="Güçlü"><text:span text:style-name="T54">potek</text:span></text:span></text:p>
            </text:list-item>
          </text:list>
        </text:list-item>
      </text:list>
      <text:list xml:id="list960549578" text:style-name="L18">
        <text:list-item>
          <text:p text:style-name="P78"><text:span text:style-name="Güçlü"><text:span text:style-name="T74">İŞ SAHİBİ, </text:span></text:span><text:span text:style-name="Güçlü"><text:span text:style-name="T73">Y</text:span></text:span><text:span text:style-name="Güçlü"><text:span text:style-name="T74">ÜKLENİCİ</text:span></text:span><text:span text:style-name="Güçlü"><text:span text:style-name="T73">ye devredilecek bağımsız bölümler üzerine herhangi bir ipotek ko</text:span></text:span><text:span text:style-name="Güçlü"><text:span text:style-name="T74">ya</text:span></text:span><text:span text:style-name="Güçlü"><text:span text:style-name="T73">maz </text:span></text:span><text:span text:style-name="Güçlü"><text:span text:style-name="T74">rehin veremez ve herhangi bir anlaşmaya konu edemez. İŞ SAHİBİ zamanı geldiğinde, YÜKLENİCİye, bağımsız bölümün tescilini sorunsuz bir şekilde yapmakla yükümlüdür.</text:span></text:span></text:p>
        </text:list-item>
      </text:list>
      <text:list xml:id="list172458455777493" text:continue-list="list172458745919055" text:style-name="L1">
        <text:list-item>
          <text:list>
            <text:list-item>
              <text:p text:style-name="P55"><text:span text:style-name="Güçlü"><text:span text:style-name="T54">Fiyat Farkı</text:span></text:span></text:p>
            </text:list-item>
          </text:list>
        </text:list-item>
      </text:list>
      <text:list xml:id="list1599131489" text:style-name="L19">
        <text:list-item>
          <text:list>
            <text:list-item>
              <text:p text:style-name="P135"><text:span text:style-name="Güçlü"><text:span text:style-name="T75">İşbu SÖZLEŞMEnin “Cezai Şartlar” bölümünde geçen ceza bedelleri, yıllık TÜFE oranında her yıl artar.</text:span></text:span></text:p>
            </text:list-item>
          </text:list>
        </text:list-item>
      </text:list>
      <text:list xml:id="list172458894156607" text:continue-list="list172458455777493" text:style-name="L1">
        <text:list-item>
          <text:list>
            <text:list-item>
              <text:p text:style-name="P55"><text:span text:style-name="Güçlü"><text:span text:style-name="T54"/></text:span></text:p>
            </text:list-item>
          </text:list>
          <text:p text:style-name="P113"><text:span text:style-name="Güçlü"><text:span text:style-name="T74"/></text:span></text:p>
        </text:list-item>
      </text:list>
      <text:p text:style-name="P4"/>
      <text:p text:style-name="P4"/>
      <text:p text:style-name="Standard"><text:span text:style-name="fontstyle01"><text:span text:style-name="T93">A) YÜKLENİCİNİN TEMERRÜDÜ</text:span></text:span><text:span text:style-name="Varsayılan_20_Paragraf_20_Yazı_20_Tipi"><text:span text:style-name="T1"><text:line-break/></text:span></text:span><text:span text:style-name="fontstyle21"><text:span text:style-name="T93">Yüklenici, sözleşme konusu olan inşaatı belirlenen sürede ve kapsamda ifa edememesi durumunda temerrüde düşer.</text:span></text:span></text:p>
      <text:p text:style-name="P4"/>
      <text:p text:style-name="Standard"><text:span text:style-name="Varsayılan_20_Paragraf_20_Yazı_20_Tipi"><text:span text:style-name="T2">Yüklenicinin edimi açısından eser sözleşmesi hükümlerine tabi olan arsa</text:span></text:span><text:span text:style-name="Varsayılan_20_Paragraf_20_Yazı_20_Tipi"><text:span text:style-name="T3"><text:line-break/></text:span></text:span><text:span text:style-name="Varsayılan_20_Paragraf_20_Yazı_20_Tipi"><text:span text:style-name="T2">payı karşılığı inşaat sözleşmelerinde, yüklenicinin teslim günü geçmesine</text:span></text:span><text:span text:style-name="Varsayılan_20_Paragraf_20_Yazı_20_Tipi"><text:span text:style-name="T3"><text:line-break/></text:span></text:span><text:span text:style-name="Varsayılan_20_Paragraf_20_Yazı_20_Tipi"><text:span text:style-name="T2">rağmen, eseri bitiremeyerek borçlu temerrüdüne düşmesi nedeniyle sözleşmenin arsa sahibi tarafından sona erdirilmesi halinde, eser sözleşmesini</text:span></text:span><text:span text:style-name="Varsayılan_20_Paragraf_20_Yazı_20_Tipi"><text:span text:style-name="T3"><text:line-break/></text:span></text:span><text:span text:style-name="Varsayılan_20_Paragraf_20_Yazı_20_Tipi"><text:span text:style-name="T2">düzenleyen maddeler arasında olaya doğrudan uygulanacak bir hüküm</text:span></text:span><text:span text:style-name="Varsayılan_20_Paragraf_20_Yazı_20_Tipi"><text:span text:style-name="T3"><text:line-break/></text:span></text:span><text:span text:style-name="Varsayılan_20_Paragraf_20_Yazı_20_Tipi"><text:span text:style-name="T2">bulunmadığından, uyuşmazlığın kural olarak TBK. m. 123 – 125 maddeleri uyarınca çözümlenmesi gerekir.</text:span></text:span></text:p>
      <text:p text:style-name="P16"/>
      <text:p text:style-name="Standard"><text:span text:style-name="Varsayılan_20_Paragraf_20_Yazı_20_Tipi"><text:span text:style-name="T2">üklenicinin teslim günü geçmesine rağmen, eseri bitiremeyerek</text:span></text:span><text:span text:style-name="Varsayılan_20_Paragraf_20_Yazı_20_Tipi"><text:span text:style-name="T3"><text:line-break/></text:span></text:span><text:span text:style-name="Varsayılan_20_Paragraf_20_Yazı_20_Tipi"><text:span text:style-name="T2">borçlu temerrüdüne düşmesi nedeniyle sözleşmeye son verilmesi halinde,</text:span></text:span><text:span text:style-name="Varsayılan_20_Paragraf_20_Yazı_20_Tipi"><text:span text:style-name="T3"><text:line-break/></text:span></text:span><text:span text:style-name="Varsayılan_20_Paragraf_20_Yazı_20_Tipi"><text:span text:style-name="T2">kural olarak sözleşme ileriye etkili olarak sona erer.</text:span></text:span></text:p>
      <text:p text:style-name="P16"/>
      <text:p text:style-name="Standard"><text:span text:style-name="Varsayılan_20_Paragraf_20_Yazı_20_Tipi"><text:span text:style-name="T2">Ek süre tayinine gerek olmayan durumlarda edimin ifası belirlenen</text:span></text:span><text:span text:style-name="Varsayılan_20_Paragraf_20_Yazı_20_Tipi"><text:span text:style-name="T3"><text:line-break/></text:span></text:span><text:span text:style-name="Varsayılan_20_Paragraf_20_Yazı_20_Tipi"><text:span text:style-name="T2">süre içersindi yerine getirilmezse artık edimin aynen ifası istenemez. Bu</text:span></text:span><text:span text:style-name="Varsayılan_20_Paragraf_20_Yazı_20_Tipi"><text:span text:style-name="T3"><text:line-break/></text:span></text:span><text:span text:style-name="Varsayılan_20_Paragraf_20_Yazı_20_Tipi"><text:span text:style-name="T2">takdirde müsbet veya menfi zarar talep edilebilecektir.</text:span></text:span></text:p>
      <text:p text:style-name="P16"/>
      <text:p text:style-name="Standard"><text:span text:style-name="Varsayılan_20_Paragraf_20_Yazı_20_Tipi"><text:span text:style-name="T2">Üçüncü olarak edimin ifası için kesin bir tarihin belirlenmiş olması</text:span></text:span><text:span text:style-name="Varsayılan_20_Paragraf_20_Yazı_20_Tipi"><text:span text:style-name="T3"><text:line-break/></text:span></text:span><text:span text:style-name="Varsayılan_20_Paragraf_20_Yazı_20_Tipi"><text:span text:style-name="T2">durumunda ek süre tayinine gerek yoktur. TBK. m. 124 f. 1 b. 3 “Borcun</text:span></text:span><text:span text:style-name="Varsayılan_20_Paragraf_20_Yazı_20_Tipi"><text:span text:style-name="T3"><text:line-break/></text:span></text:span><text:span text:style-name="Varsayılan_20_Paragraf_20_Yazı_20_Tipi"><text:span text:style-name="T2">ifasının, belirli bir zamanda veya belirli bir süre içinde gerçekleşmemesi</text:span></text:span><text:span text:style-name="Varsayılan_20_Paragraf_20_Yazı_20_Tipi"><text:span text:style-name="T3"><text:line-break/></text:span></text:span><text:span text:style-name="Varsayılan_20_Paragraf_20_Yazı_20_Tipi"><text:span text:style-name="T2">üzerine, ifanın artık kabul edilmeyeceği sözleşmeden anlaşılıyorsa” hükmü bu durumu düzenlemiştir. Karşılıklı borç yükleyen sözleşmelerde</text:span></text:span><text:span text:style-name="Varsayılan_20_Paragraf_20_Yazı_20_Tipi"><text:span text:style-name="T3"><text:line-break/></text:span></text:span><text:span text:style-name="Varsayılan_20_Paragraf_20_Yazı_20_Tipi"><text:span text:style-name="T2">taraflar, ifanın mutlaka belirli bir tarihte yapılmasını kararlaştırabilirler.</text:span></text:span><text:span text:style-name="Varsayılan_20_Paragraf_20_Yazı_20_Tipi"><text:span text:style-name="T3"><text:line-break/></text:span></text:span><text:span text:style-name="Varsayılan_20_Paragraf_20_Yazı_20_Tipi"><text:span text:style-name="T2">Bu durumda sözleşmenin kesin vadeli olduğu kabul edilir. Kesin vadenin</text:span></text:span><text:span text:style-name="Varsayılan_20_Paragraf_20_Yazı_20_Tipi"><text:span text:style-name="T3"><text:line-break/></text:span></text:span><text:span text:style-name="Varsayılan_20_Paragraf_20_Yazı_20_Tipi"><text:span text:style-name="T2">kabul edilebilmesi için sadece ifa gününün belirlenmiş olması yetmez.</text:span></text:span><text:span text:style-name="Varsayılan_20_Paragraf_20_Yazı_20_Tipi"><text:span text:style-name="T3"><text:line-break/></text:span></text:span><text:span text:style-name="Varsayılan_20_Paragraf_20_Yazı_20_Tipi"><text:span text:style-name="T2">Ayrıca tarafların kararlaştırılan tarihe sıkı sıkıya uyacakları ve sözleşmede</text:span></text:span><text:span text:style-name="Varsayılan_20_Paragraf_20_Yazı_20_Tipi"><text:span text:style-name="T3"><text:line-break/></text:span></text:span><text:span text:style-name="Varsayılan_20_Paragraf_20_Yazı_20_Tipi"><text:span text:style-name="T2">gerçekleşmeyen ifanın kabul edilmeyeceğinin de anlaşılması gerekir91. Bu</text:span></text:span><text:span text:style-name="Varsayılan_20_Paragraf_20_Yazı_20_Tipi"><text:span text:style-name="T3"><text:line-break/></text:span></text:span><text:span text:style-name="Varsayılan_20_Paragraf_20_Yazı_20_Tipi"><text:span text:style-name="T2">tür işlemlere “Fixgeschäft” mutlaka belirli bir günde yapılması gereken</text:span></text:span><text:span text:style-name="Varsayılan_20_Paragraf_20_Yazı_20_Tipi"><text:span text:style-name="T3"><text:line-break/></text:span></text:span><text:span text:style-name="Varsayılan_20_Paragraf_20_Yazı_20_Tipi"><text:span text:style-name="T2">işlemler denir</text:span></text:span></text:p>
      <text:p text:style-name="P16"/>
      <text:p text:style-name="Standard"><text:span text:style-name="fontstyle01"><text:span text:style-name="T93">YÜKLENİCİNİN TEMERRÜDÜNÜN SONUÇLARI</text:span></text:span></text:p>
      <text:p text:style-name="Standard"><text:span text:style-name="fontstyle01"><text:span text:style-name="T93">1- Aynen İfa ile Birlikte Gecikme Tazminatı</text:span></text:span><text:span text:style-name="Varsayılan_20_Paragraf_20_Yazı_20_Tipi"><text:span text:style-name="T1"><text:line-break/></text:span></text:span><text:span text:style-name="fontstyle21"><text:span text:style-name="T93">Arsa sahibi temerrüde düşen yükleniciden aynen ifa ve ifanın gecikmesinden dolayı meydana gelen zararı isteyebilir, fakat bunun için arsa</text:span></text:span><text:span text:style-name="Varsayılan_20_Paragraf_20_Yazı_20_Tipi"><text:span text:style-name="T3"><text:line-break/></text:span></text:span><text:span text:style-name="fontstyle21"><text:span text:style-name="T93">sahibi tercihini derhal bildirmelidir. Aksi takdirde aynen ifa + gecikme</text:span></text:span><text:span text:style-name="Varsayılan_20_Paragraf_20_Yazı_20_Tipi"><text:span text:style-name="T3"><text:line-break/></text:span></text:span><text:span text:style-name="fontstyle21"><text:span text:style-name="T93">tazminatını tercih ettiği karine olarak kabul edilmektedir. Aynen ifanın</text:span></text:span><text:span text:style-name="Varsayılan_20_Paragraf_20_Yazı_20_Tipi"><text:span text:style-name="T3"><text:line-break/></text:span></text:span><text:span text:style-name="fontstyle21"><text:span text:style-name="T93">istenebilmesi için yüklenicinin kusuruna gerek yoktur, fakat gecikme tazminatı için kusur aranmaktadır. Aynen ifa + gecikme tazminatının istenebilmesi için arsa sahibinin kendi edimini yerine getirmesi veya getirmeye</text:span></text:span><text:span text:style-name="Varsayılan_20_Paragraf_20_Yazı_20_Tipi"><text:span text:style-name="T3"><text:line-break/></text:span></text:span><text:span text:style-name="fontstyle21"><text:span text:style-name="T93">hazır olduğunu bildirmesi gerekir</text:span></text:span></text:p>
      <text:p text:style-name="P16"/>
      <text:p text:style-name="Standard"><text:span text:style-name="Varsayılan_20_Paragraf_20_Yazı_20_Tipi"><text:span text:style-name="T2">TBK. m. 119 – 125’e göre arsa sahibi aynen ifa + gecikme tazminatı da isteme hakkına sahiptir. Alacaklı aynen ifadan vazgeçip gecikme</text:span></text:span><text:span text:style-name="Varsayılan_20_Paragraf_20_Yazı_20_Tipi"><text:span text:style-name="T3"><text:line-break/></text:span></text:span><text:span text:style-name="Varsayılan_20_Paragraf_20_Yazı_20_Tipi"><text:span text:style-name="T2">tazminatı isteyemez. Gecikme tazminatında yüklenicinin kusursuz olduğunu kanıtlaması gerekir. Kural; gecikmenin yüklenicinin kusuru ile meydana geldiğidir94.</text:span></text:span><text:span text:style-name="Varsayılan_20_Paragraf_20_Yazı_20_Tipi"><text:span text:style-name="T3"><text:line-break/></text:span></text:span><text:span text:style-name="Varsayılan_20_Paragraf_20_Yazı_20_Tipi"><text:span text:style-name="T2">Gecikme tazminatının, ihtarın borçluya tebliğ edildiği tarih esas alı-</text:span></text:span><text:span text:style-name="Varsayılan_20_Paragraf_20_Yazı_20_Tipi"><text:span text:style-name="T3"><text:line-break/></text:span></text:span><text:span text:style-name="Varsayılan_20_Paragraf_20_Yazı_20_Tipi"><text:span text:style-name="T2">narak tespit edilmesi gerekir. İhtara gerek olmayan hallerde de bu tarih</text:span></text:span><text:span text:style-name="Varsayılan_20_Paragraf_20_Yazı_20_Tipi"><text:span text:style-name="T3"><text:line-break/></text:span></text:span><text:soft-page-break/><text:span text:style-name="Varsayılan_20_Paragraf_20_Yazı_20_Tipi"><text:span text:style-name="T2">muacceliyet günüdür. Gecikme tazminatının hukuki niteliği müsbet zarardır. Bu nedenle tazminatın kapsamı, fiilen uğranılan zararla yoksun</text:span></text:span><text:span text:style-name="Varsayılan_20_Paragraf_20_Yazı_20_Tipi"><text:span text:style-name="T3"><text:line-break/></text:span></text:span><text:span text:style-name="Varsayılan_20_Paragraf_20_Yazı_20_Tipi"><text:span text:style-name="T2">kalınan kârdan ibarettir. Arsa sahibi inşaatın geç tesliminden dolayı yoksun kaldığı borç bedelini, depo giderlerini vb. isteyebilir, fakat manevi</text:span></text:span><text:span text:style-name="Varsayılan_20_Paragraf_20_Yazı_20_Tipi"><text:span text:style-name="T3"><text:line-break/></text:span></text:span><text:span text:style-name="Varsayılan_20_Paragraf_20_Yazı_20_Tipi"><text:span text:style-name="T2">tazminat isteyemez9</text:span></text:span></text:p>
      <text:p text:style-name="P16"/>
      <text:p text:style-name="Standard"><text:span text:style-name="Varsayılan_20_Paragraf_20_Yazı_20_Tipi"><text:span text:style-name="T2">İnşaatın zamanında bitmemesi ve teslim edilmemesi halinde arsa</text:span></text:span><text:span text:style-name="Varsayılan_20_Paragraf_20_Yazı_20_Tipi"><text:span text:style-name="T3"><text:line-break/></text:span></text:span><text:span text:style-name="Varsayılan_20_Paragraf_20_Yazı_20_Tipi"><text:span text:style-name="T2">sahibi ve yüklenici cezai şartın ödenmemesi üzerinde anlaşılabilir (TBK.</text:span></text:span><text:span text:style-name="Varsayılan_20_Paragraf_20_Yazı_20_Tipi"><text:span text:style-name="T3"><text:line-break/></text:span></text:span><text:span text:style-name="Varsayılan_20_Paragraf_20_Yazı_20_Tipi"><text:span text:style-name="T2">m 179). Bu ifaya eklenen cezai şart niteliğindedir. Burada yüklenicinin</text:span></text:span><text:span text:style-name="Varsayılan_20_Paragraf_20_Yazı_20_Tipi"><text:span text:style-name="T3"><text:line-break/></text:span></text:span><text:span text:style-name="Varsayılan_20_Paragraf_20_Yazı_20_Tipi"><text:span text:style-name="T2">temerrüde düşmesi durumunda aksi kararlaştırılmadıkça yüklenicinin</text:span></text:span><text:span text:style-name="Varsayılan_20_Paragraf_20_Yazı_20_Tipi"><text:span text:style-name="T3"><text:line-break/></text:span></text:span><text:span text:style-name="Varsayılan_20_Paragraf_20_Yazı_20_Tipi"><text:span text:style-name="T2">kusuru tespit edilse bile hem cezai şart hem de yoksun kalınan kira tazminatı bir arada istenemez. TBK. m. 180 f. 2’ye göre arsa sahibi, şart olunan</text:span></text:span><text:span text:style-name="Varsayılan_20_Paragraf_20_Yazı_20_Tipi"><text:span text:style-name="T3"><text:line-break/></text:span></text:span><text:span text:style-name="Varsayılan_20_Paragraf_20_Yazı_20_Tipi"><text:span text:style-name="T2">ceza miktarını aşan zararını ancak yüklenicinin kusurunu kanıtlamasıyla</text:span></text:span><text:span text:style-name="Varsayılan_20_Paragraf_20_Yazı_20_Tipi"><text:span text:style-name="T3"><text:line-break/></text:span></text:span><text:span text:style-name="Varsayılan_20_Paragraf_20_Yazı_20_Tipi"><text:span text:style-name="T2">isteyebilir</text:span></text:span></text:p>
      <text:p text:style-name="P16"/>
      <text:p text:style-name="Standard"><text:span text:style-name="Varsayılan_20_Paragraf_20_Yazı_20_Tipi"><text:span text:style-name="T2">Yargıtay’ın verdiği bir karar göre “Ek süre sonunda inşaatın ikmal</text:span></text:span><text:span text:style-name="Varsayılan_20_Paragraf_20_Yazı_20_Tipi"><text:span text:style-name="T3"><text:line-break/></text:span></text:span><text:span text:style-name="Varsayılan_20_Paragraf_20_Yazı_20_Tipi"><text:span text:style-name="T2">edilmemesi halinde yaptığı tüm işlemlerden dolayı yüklenicinin herhangi</text:span></text:span><text:span text:style-name="Varsayılan_20_Paragraf_20_Yazı_20_Tipi"><text:span text:style-name="T3"><text:line-break/></text:span></text:span><text:span text:style-name="Varsayılan_20_Paragraf_20_Yazı_20_Tipi"><text:span text:style-name="T2">bir hak talep edemeyeceği şeklinde kararlaştırılan ceza, yüklenicinin mahvına neden olacak şiddette olup BK. m. 20’de (Yeni TBK. m. 27) belirtilen genel ahlaka aykırı ve batıldır. Kat karşılığı inşaat sözleşmesi arsa</text:span></text:span><text:span text:style-name="Varsayılan_20_Paragraf_20_Yazı_20_Tipi"><text:span text:style-name="T3"><text:line-break/></text:span></text:span><text:span text:style-name="Varsayılan_20_Paragraf_20_Yazı_20_Tipi"><text:span text:style-name="T2">payının devrini içerdiğinden tek taraflı feshedilemez, feshe hâkim karar</text:span></text:span><text:span text:style-name="Varsayılan_20_Paragraf_20_Yazı_20_Tipi"><text:span text:style-name="T3"><text:line-break/></text:span></text:span><text:span text:style-name="Varsayılan_20_Paragraf_20_Yazı_20_Tipi"><text:span text:style-name="T2">verir. İnşaat seviyesi davadan sonra % 90 seviyesine ulaşmışsa geriye</text:span></text:span><text:span text:style-name="Varsayılan_20_Paragraf_20_Yazı_20_Tipi"><text:span text:style-name="T3"><text:line-break/></text:span></text:span><text:span text:style-name="Varsayılan_20_Paragraf_20_Yazı_20_Tipi"><text:span text:style-name="T2">etkili fesih kararı verilemez.</text:span></text:span></text:p>
      <text:p text:style-name="P16"/>
      <text:p text:style-name="P16"/>
      <text:p text:style-name="P16"/>
      <text:p text:style-name="P4"/>
      <text:p text:style-name="P4"/>
      <text:p text:style-name="Standard"><text:span text:style-name="Güçlü"><text:span text:style-name="T46">SÖZLEŞMENİN SONA ERMESİ</text:span></text:span></text:p>
      <text:p text:style-name="P4"/>
      <text:p text:style-name="P9">TARAFLARIN ANLAŞMASIYLA (İKALE) SÖZLEŞMENİN SONA ERMESİ</text:p>
      <text:p text:style-name="Standard"><text:span text:style-name="Varsayılan_20_Paragraf_20_Yazı_20_Tipi"><text:span text:style-name="T33">ifa ile sona erme</text:span></text:span></text:p>
      <text:p text:style-name="P4"/>
      <text:p text:style-name="P4">müteahhit yapımını üstlendiği inşaatı, sözleşmeye uygun olarak zamanında teslim eder; arsa sahibi de ücreti (tapu devri) öderse inşaat sözleşmesi ifa sebebiyle kendiliğinden sona ermiş olur</text:p>
      <text:p text:style-name="P16"/>
      <text:p text:style-name="Standard"><text:span text:style-name="Varsayılan_20_Paragraf_20_Yazı_20_Tipi"><text:span text:style-name="T33">ifa dışı nedenlerle sona erme</text:span></text:span></text:p>
      <text:p text:style-name="P4">Arsa payı karşılığı inşaat sözleşmesinin taraflarının karşılıklı anlaşma yoluyla sözleşmeyi sona erdirmeleri mümkündür.</text:p>
      <text:p text:style-name="P16"/>
      <text:p text:style-name="P16"/>
      <text:p text:style-name="P4">müteahhidin inşa işini görmeye başlamış ve kayda değer bir ilerleme sağlamış olduğu durumlarda, sona ermenin ileriye etkili olacağı kabul edilerek yapılan kısmın bedelinin arsa paylarının devri suretiyle ödenmesi gerekir.</text:p>
      <text:p text:style-name="P4">böyle bir sona erme ile arsa sahipleri uğradıkları zarar nedeniyle tazminat talep edebilir.</text:p>
      <text:p text:style-name="P16"/>
      <text:p text:style-name="Standard"><text:span text:style-name="Varsayılan_20_Paragraf_20_Yazı_20_Tipi"><text:span text:style-name="T33">2.  SÖZLEŞMENİN, BORÇLUNUN SORUMLU OLMADIĞI SONRAKİ İMKÂNSIZLIK SEBEBİYLE SONA ERMESİ</text:span></text:span></text:p>
      <text:p text:style-name="P16"/>
      <text:p text:style-name="Standard"><text:span text:style-name="Varsayılan_20_Paragraf_20_Yazı_20_Tipi"><text:span text:style-name="T33">2.1 Sözleşmenin, yapılan inşaatın yok olması sebebiyle sona ermesi</text:span></text:span></text:p>
      <text:p text:style-name="P4">yapılan inşaatın teslimden önce beklenmedik bir olay sonucu yok olması halinde, müteahhit ne gördüğü inşa işi için ne de yaptığı giderler için karşılık talep edemeyecektir. Meydana getirilen inşaat,  müteahhidin kusuru ile yıkılmışsa, müteahhit inşaatı tekrar yapmak zorunda kalır. İnşaatın tamamlanması için ek süre verilmez.</text:p>
      <text:p text:style-name="P4"/>
      <text:p text:style-name="P25"><text:span text:style-name="Varsayılan_20_Paragraf_20_Yazı_20_Tipi"><text:span text:style-name="T95">2.2 Sözleşmenin, arsa sahibi nezdinde gerçekleşen bir sebepten dolayı ifanın mümkün olmaması sebebiyle sona ermesi</text:span></text:span></text:p>
      <text:p text:style-name="P27"><text:span text:style-name="Varsayılan_20_Paragraf_20_Yazı_20_Tipi"><text:span text:style-name="T96"> </text:span></text:span></text:p>
      <text:p text:style-name="P27"><text:span text:style-name="Varsayılan_20_Paragraf_20_Yazı_20_Tipi"><text:span text:style-name="T96">arsa sahibinin müteahhide devretmeyi taahhüt ettiği arsanın, toprak kayması, sel, deprem gibi doğal afetler nedeniyle arsanın üzerine inşaat yapılmaya elverişli olmaktan çıkması, arsa sahibinin istediği yapı sistemine yetkili makamlarca izin verilmemesi gibi durumlarda </text:span></text:span><text:span text:style-name="Varsayılan_20_Paragraf_20_Yazı_20_Tipi"><text:span text:style-name="T46">müteahhit ne gördüğü inşa işi için ne de yaptığı giderler için karşılık talep edemeyecektir.</text:span></text:span></text:p>
      <text:p text:style-name="P4"/>
      <text:p text:style-name="P25"><text:span text:style-name="Varsayılan_20_Paragraf_20_Yazı_20_Tipi"><text:span text:style-name="T95">2.3 Sözleşmenin Müteahhidin Ölümü veya Yeteneğini Kaybetmesi Nedeniyle Sona Ermesi</text:span></text:span></text:p>
      <text:p text:style-name="P27"><text:span text:style-name="Varsayılan_20_Paragraf_20_Yazı_20_Tipi"><text:span text:style-name="T96"> </text:span></text:span></text:p>
      <text:p text:style-name="P27"><text:span text:style-name="Varsayılan_20_Paragraf_20_Yazı_20_Tipi"><text:span text:style-name="T96"> </text:span></text:span></text:p>
      <text:p text:style-name="P29"><text:soft-page-break/>Yüklenicinin ölümü</text:p>
      <text:p text:style-name="P30">İş sahibi, yüklenicinin özel meslek bilgisi ve uzmanlığı, tecrübesi, dürüstlüğü, şöhreti, güven vermesi ve özel krediye layık bulunması nedeni ile bu sözleşmede taraf olmuştur.</text:p>
      <text:p text:style-name="P30"/>
      <text:p text:style-name="P27"><text:span text:style-name="Varsayılan_20_Paragraf_20_Yazı_20_Tipi"><text:span text:style-name="T96">müteahhidin ölümü ya da kendisine yüklenemeyecek bir sebep dolayısıyla sözleşme kurulduktan sonra inşaatı tamamlama yeteneğini kaybetmesi inşaat sözleşmesini kendiliğinden sona erdirir</text:span></text:span></text:p>
      <text:p text:style-name="P30"/>
      <text:p text:style-name="P29">Yüklenicinin aczi</text:p>
      <text:p text:style-name="P27"><text:span text:style-name="Varsayılan_20_Paragraf_20_Yazı_20_Tipi"><text:span text:style-name="T96">Müteahhidin aciz haline düşmesi durumunda, arsa sahibinin müteahhidden teminat veya daha önce verilmiş bir teminat varsa ek teminat talep etmesi mümkündür.</text:span></text:span></text:p>
      <text:p text:style-name="P30"> </text:p>
      <text:p text:style-name="P27"><text:span text:style-name="Varsayılan_20_Paragraf_20_Yazı_20_Tipi"><text:span text:style-name="T95">Yüklenicinin iflası</text:span></text:span></text:p>
      <text:p text:style-name="P27"><text:span text:style-name="Varsayılan_20_Paragraf_20_Yazı_20_Tipi"><text:span text:style-name="T96">İflas, yüklenicinin ekonomik anlamda bir ifa imkansızlığı olarak değelendirilecektir. Böyle bir durumda, iflas masasının oluşup sözleşmeye devam kararı almasına kadar imkansızlık sebebiyle sözleşme sona erdirilmez. İflas masasının bu yönde bir karar almadığı hâllerde sözleşme iflas dolayısıyla müteahhidin ekonomik olarak edimini ifa etmesi imkansızlaştığı için kendiliğinden sona erecektir. İflas ile iflas masamsı oluşturulması arasında oluşan zaman kaybının, inşaatın bitim tarihine etkisi olmaz. İnşaat bitim tarihi kesindir ve değiştirilemez.</text:span></text:span></text:p>
      <text:p text:style-name="P4"/>
      <text:p text:style-name="P32"><text:span text:style-name="Varsayılan_20_Paragraf_20_Yazı_20_Tipi"><text:span text:style-name="T95">3. SÖZLEŞMENİN, ÖNCEDEN ÖNGÖRÜLMEYEN VE BEKLENİLMEYEN HAL NEDENİYLE FESHİ</text:span></text:span></text:p>
      <text:p text:style-name="P31"/>
      <text:p text:style-name="P27"><text:span text:style-name="Varsayılan_20_Paragraf_20_Yazı_20_Tipi"><text:span text:style-name="T96">Arsa payı karşılığı inşaat sözleşmesinde, arsa sahibinin üstlenmiş olduğu, belirlenen arsa paylarını müteahhide devri borcu, götürü bedelli ücret borcu niteliğini taşımaktadır.</text:span></text:span></text:p>
      <text:p text:style-name="P27"><text:span text:style-name="Varsayılan_20_Paragraf_20_Yazı_20_Tipi"><text:span text:style-name="T96"> </text:span></text:span></text:p>
      <text:p text:style-name="P27"><text:span text:style-name="Varsayılan_20_Paragraf_20_Yazı_20_Tipi"><text:span text:style-name="T96">Ancak bazı durumlarda, TBK. Madde 480 gereğince mahkemeye yapılan bir taleple, sözleşmenin feshi veya ücretin arttırılması sağlanabilir. Bu suretle, arsa payı karşılığı inşaat sözleşmesine anılan hükmün uygulanabileceğini söylemek mümkündür.</text:span></text:span></text:p>
      <text:p text:style-name="P27"><text:span text:style-name="Varsayılan_20_Paragraf_20_Yazı_20_Tipi"><text:span text:style-name="T96"> </text:span></text:span></text:p>
      <text:p text:style-name="P28"><text:span text:style-name="Varsayılan_20_Paragraf_20_Yazı_20_Tipi"><text:span text:style-name="T96">TBK. Madde 480 fıkra  I hükmünde, sözleşmeye bağlılık anlamına gelen </text:span></text:span><text:span text:style-name="Varsayılan_20_Paragraf_20_Yazı_20_Tipi"><text:span text:style-name="T97">“Ahde Veda=Pacta Sund Servanda”</text:span></text:span><text:span text:style-name="Varsayılan_20_Paragraf_20_Yazı_20_Tipi"><text:span text:style-name="T96">ilkesinin tekrar edilmiş olduğu görülmektedir. Buna göre; </text:span></text:span><text:span text:style-name="Varsayılan_20_Paragraf_20_Yazı_20_Tipi"><text:span text:style-name="T95">müteahhit, inşaat tahmin edilen ve kararlaştırılan bedelden daha fazla gideri gerektirse de kendisine devredilecek arsa payı miktarının arttırılmasını isteyemez.</text:span></text:span></text:p>
      <text:p text:style-name="P27"><text:span text:style-name="Varsayılan_20_Paragraf_20_Yazı_20_Tipi"><text:span text:style-name="T96"> </text:span></text:span></text:p>
      <text:p text:style-name="P27"><text:span text:style-name="Varsayılan_20_Paragraf_20_Yazı_20_Tipi"><text:span text:style-name="T96">TBK. Madde 480 fıkra II hükmünde ise Pacta Sund Servanda ilkesine bir istisna getirilerek, sözleşmenin değiştirilmesine olanak tanıyan </text:span></text:span><text:span text:style-name="Varsayılan_20_Paragraf_20_Yazı_20_Tipi"><text:span text:style-name="T97">“Umulmazlık=Clausula rebus sic Stantibus”</text:span></text:span><text:span text:style-name="Varsayılan_20_Paragraf_20_Yazı_20_Tipi"><text:span text:style-name="T96">ilkesi ile ilgili bir düzenlemeye gidilmiştir. Buna göre, daha önce tahmin edilmeyen veya taraflarca kabul edilen şartlara göre imkânsız olan olağanüstü haller, işin yapılmasına engel olur veya yapılmasını son derece zorlaştırırsa, </text:span></text:span><text:span text:style-name="Varsayılan_20_Paragraf_20_Yazı_20_Tipi"><text:span text:style-name="T95">hâkim sahip olduğu takdir hakkı çerçevesinde kararlaştırılan bedeli yükseltmeye veya sözleşmeden dönmeye izin verebilir.</text:span></text:span></text:p>
      <text:p text:style-name="P27"><text:span text:style-name="Varsayılan_20_Paragraf_20_Yazı_20_Tipi"><text:span text:style-name="T96"> </text:span></text:span></text:p>
      <text:p text:style-name="P27"><text:span text:style-name="Varsayılan_20_Paragraf_20_Yazı_20_Tipi"><text:span text:style-name="T95">Bu bakımdan, anılan hükmün uygulanabilmesi için aşağıdaki dört şartın gerçekleşmesi gerekir.[19]:</text:span></text:span></text:p>
      <text:p text:style-name="P27"><text:span text:style-name="Varsayılan_20_Paragraf_20_Yazı_20_Tipi"><text:span text:style-name="T96"> </text:span></text:span></text:p>
      <text:p text:style-name="P26"><text:span text:style-name="Varsayılan_20_Paragraf_20_Yazı_20_Tipi"><text:span text:style-name="T95">3.1 Önceden Öngörülmeyen ve Beklenilmeyen Bir Halin Bulunması</text:span></text:span></text:p>
      <text:p text:style-name="P27"><text:span text:style-name="Varsayılan_20_Paragraf_20_Yazı_20_Tipi"><text:span text:style-name="T96"> </text:span></text:span></text:p>
      <text:p text:style-name="P27"><text:span text:style-name="Varsayılan_20_Paragraf_20_Yazı_20_Tipi"><text:span text:style-name="T96">Beklenilmeyen hal kavramının içine, öncelikle mücbir sebep niteliğini taşıyan olaylar girer. Buna göre, deprem, su baskını gibi durumlar beklenilmeyen hal kapsamındadır. Önceden öngörülmeyen fakat mücbir sebep de sayılmayan diğer olayların da beklenilmeyen hal kavramı kapsamına dahil edilmesi gerekebilir.</text:span></text:span></text:p>
      <text:p text:style-name="P27"><text:span text:style-name="Varsayılan_20_Paragraf_20_Yazı_20_Tipi"><text:span text:style-name="T96"> </text:span></text:span></text:p>
      <text:p text:style-name="P27"><text:span text:style-name="Varsayılan_20_Paragraf_20_Yazı_20_Tipi"><text:span text:style-name="T96">Buna göre, çok soğuk bir kış, çalışma araçlarının bulunmaması, hammadde fiyatlarının aşırı yükselmesi, üzerine inşaat yapılacak arsanın durumu gibi nedenler beklenilmeyen hal kapsamında değerlendirilebilir. [20]</text:span></text:span></text:p>
      <text:p text:style-name="P28"><text:span text:style-name="Varsayılan_20_Paragraf_20_Yazı_20_Tipi"><text:span text:style-name="T96"> </text:span></text:span></text:p>
      <text:p text:style-name="P26"><text:span text:style-name="Varsayılan_20_Paragraf_20_Yazı_20_Tipi"><text:span text:style-name="T95">3.2 Önceden Görülmeyen ve Beklenilmeyen Hal Nedeniyle İnşa İşinin Görülmesinin Aşırı Derecede Güç Olması</text:span></text:span></text:p>
      <text:p text:style-name="P27"><text:span text:style-name="Varsayılan_20_Paragraf_20_Yazı_20_Tipi"><text:span text:style-name="T96"> </text:span></text:span></text:p>
      <text:p text:style-name="P27"><text:span text:style-name="Varsayılan_20_Paragraf_20_Yazı_20_Tipi"><text:span text:style-name="T96">TBK. Madde 480 fıkra II hükmünün somut olaya uygulanıp uygulanmayacağının tespiti için hâkim, işin yapılmasının güçleşmesi sonucu artan masrafların rizikosunun müteahhide ait olup olmadığını iyi niyet kuralları çerçevesinde takdir etmelidir.</text:span></text:span></text:p>
      <text:p text:style-name="P27"><text:span text:style-name="Varsayılan_20_Paragraf_20_Yazı_20_Tipi"><text:span text:style-name="T96"> </text:span></text:span></text:p>
      <text:p text:style-name="P27"><text:span text:style-name="Varsayılan_20_Paragraf_20_Yazı_20_Tipi"><text:span text:style-name="T95">Sözleşmenin beklenilmeyen hal nedeniyle uyarlanması veya feshi yoluna gidilebilmesi için, normal bir rizikonun değil, aşırı bir rizikonun ortaya çıkması aranır.</text:span></text:span><text:span text:style-name="Varsayılan_20_Paragraf_20_Yazı_20_Tipi"><text:span text:style-name="T96"> Bununla birlikte, gider fazlası ile götürü ücret arasındaki farkın, edimin ifası halinde müteahhidin ekonomik yönden yıkılmasına neden olacak derecede büyük olmasına gerek olmadığını belirtmemiz gerekir. [21]</text:span></text:span></text:p>
      <text:p text:style-name="P27"><text:span text:style-name="Varsayılan_20_Paragraf_20_Yazı_20_Tipi"><text:span text:style-name="T96"> </text:span></text:span></text:p>
      <text:p text:style-name="P26"><text:soft-page-break/><text:span text:style-name="Varsayılan_20_Paragraf_20_Yazı_20_Tipi"><text:span text:style-name="T95">3.3 Önceden Görülmeyen ve Beklenilmeyen Halin Ortaya Çıkmasında Tarafların Kusurunun Bulunmaması</text:span></text:span></text:p>
      <text:p text:style-name="P27"><text:span text:style-name="Varsayılan_20_Paragraf_20_Yazı_20_Tipi"><text:span text:style-name="T96"> </text:span></text:span></text:p>
      <text:p text:style-name="P27"><text:span text:style-name="Varsayılan_20_Paragraf_20_Yazı_20_Tipi"><text:span text:style-name="T96">TBK. Madde 480, fıkra II hükmünün uygulanması için aranan üçüncü şart, ifa güçlüğünün taraflardan birinin ihmal ve tedbirsizliği ya da temerrüdü yüzünden meydana gelmemiş olmasıdır. Bu şart, inşa işinde uzman durumunda olduğu için, özellikle müteahhit bakımından aranır.</text:span></text:span></text:p>
      <text:p text:style-name="P27"><text:span text:style-name="Varsayılan_20_Paragraf_20_Yazı_20_Tipi"><text:span text:style-name="T96"> </text:span></text:span></text:p>
      <text:p text:style-name="P27"><text:span text:style-name="Varsayılan_20_Paragraf_20_Yazı_20_Tipi"><text:span text:style-name="T96">Kusurun varlığı ve kapsamının belirlenmesi bakımından Türk Ticaret Kanunu madde 18 fıkra II hükmünde geçen, </text:span></text:span><text:span text:style-name="Varsayılan_20_Paragraf_20_Yazı_20_Tipi"><text:span text:style-name="T97">“basiretli iş adamı gibi hareket etme” </text:span></text:span><text:span text:style-name="Varsayılan_20_Paragraf_20_Yazı_20_Tipi"><text:span text:style-name="T96">ilkesinin göz önünde bulundurulması gerekir. Tedbirli bir tacir gibi davranması gereken müteahhidin tedbirsizliği sonucunda ortaya çıkan aşırı güçlük, beklenilmeyen hal sayılmayacaktır.</text:span></text:span></text:p>
      <text:p text:style-name="P27"><text:span text:style-name="Varsayılan_20_Paragraf_20_Yazı_20_Tipi"><text:span text:style-name="T96"> </text:span></text:span></text:p>
      <text:p text:style-name="P26"><text:span text:style-name="Varsayılan_20_Paragraf_20_Yazı_20_Tipi"><text:span text:style-name="T95">3.4 Müteahhidin Önceden Görülmeyen ve Beklenilmeyen Hali Arsa Sahibine İhbar Yükümlülüğü</text:span></text:span></text:p>
      <text:p text:style-name="P27"><text:span text:style-name="Varsayılan_20_Paragraf_20_Yazı_20_Tipi"><text:span text:style-name="T95"> </text:span></text:span></text:p>
      <text:p text:style-name="P27"><text:span text:style-name="Varsayılan_20_Paragraf_20_Yazı_20_Tipi"><text:span text:style-name="T96">TBK. Madde 480 fıkra II hükmünün uygulanması için aranmakta olan son şart, </text:span></text:span><text:span text:style-name="Varsayılan_20_Paragraf_20_Yazı_20_Tipi"><text:span text:style-name="T95">müteahhidin, olağanüstü halin ortaya çıkması üzerine durumu derhal arsa sahibine bildirme yükümlülüğünü yerine getirmiş olmasıdır. </text:span></text:span><text:span text:style-name="Varsayılan_20_Paragraf_20_Yazı_20_Tipi"><text:span text:style-name="T96">Müteahhidin bu yükümlülüğü, TBK. Madde 472, fıkra III hükmünden kaynaklanır. </text:span></text:span><text:span text:style-name="Varsayılan_20_Paragraf_20_Yazı_20_Tipi"><text:span text:style-name="T95">Bildirim yükümlülüğünü yerine getirmeyerek inşa işini görmeye devam eden müteahhidin, iyi niyet kuralları gereğince TBK.  Madde 480, fıkra II hükmünden yararlanamayacağı kabul edilmelidir.</text:span></text:span><text:span text:style-name="Varsayılan_20_Paragraf_20_Yazı_20_Tipi"><text:span text:style-name="T96"> </text:span></text:span><text:span text:style-name="Varsayılan_20_Paragraf_20_Yazı_20_Tipi"><text:span text:style-name="T95">[22]</text:span></text:span></text:p>
      <text:p text:style-name="P27"><text:span text:style-name="Varsayılan_20_Paragraf_20_Yazı_20_Tipi"><text:span text:style-name="T95"> </text:span></text:span></text:p>
      <text:p text:style-name="P32"><text:span text:style-name="Varsayılan_20_Paragraf_20_Yazı_20_Tipi"><text:span text:style-name="T95">4.  SÖZLEŞMENİN İRADE BOZUCU NEDENLERLE SONA ERMESİ</text:span></text:span></text:p>
      <text:p text:style-name="P27"><text:span text:style-name="Varsayılan_20_Paragraf_20_Yazı_20_Tipi"><text:span text:style-name="T96"> </text:span></text:span></text:p>
      <text:p text:style-name="P27"><text:span text:style-name="Varsayılan_20_Paragraf_20_Yazı_20_Tipi"><text:span text:style-name="T96">Bu çalışmamızın konusu bağlamında; inşaat sözleşmelerini ve inşa sürecini direkt konu alan hallerdeki ifa dışı sona erme hallerini incelemeye gayret ettik.</text:span></text:span></text:p>
      <text:p text:style-name="P27"><text:span text:style-name="Varsayılan_20_Paragraf_20_Yazı_20_Tipi"><text:span text:style-name="T96"> </text:span></text:span></text:p>
      <text:p text:style-name="P27"><text:span text:style-name="Varsayılan_20_Paragraf_20_Yazı_20_Tipi"><text:span text:style-name="T96">Yukarıda incelediğimiz ifa dışı sona erme halleri dışında, Türk Borçlar Kanunu’nun, Sözleşmeden Doğan Borç İlişkilerini genel olarak ela alan hükümleri içerisinde, her bir sözleşme için uygulanabilecek Sözleşmelerin İrade Bozucu Nedenlerle Sona Ermesi halleri de vardır. </text:span></text:span><text:span text:style-name="Varsayılan_20_Paragraf_20_Yazı_20_Tipi"><text:span text:style-name="T95">Bunlar:</text:span></text:span></text:p>
      <text:p text:style-name="P27"><text:span text:style-name="Varsayılan_20_Paragraf_20_Yazı_20_Tipi"><text:span text:style-name="T96"> </text:span></text:span></text:p>
      <text:p text:style-name="P27"><text:span text:style-name="Varsayılan_20_Paragraf_20_Yazı_20_Tipi"><text:span text:style-name="T95">Kesin Hükümsüzlük Nedeniyle Sözleşmenin Sona Ermesi (TBK m. 27)</text:span></text:span></text:p>
      <text:p text:style-name="P27"><text:span text:style-name="Varsayılan_20_Paragraf_20_Yazı_20_Tipi"><text:span text:style-name="T95">Aşırı Yaralanma (Gabin) Nedeniyle Sözleşmenin Sona Ermesi (TBK m. 28)</text:span></text:span></text:p>
      <text:p text:style-name="P27"><text:span text:style-name="Varsayılan_20_Paragraf_20_Yazı_20_Tipi"><text:span text:style-name="T95">Taraflardan birinin esaslı yanılgıya (Hataya) düşmesi (TBK m. 30)</text:span></text:span></text:p>
      <text:p text:style-name="P27"><text:span text:style-name="Varsayılan_20_Paragraf_20_Yazı_20_Tipi"><text:span text:style-name="T95">Taraflardan birinin diğerince aldatılması (TBK m. 36)</text:span></text:span></text:p>
      <text:p text:style-name="P27"><text:span text:style-name="Varsayılan_20_Paragraf_20_Yazı_20_Tipi"><text:span text:style-name="T95">Taraflardan birinin diğer tarafça veya üçüncü kişi tarafından korkutulmak suretiyle anlaşmanın yapılması (TBK m. 37)</text:span></text:span></text:p>
      <text:p text:style-name="P27"><text:span text:style-name="Varsayılan_20_Paragraf_20_Yazı_20_Tipi"><text:span text:style-name="T95">hükümlerinde ele alınan hallerdir.</text:spa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OpenSymbol" svg:font-family="OpenSymbol" style:font-family-generic="system" style:font-charset="x-symbol"/>
    <style:font-face style:name="Verdana" svg:font-family="Verdan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Varsayılan_20_Paragraf_20_Yazı_20_Tipi" style:display-name="Varsayılan Paragraf Yazı Tipi" style:family="text"/>
    <style:style style:name="fontstyle0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bold" style:font-name-asian="Times New Roman" style:font-family-asian="'Times New Roman'" style:font-family-generic-asian="roman" style:font-pitch-asian="variable" style:font-size-asian="11pt" style:font-style-asian="normal" style:font-weight-asian="bold" style:font-name-complex="Times New Roman" style:font-family-complex="'Times New Roman'" style:font-family-generic-complex="roman" style:font-pitch-complex="variable" style:font-size-complex="11pt" style:font-style-complex="normal" style:font-weight-complex="bold"/>
    </style:style>
    <style:style style:name="fontstyle21" style:family="text" style:parent-style-name="Varsayılan_20_Paragraf_20_Yazı_20_Tipi">
      <style:text-properties fo:color="#000000" loext:opacity="100%" style:font-name="Times New Roman" fo:font-family="'Times New Roman'" style:font-family-generic="roman" style:font-pitch="variable" fo:font-size="11pt" fo:font-style="normal" fo:font-weight="normal"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fontstyle31" style:family="text" style:parent-style-name="Varsayılan_20_Paragraf_20_Yazı_20_Tipi">
      <style:text-properties fo:color="#000000" loext:opacity="100%" style:font-name="Times New Roman" fo:font-family="'Times New Roman'" style:font-family-generic="roman" style:font-pitch="variable" fo:font-size="8pt" fo:font-style="italic" fo:font-weight="normal" style:font-name-asian="Times New Roman" style:font-family-asian="'Times New Roman'" style:font-family-generic-asian="roman" style:font-pitch-asian="variable" style:font-size-asian="8pt" style:font-style-asian="italic" style:font-weight-asian="normal" style:font-name-complex="Times New Roman" style:font-family-complex="'Times New Roman'" style:font-family-generic-complex="roman" style:font-pitch-complex="variable" style:font-size-complex="8pt" style:font-style-complex="italic" style:font-weight-complex="normal"/>
    </style:style>
    <style:style style:name="Güçlü" style:family="text" style:parent-style-name="Varsayılan_20_Paragraf_20_Yazı_20_Tipi">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1.2$Linux_X86_64 LibreOffice_project/7cbcfc562f6eb6708b5ff7d7397325de9e764452</meta:generator>
    <meta:initial-creator>pr</meta:initial-creator>
    <meta:creation-date>2021-01-16T08:04:00Z</meta:creation-date>
    <dc:date>2021-01-21T17:24:00.761129964</dc:date>
    <meta:editing-cycles>22</meta:editing-cycles>
    <meta:editing-duration>PT21H55M28S</meta:editing-duration>
    <meta:document-statistic meta:table-count="0" meta:image-count="0" meta:object-count="0" meta:page-count="12" meta:paragraph-count="323" meta:word-count="5339" meta:character-count="41976" meta:non-whitespace-character-count="36734"/>
    <meta:template xlink:type="simple" xlink:actuate="onRequest" xlink:title="" xlink:href="Normal"/>
  </office:meta>
</office:document-meta>
</file>